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kip_nup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K_cap</text:p>
          </table:table-cell>
          <table:table-cell office:value-type="string" calcext:value-type="string">
            <text:p>k_low</text:p>
          </table:table-cell>
          <table:table-cell office:value-type="string" calcext:value-type="string">
            <text:p>NMI_max</text:p>
          </table:table-cell>
          <table:table-cell office:value-type="string" calcext:value-type="string">
            <text:p>NMI_min</text:p>
          </table:table-cell>
          <table:table-cell office:value-type="string" calcext:value-type="string">
            <text:p>NMI_avg</text:p>
          </table:table-cell>
          <table:table-cell office:value-type="string" calcext:value-type="string">
            <text:p>NMI_med</text:p>
          </table:table-cell>
          <table:table-cell office:value-type="string" calcext:value-type="string">
            <text:p>UNIX_TIME</text:p>
          </table:table-cell>
          <table:table-cell office:value-type="string" calcext:value-type="string">
            <text:p>total_points</text:p>
          </table:table-cell>
          <table:table-cell office:value-type="string" calcext:value-type="string">
            <text:p>algo_choice</text:p>
          </table:table-cell>
          <table:table-cell office:value-type="string" calcext:value-type="string">
            <text:p>num_elements</text:p>
          </table:table-cell>
          <table:table-cell office:value-type="string" calcext:value-type="string">
            <text:p>in_file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plambda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0" calcext:value-type="float">
            <text:p>100</text:p>
          </table:table-cell>
          <table:table-cell office:value-type="float" office:value="0.728601307437" calcext:value-type="float">
            <text:p>0.728601307437</text:p>
          </table:table-cell>
          <table:table-cell office:value-type="float" office:value="0.728522941742" calcext:value-type="float">
            <text:p>0.728522941742</text:p>
          </table:table-cell>
          <table:table-cell office:value-type="float" office:value="0.728538614881" calcext:value-type="float">
            <text:p>0.728538614881</text:p>
          </table:table-cell>
          <table:table-cell office:value-type="float" office:value="0.728522941742" calcext:value-type="float">
            <text:p>0.728522941742</text:p>
          </table:table-cell>
          <table:table-cell office:value-type="float" office:value="1507439196.32471" calcext:value-type="float">
            <text:p>1507439196.3247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382345551425" calcext:value-type="float">
            <text:p>0.382345551425</text:p>
          </table:table-cell>
          <table:table-cell office:value-type="float" office:value="1507489449.25471" calcext:value-type="float">
            <text:p>1507489449.25471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0" calcext:value-type="float">
            <text:p>100</text:p>
          </table:table-cell>
          <table:table-cell office:value-type="float" office:value="0.382367546389" calcext:value-type="float">
            <text:p>0.382367546389</text:p>
          </table:table-cell>
          <table:table-cell office:value-type="float" office:value="0.382290468147" calcext:value-type="float">
            <text:p>0.382290468147</text:p>
          </table:table-cell>
          <table:table-cell office:value-type="float" office:value="0.382352130741" calcext:value-type="float">
            <text:p>0.382352130741</text:p>
          </table:table-cell>
          <table:table-cell office:value-type="float" office:value="0.382367546389" calcext:value-type="float">
            <text:p>0.382367546389</text:p>
          </table:table-cell>
          <table:table-cell office:value-type="float" office:value="1507494150.51779" calcext:value-type="float">
            <text:p>1507494150.51779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352898480562" calcext:value-type="float">
            <text:p>0.352898480562</text:p>
          </table:table-cell>
          <table:table-cell office:value-type="float" office:value="1508050865.03798" calcext:value-type="float">
            <text:p>1508050865.03798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341377820997" calcext:value-type="float">
            <text:p>0.341377820997</text:p>
          </table:table-cell>
          <table:table-cell office:value-type="float" office:value="1508050992.30458" calcext:value-type="float">
            <text:p>1508050992.30458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355739392564" calcext:value-type="float">
            <text:p>0.355739392564</text:p>
          </table:table-cell>
          <table:table-cell office:value-type="float" office:value="1508051107.79536" calcext:value-type="float">
            <text:p>1508051107.79536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358009862833" calcext:value-type="float">
            <text:p>0.358009862833</text:p>
          </table:table-cell>
          <table:table-cell office:value-type="float" office:value="1508051130.05864" calcext:value-type="float">
            <text:p>1508051130.05864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-1" calcext:value-type="float">
            <text:p>-1</text:p>
          </table:table-cell>
          <table:table-cell office:value-type="float" office:value="0.354811622697" calcext:value-type="float">
            <text:p>0.354811622697</text:p>
          </table:table-cell>
          <table:table-cell office:value-type="float" office:value="0.354629514423" calcext:value-type="float">
            <text:p>0.354629514423</text:p>
          </table:table-cell>
          <table:table-cell office:value-type="float" office:value="0.354775201043" calcext:value-type="float">
            <text:p>0.354775201043</text:p>
          </table:table-cell>
          <table:table-cell office:value-type="float" office:value="0.354811622697" calcext:value-type="float">
            <text:p>0.354811622697</text:p>
          </table:table-cell>
          <table:table-cell office:value-type="float" office:value="1508051318.66475" calcext:value-type="float">
            <text:p>1508051318.66475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-1" calcext:value-type="float">
            <text:p>-1</text:p>
          </table:table-cell>
          <table:table-cell office:value-type="float" office:value="0.397297361621" calcext:value-type="float">
            <text:p>0.397297361621</text:p>
          </table:table-cell>
          <table:table-cell office:value-type="float" office:value="0.39714266563" calcext:value-type="float">
            <text:p>0.39714266563</text:p>
          </table:table-cell>
          <table:table-cell office:value-type="float" office:value="0.397266422423" calcext:value-type="float">
            <text:p>0.397266422423</text:p>
          </table:table-cell>
          <table:table-cell office:value-type="float" office:value="0.397297361621" calcext:value-type="float">
            <text:p>0.397297361621</text:p>
          </table:table-cell>
          <table:table-cell office:value-type="float" office:value="1508051382.45282" calcext:value-type="float">
            <text:p>1508051382.45282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393077180869" calcext:value-type="float">
            <text:p>0.393077180869</text:p>
          </table:table-cell>
          <table:table-cell office:value-type="float" office:value="1508051805.46516" calcext:value-type="float">
            <text:p>1508051805.46516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-1" calcext:value-type="float">
            <text:p>-1</text:p>
          </table:table-cell>
          <table:table-cell office:value-type="float" office:value="0.328419055749" calcext:value-type="float">
            <text:p>0.328419055749</text:p>
          </table:table-cell>
          <table:table-cell office:value-type="float" office:value="0.328250815269" calcext:value-type="float">
            <text:p>0.328250815269</text:p>
          </table:table-cell>
          <table:table-cell office:value-type="float" office:value="0.328284463365" calcext:value-type="float">
            <text:p>0.328284463365</text:p>
          </table:table-cell>
          <table:table-cell office:value-type="float" office:value="0.328250815269" calcext:value-type="float">
            <text:p>0.328250815269</text:p>
          </table:table-cell>
          <table:table-cell office:value-type="float" office:value="1508051921.7625" calcext:value-type="float">
            <text:p>1508051921.7625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-1" calcext:value-type="float">
            <text:p>-1</text:p>
          </table:table-cell>
          <table:table-cell office:value-type="float" office:value="0.352871680723" calcext:value-type="float">
            <text:p>0.352871680723</text:p>
          </table:table-cell>
          <table:table-cell office:value-type="float" office:value="0.352634447025" calcext:value-type="float">
            <text:p>0.352634447025</text:p>
          </table:table-cell>
          <table:table-cell office:value-type="float" office:value="0.352824233984" calcext:value-type="float">
            <text:p>0.352824233984</text:p>
          </table:table-cell>
          <table:table-cell office:value-type="float" office:value="0.352871680723" calcext:value-type="float">
            <text:p>0.352871680723</text:p>
          </table:table-cell>
          <table:table-cell office:value-type="float" office:value="1508051976.26302" calcext:value-type="float">
            <text:p>1508051976.26302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354926685554" calcext:value-type="float">
            <text:p>0.354926685554</text:p>
          </table:table-cell>
          <table:table-cell office:value-type="float" office:value="1508052001.5124" calcext:value-type="float">
            <text:p>1508052001.5124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35659282028" calcext:value-type="float">
            <text:p>0.35659282028</text:p>
          </table:table-cell>
          <table:table-cell office:value-type="float" office:value="1508052156.82496" calcext:value-type="float">
            <text:p>1508052156.82496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-1" calcext:value-type="float">
            <text:p>-1</text:p>
          </table:table-cell>
          <table:table-cell office:value-type="float" office:value="0.415803746024" calcext:value-type="float">
            <text:p>0.415803746024</text:p>
          </table:table-cell>
          <table:table-cell office:value-type="float" office:value="0.415698927151" calcext:value-type="float">
            <text:p>0.415698927151</text:p>
          </table:table-cell>
          <table:table-cell office:value-type="float" office:value="0.415719890926" calcext:value-type="float">
            <text:p>0.415719890926</text:p>
          </table:table-cell>
          <table:table-cell office:value-type="float" office:value="0.415698927151" calcext:value-type="float">
            <text:p>0.415698927151</text:p>
          </table:table-cell>
          <table:table-cell office:value-type="float" office:value="1508052349.65792" calcext:value-type="float">
            <text:p>1508052349.65792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-1" calcext:value-type="float">
            <text:p>-1</text:p>
          </table:table-cell>
          <table:table-cell office:value-type="float" office:value="0.382234290002" calcext:value-type="float">
            <text:p>0.382234290002</text:p>
          </table:table-cell>
          <table:table-cell office:value-type="float" office:value="0.382114815231" calcext:value-type="float">
            <text:p>0.382114815231</text:p>
          </table:table-cell>
          <table:table-cell office:value-type="float" office:value="0.382210395048" calcext:value-type="float">
            <text:p>0.382210395048</text:p>
          </table:table-cell>
          <table:table-cell office:value-type="float" office:value="0.382234290002" calcext:value-type="float">
            <text:p>0.382234290002</text:p>
          </table:table-cell>
          <table:table-cell office:value-type="float" office:value="1508052623.40796" calcext:value-type="float">
            <text:p>1508052623.40796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99" calcext:value-type="float">
            <text:p>3999</text:p>
          </table:table-cell>
          <table:table-cell office:value-type="float" office:value="0.460913341967" calcext:value-type="float">
            <text:p>0.460913341967</text:p>
          </table:table-cell>
          <table:table-cell office:value-type="float" office:value="0.460873945514" calcext:value-type="float">
            <text:p>0.460873945514</text:p>
          </table:table-cell>
          <table:table-cell office:value-type="float" office:value="0.460881824805" calcext:value-type="float">
            <text:p>0.460881824805</text:p>
          </table:table-cell>
          <table:table-cell office:value-type="float" office:value="0.460873945514" calcext:value-type="float">
            <text:p>0.460873945514</text:p>
          </table:table-cell>
          <table:table-cell office:value-type="float" office:value="1508079292.53587" calcext:value-type="float">
            <text:p>1508079292.5358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459303734663" calcext:value-type="float">
            <text:p>0.459303734663</text:p>
          </table:table-cell>
          <table:table-cell office:value-type="float" office:value="1508080449.24084" calcext:value-type="float">
            <text:p>1508080449.2408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999" calcext:value-type="float">
            <text:p>3999</text:p>
          </table:table-cell>
          <table:table-cell office:value-type="float" office:value="0.50292565673" calcext:value-type="float">
            <text:p>0.50292565673</text:p>
          </table:table-cell>
          <table:table-cell office:value-type="float" office:value="0.502845474806" calcext:value-type="float">
            <text:p>0.502845474806</text:p>
          </table:table-cell>
          <table:table-cell office:value-type="float" office:value="0.50286151119" calcext:value-type="float">
            <text:p>0.50286151119</text:p>
          </table:table-cell>
          <table:table-cell office:value-type="float" office:value="0.502845474806" calcext:value-type="float">
            <text:p>0.502845474806</text:p>
          </table:table-cell>
          <table:table-cell office:value-type="float" office:value="1508080545.48644" calcext:value-type="float">
            <text:p>1508080545.4864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999" calcext:value-type="float">
            <text:p>3999</text:p>
          </table:table-cell>
          <table:table-cell office:value-type="float" office:value="0.505956957575" calcext:value-type="float">
            <text:p>0.505956957575</text:p>
          </table:table-cell>
          <table:table-cell office:value-type="float" office:value="0.5058242196" calcext:value-type="float">
            <text:p>0.5058242196</text:p>
          </table:table-cell>
          <table:table-cell office:value-type="float" office:value="0.505850767195" calcext:value-type="float">
            <text:p>0.505850767195</text:p>
          </table:table-cell>
          <table:table-cell office:value-type="float" office:value="0.5058242196" calcext:value-type="float">
            <text:p>0.5058242196</text:p>
          </table:table-cell>
          <table:table-cell office:value-type="float" office:value="1508080725.04594" calcext:value-type="float">
            <text:p>1508080725.0459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9" calcext:value-type="float">
            <text:p>4999</text:p>
          </table:table-cell>
          <table:table-cell office:value-type="float" office:value="0.507528263999" calcext:value-type="float">
            <text:p>0.507528263999</text:p>
          </table:table-cell>
          <table:table-cell office:value-type="float" office:value="0.507523632454" calcext:value-type="float">
            <text:p>0.507523632454</text:p>
          </table:table-cell>
          <table:table-cell office:value-type="float" office:value="0.50752733769" calcext:value-type="float">
            <text:p>0.50752733769</text:p>
          </table:table-cell>
          <table:table-cell office:value-type="float" office:value="0.507528263999" calcext:value-type="float">
            <text:p>0.507528263999</text:p>
          </table:table-cell>
          <table:table-cell office:value-type="float" office:value="1508080931.17177" calcext:value-type="float">
            <text:p>1508080931.1717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503493369147" calcext:value-type="float">
            <text:p>0.503493369147</text:p>
          </table:table-cell>
          <table:table-cell office:value-type="float" office:value="1508081297.77928" calcext:value-type="float">
            <text:p>1508081297.7792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508481606639" calcext:value-type="float">
            <text:p>0.508481606639</text:p>
          </table:table-cell>
          <table:table-cell office:value-type="float" office:value="1508081672.7146" calcext:value-type="float">
            <text:p>1508081672.714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9" calcext:value-type="float">
            <text:p>4999</text:p>
          </table:table-cell>
          <table:table-cell office:value-type="float" office:value="0.515992967302" calcext:value-type="float">
            <text:p>0.515992967302</text:p>
          </table:table-cell>
          <table:table-cell office:value-type="float" office:value="0.515768614262" calcext:value-type="float">
            <text:p>0.515768614262</text:p>
          </table:table-cell>
          <table:table-cell office:value-type="float" office:value="0.51581348487" calcext:value-type="float">
            <text:p>0.51581348487</text:p>
          </table:table-cell>
          <table:table-cell office:value-type="float" office:value="0.515768614262" calcext:value-type="float">
            <text:p>0.515768614262</text:p>
          </table:table-cell>
          <table:table-cell office:value-type="float" office:value="1508082155.98438" calcext:value-type="float">
            <text:p>1508082155.9843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518163036629" calcext:value-type="float">
            <text:p>0.518163036629</text:p>
          </table:table-cell>
          <table:table-cell office:value-type="float" office:value="1508082567.85189" calcext:value-type="float">
            <text:p>1508082567.8518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9" calcext:value-type="float">
            <text:p>4999</text:p>
          </table:table-cell>
          <table:table-cell office:value-type="float" office:value="0.522397000195" calcext:value-type="float">
            <text:p>0.522397000195</text:p>
          </table:table-cell>
          <table:table-cell office:value-type="float" office:value="0.522375936176" calcext:value-type="float">
            <text:p>0.522375936176</text:p>
          </table:table-cell>
          <table:table-cell office:value-type="float" office:value="0.52238014898" calcext:value-type="float">
            <text:p>0.52238014898</text:p>
          </table:table-cell>
          <table:table-cell office:value-type="float" office:value="0.522375936176" calcext:value-type="float">
            <text:p>0.522375936176</text:p>
          </table:table-cell>
          <table:table-cell office:value-type="float" office:value="1508082575.20387" calcext:value-type="float">
            <text:p>1508082575.2038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524121672677" calcext:value-type="float">
            <text:p>0.524121672677</text:p>
          </table:table-cell>
          <table:table-cell office:value-type="float" office:value="1508082749.59685" calcext:value-type="float">
            <text:p>1508082749.5968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563794260914" calcext:value-type="float">
            <text:p>0.563794260914</text:p>
          </table:table-cell>
          <table:table-cell office:value-type="float" office:value="1508084798.87766" calcext:value-type="float">
            <text:p>1508084798.8776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9" calcext:value-type="float">
            <text:p>2999</text:p>
          </table:table-cell>
          <table:table-cell office:value-type="float" office:value="0.554334289734" calcext:value-type="float">
            <text:p>0.554334289734</text:p>
          </table:table-cell>
          <table:table-cell office:value-type="float" office:value="0.554279303576" calcext:value-type="float">
            <text:p>0.554279303576</text:p>
          </table:table-cell>
          <table:table-cell office:value-type="float" office:value="0.554290300808" calcext:value-type="float">
            <text:p>0.554290300808</text:p>
          </table:table-cell>
          <table:table-cell office:value-type="float" office:value="0.554279303576" calcext:value-type="float">
            <text:p>0.554279303576</text:p>
          </table:table-cell>
          <table:table-cell office:value-type="float" office:value="1508085515.54727" calcext:value-type="float">
            <text:p>1508085515.5472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99" calcext:value-type="float">
            <text:p>1999</text:p>
          </table:table-cell>
          <table:table-cell office:value-type="float" office:value="0.527137454275" calcext:value-type="float">
            <text:p>0.527137454275</text:p>
          </table:table-cell>
          <table:table-cell office:value-type="float" office:value="0.527128237805" calcext:value-type="float">
            <text:p>0.527128237805</text:p>
          </table:table-cell>
          <table:table-cell office:value-type="float" office:value="0.527135610981" calcext:value-type="float">
            <text:p>0.527135610981</text:p>
          </table:table-cell>
          <table:table-cell office:value-type="float" office:value="0.527137454275" calcext:value-type="float">
            <text:p>0.527137454275</text:p>
          </table:table-cell>
          <table:table-cell office:value-type="float" office:value="1508086064.11942" calcext:value-type="float">
            <text:p>1508086064.1194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533822976818" calcext:value-type="float">
            <text:p>0.533822976818</text:p>
          </table:table-cell>
          <table:table-cell office:value-type="float" office:value="1508086074.48105" calcext:value-type="float">
            <text:p>1508086074.4810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550146025714" calcext:value-type="float">
            <text:p>0.550146025714</text:p>
          </table:table-cell>
          <table:table-cell office:value-type="float" office:value="1508086600.46951" calcext:value-type="float">
            <text:p>1508086600.4695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9" calcext:value-type="float">
            <text:p>2999</text:p>
          </table:table-cell>
          <table:table-cell office:value-type="float" office:value="0.507707746134" calcext:value-type="float">
            <text:p>0.507707746134</text:p>
          </table:table-cell>
          <table:table-cell office:value-type="float" office:value="0.507663851322" calcext:value-type="float">
            <text:p>0.507663851322</text:p>
          </table:table-cell>
          <table:table-cell office:value-type="float" office:value="0.507672630284" calcext:value-type="float">
            <text:p>0.507672630284</text:p>
          </table:table-cell>
          <table:table-cell office:value-type="float" office:value="0.507663851322" calcext:value-type="float">
            <text:p>0.507663851322</text:p>
          </table:table-cell>
          <table:table-cell office:value-type="float" office:value="1508086766.9137" calcext:value-type="float">
            <text:p>1508086766.913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510853882576" calcext:value-type="float">
            <text:p>0.510853882576</text:p>
          </table:table-cell>
          <table:table-cell office:value-type="float" office:value="1508086875.85205" calcext:value-type="float">
            <text:p>1508086875.8520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9" calcext:value-type="float">
            <text:p>2999</text:p>
          </table:table-cell>
          <table:table-cell office:value-type="float" office:value="0.51069802141" calcext:value-type="float">
            <text:p>0.51069802141</text:p>
          </table:table-cell>
          <table:table-cell office:value-type="float" office:value="0.510604853384" calcext:value-type="float">
            <text:p>0.510604853384</text:p>
          </table:table-cell>
          <table:table-cell office:value-type="float" office:value="0.510623486989" calcext:value-type="float">
            <text:p>0.510623486989</text:p>
          </table:table-cell>
          <table:table-cell office:value-type="float" office:value="0.510604853384" calcext:value-type="float">
            <text:p>0.510604853384</text:p>
          </table:table-cell>
          <table:table-cell office:value-type="float" office:value="1508087249.7305" calcext:value-type="float">
            <text:p>1508087249.730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509702135101" calcext:value-type="float">
            <text:p>0.509702135101</text:p>
          </table:table-cell>
          <table:table-cell office:value-type="float" office:value="1508087336.99845" calcext:value-type="float">
            <text:p>1508087336.9984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506931221668" calcext:value-type="float">
            <text:p>0.506931221668</text:p>
          </table:table-cell>
          <table:table-cell office:value-type="float" office:value="1508087420.49855" calcext:value-type="float">
            <text:p>1508087420.4985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999" calcext:value-type="float">
            <text:p>1999</text:p>
          </table:table-cell>
          <table:table-cell office:value-type="float" office:value="0.52024443988" calcext:value-type="float">
            <text:p>0.52024443988</text:p>
          </table:table-cell>
          <table:table-cell office:value-type="float" office:value="0.520188625016" calcext:value-type="float">
            <text:p>0.520188625016</text:p>
          </table:table-cell>
          <table:table-cell office:value-type="float" office:value="0.520199787989" calcext:value-type="float">
            <text:p>0.520199787989</text:p>
          </table:table-cell>
          <table:table-cell office:value-type="float" office:value="0.520188625016" calcext:value-type="float">
            <text:p>0.520188625016</text:p>
          </table:table-cell>
          <table:table-cell office:value-type="float" office:value="1508087981.9879" calcext:value-type="float">
            <text:p>1508087981.987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9" calcext:value-type="float">
            <text:p>2999</text:p>
          </table:table-cell>
          <table:table-cell office:value-type="float" office:value="0.509413824917" calcext:value-type="float">
            <text:p>0.509413824917</text:p>
          </table:table-cell>
          <table:table-cell office:value-type="float" office:value="0.509380522713" calcext:value-type="float">
            <text:p>0.509380522713</text:p>
          </table:table-cell>
          <table:table-cell office:value-type="float" office:value="0.509407164476" calcext:value-type="float">
            <text:p>0.509407164476</text:p>
          </table:table-cell>
          <table:table-cell office:value-type="float" office:value="0.509413824917" calcext:value-type="float">
            <text:p>0.509413824917</text:p>
          </table:table-cell>
          <table:table-cell office:value-type="float" office:value="1508088106.77894" calcext:value-type="float">
            <text:p>1508088106.7789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9" calcext:value-type="float">
            <text:p>2999</text:p>
          </table:table-cell>
          <table:table-cell office:value-type="float" office:value="0.520126336053" calcext:value-type="float">
            <text:p>0.520126336053</text:p>
          </table:table-cell>
          <table:table-cell office:value-type="float" office:value="0.519978450679" calcext:value-type="float">
            <text:p>0.519978450679</text:p>
          </table:table-cell>
          <table:table-cell office:value-type="float" office:value="0.520096758978" calcext:value-type="float">
            <text:p>0.520096758978</text:p>
          </table:table-cell>
          <table:table-cell office:value-type="float" office:value="0.520126336053" calcext:value-type="float">
            <text:p>0.520126336053</text:p>
          </table:table-cell>
          <table:table-cell office:value-type="float" office:value="1508088327.27632" calcext:value-type="float">
            <text:p>1508088327.2763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9" calcext:value-type="float">
            <text:p>2999</text:p>
          </table:table-cell>
          <table:table-cell office:value-type="float" office:value="0.526488717422" calcext:value-type="float">
            <text:p>0.526488717422</text:p>
          </table:table-cell>
          <table:table-cell office:value-type="float" office:value="0.526412082802" calcext:value-type="float">
            <text:p>0.526412082802</text:p>
          </table:table-cell>
          <table:table-cell office:value-type="float" office:value="0.526427409726" calcext:value-type="float">
            <text:p>0.526427409726</text:p>
          </table:table-cell>
          <table:table-cell office:value-type="float" office:value="0.526412082802" calcext:value-type="float">
            <text:p>0.526412082802</text:p>
          </table:table-cell>
          <table:table-cell office:value-type="float" office:value="1508088722.46035" calcext:value-type="float">
            <text:p>1508088722.4603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52680966835" calcext:value-type="float">
            <text:p>0.52680966835</text:p>
          </table:table-cell>
          <table:table-cell office:value-type="float" office:value="1508088948.43535" calcext:value-type="float">
            <text:p>1508088948.4353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586932830295" calcext:value-type="float">
            <text:p>0.586932830295</text:p>
          </table:table-cell>
          <table:table-cell office:value-type="float" office:value="1508090233.8791" calcext:value-type="float">
            <text:p>1508090233.879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99" calcext:value-type="float">
            <text:p>1499</text:p>
          </table:table-cell>
          <table:table-cell office:value-type="float" office:value="0.542184969276" calcext:value-type="float">
            <text:p>0.542184969276</text:p>
          </table:table-cell>
          <table:table-cell office:value-type="float" office:value="0.542101361114" calcext:value-type="float">
            <text:p>0.542101361114</text:p>
          </table:table-cell>
          <table:table-cell office:value-type="float" office:value="0.542168247644" calcext:value-type="float">
            <text:p>0.542168247644</text:p>
          </table:table-cell>
          <table:table-cell office:value-type="float" office:value="0.542184969276" calcext:value-type="float">
            <text:p>0.542184969276</text:p>
          </table:table-cell>
          <table:table-cell office:value-type="float" office:value="1508090630.72943" calcext:value-type="float">
            <text:p>1508090630.7294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524590854757" calcext:value-type="float">
            <text:p>0.524590854757</text:p>
          </table:table-cell>
          <table:table-cell office:value-type="float" office:value="1508091014.6949" calcext:value-type="float">
            <text:p>1508091014.694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62702883028" calcext:value-type="float">
            <text:p>0.462702883028</text:p>
          </table:table-cell>
          <table:table-cell office:value-type="float" office:value="1508091232.47045" calcext:value-type="float">
            <text:p>1508091232.4704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99" calcext:value-type="float">
            <text:p>1499</text:p>
          </table:table-cell>
          <table:table-cell office:value-type="float" office:value="0.50492778894" calcext:value-type="float">
            <text:p>0.50492778894</text:p>
          </table:table-cell>
          <table:table-cell office:value-type="float" office:value="0.50491246589" calcext:value-type="float">
            <text:p>0.50491246589</text:p>
          </table:table-cell>
          <table:table-cell office:value-type="float" office:value="0.50492472433" calcext:value-type="float">
            <text:p>0.50492472433</text:p>
          </table:table-cell>
          <table:table-cell office:value-type="float" office:value="0.50492778894" calcext:value-type="float">
            <text:p>0.50492778894</text:p>
          </table:table-cell>
          <table:table-cell office:value-type="float" office:value="1508091695.83531" calcext:value-type="float">
            <text:p>1508091695.8353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99" calcext:value-type="float">
            <text:p>1499</text:p>
          </table:table-cell>
          <table:table-cell office:value-type="float" office:value="0.50241993939" calcext:value-type="float">
            <text:p>0.50241993939</text:p>
          </table:table-cell>
          <table:table-cell office:value-type="float" office:value="0.502387684106" calcext:value-type="float">
            <text:p>0.502387684106</text:p>
          </table:table-cell>
          <table:table-cell office:value-type="float" office:value="0.502413488333" calcext:value-type="float">
            <text:p>0.502413488333</text:p>
          </table:table-cell>
          <table:table-cell office:value-type="float" office:value="0.50241993939" calcext:value-type="float">
            <text:p>0.50241993939</text:p>
          </table:table-cell>
          <table:table-cell office:value-type="float" office:value="1508092232.89819" calcext:value-type="float">
            <text:p>1508092232.8981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507925352488" calcext:value-type="float">
            <text:p>0.507925352488</text:p>
          </table:table-cell>
          <table:table-cell office:value-type="float" office:value="1508092435.47888" calcext:value-type="float">
            <text:p>1508092435.4788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518515234054" calcext:value-type="float">
            <text:p>0.518515234054</text:p>
          </table:table-cell>
          <table:table-cell office:value-type="float" office:value="1508092937.85411" calcext:value-type="float">
            <text:p>1508092937.8541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499" calcext:value-type="float">
            <text:p>1499</text:p>
          </table:table-cell>
          <table:table-cell office:value-type="float" office:value="0.525651082031" calcext:value-type="float">
            <text:p>0.525651082031</text:p>
          </table:table-cell>
          <table:table-cell office:value-type="float" office:value="0.52563383055" calcext:value-type="float">
            <text:p>0.52563383055</text:p>
          </table:table-cell>
          <table:table-cell office:value-type="float" office:value="0.525647631735" calcext:value-type="float">
            <text:p>0.525647631735</text:p>
          </table:table-cell>
          <table:table-cell office:value-type="float" office:value="0.525651082031" calcext:value-type="float">
            <text:p>0.525651082031</text:p>
          </table:table-cell>
          <table:table-cell office:value-type="float" office:value="1508093714.63765" calcext:value-type="float">
            <text:p>1508093714.6376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547935616096" calcext:value-type="float">
            <text:p>0.547935616096</text:p>
          </table:table-cell>
          <table:table-cell office:value-type="float" office:value="1508095087.61301" calcext:value-type="float">
            <text:p>1508095087.6130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526316446498" calcext:value-type="float">
            <text:p>0.526316446498</text:p>
          </table:table-cell>
          <table:table-cell office:value-type="float" office:value="1508095304.08174" calcext:value-type="float">
            <text:p>1508095304.0817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561938095471" calcext:value-type="float">
            <text:p>0.561938095471</text:p>
          </table:table-cell>
          <table:table-cell office:value-type="float" office:value="1508095617.54536" calcext:value-type="float">
            <text:p>1508095617.5453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9" calcext:value-type="float">
            <text:p>999</text:p>
          </table:table-cell>
          <table:table-cell office:value-type="float" office:value="0.454143256075" calcext:value-type="float">
            <text:p>0.454143256075</text:p>
          </table:table-cell>
          <table:table-cell office:value-type="float" office:value="0.454097252288" calcext:value-type="float">
            <text:p>0.454097252288</text:p>
          </table:table-cell>
          <table:table-cell office:value-type="float" office:value="0.454106453046" calcext:value-type="float">
            <text:p>0.454106453046</text:p>
          </table:table-cell>
          <table:table-cell office:value-type="float" office:value="0.454097252288" calcext:value-type="float">
            <text:p>0.454097252288</text:p>
          </table:table-cell>
          <table:table-cell office:value-type="float" office:value="1508096571.06379" calcext:value-type="float">
            <text:p>1508096571.0637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515740572746" calcext:value-type="float">
            <text:p>0.515740572746</text:p>
          </table:table-cell>
          <table:table-cell office:value-type="float" office:value="1508096699.90329" calcext:value-type="float">
            <text:p>1508096699.9032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9" calcext:value-type="float">
            <text:p>999</text:p>
          </table:table-cell>
          <table:table-cell office:value-type="float" office:value="0.508079031828" calcext:value-type="float">
            <text:p>0.508079031828</text:p>
          </table:table-cell>
          <table:table-cell office:value-type="float" office:value="0.507943253193" calcext:value-type="float">
            <text:p>0.507943253193</text:p>
          </table:table-cell>
          <table:table-cell office:value-type="float" office:value="0.50797040892" calcext:value-type="float">
            <text:p>0.50797040892</text:p>
          </table:table-cell>
          <table:table-cell office:value-type="float" office:value="0.507943253193" calcext:value-type="float">
            <text:p>0.507943253193</text:p>
          </table:table-cell>
          <table:table-cell office:value-type="float" office:value="1508096740.83603" calcext:value-type="float">
            <text:p>1508096740.8360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9" calcext:value-type="float">
            <text:p>999</text:p>
          </table:table-cell>
          <table:table-cell office:value-type="float" office:value="0.497397689927" calcext:value-type="float">
            <text:p>0.497397689927</text:p>
          </table:table-cell>
          <table:table-cell office:value-type="float" office:value="0.497391519567" calcext:value-type="float">
            <text:p>0.497391519567</text:p>
          </table:table-cell>
          <table:table-cell office:value-type="float" office:value="0.497396455855" calcext:value-type="float">
            <text:p>0.497396455855</text:p>
          </table:table-cell>
          <table:table-cell office:value-type="float" office:value="0.497397689927" calcext:value-type="float">
            <text:p>0.497397689927</text:p>
          </table:table-cell>
          <table:table-cell office:value-type="float" office:value="1508097078.71504" calcext:value-type="float">
            <text:p>1508097078.7150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9" calcext:value-type="float">
            <text:p>999</text:p>
          </table:table-cell>
          <table:table-cell office:value-type="float" office:value="0.502905860079" calcext:value-type="float">
            <text:p>0.502905860079</text:p>
          </table:table-cell>
          <table:table-cell office:value-type="float" office:value="0.502720552856" calcext:value-type="float">
            <text:p>0.502720552856</text:p>
          </table:table-cell>
          <table:table-cell office:value-type="float" office:value="0.5027576143" calcext:value-type="float">
            <text:p>0.5027576143</text:p>
          </table:table-cell>
          <table:table-cell office:value-type="float" office:value="0.502720552856" calcext:value-type="float">
            <text:p>0.502720552856</text:p>
          </table:table-cell>
          <table:table-cell office:value-type="float" office:value="1508097514.34878" calcext:value-type="float">
            <text:p>1508097514.3487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9" calcext:value-type="float">
            <text:p>999</text:p>
          </table:table-cell>
          <table:table-cell office:value-type="float" office:value="0.515298701733" calcext:value-type="float">
            <text:p>0.515298701733</text:p>
          </table:table-cell>
          <table:table-cell office:value-type="float" office:value="0.515286066616" calcext:value-type="float">
            <text:p>0.515286066616</text:p>
          </table:table-cell>
          <table:table-cell office:value-type="float" office:value="0.515296174709" calcext:value-type="float">
            <text:p>0.515296174709</text:p>
          </table:table-cell>
          <table:table-cell office:value-type="float" office:value="0.515298701733" calcext:value-type="float">
            <text:p>0.515298701733</text:p>
          </table:table-cell>
          <table:table-cell office:value-type="float" office:value="1508097866.1906" calcext:value-type="float">
            <text:p>1508097866.190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9" calcext:value-type="float">
            <text:p>999</text:p>
          </table:table-cell>
          <table:table-cell office:value-type="float" office:value="0.523382211719" calcext:value-type="float">
            <text:p>0.523382211719</text:p>
          </table:table-cell>
          <table:table-cell office:value-type="float" office:value="0.523271360841" calcext:value-type="float">
            <text:p>0.523271360841</text:p>
          </table:table-cell>
          <table:table-cell office:value-type="float" office:value="0.523360041543" calcext:value-type="float">
            <text:p>0.523360041543</text:p>
          </table:table-cell>
          <table:table-cell office:value-type="float" office:value="0.523382211719" calcext:value-type="float">
            <text:p>0.523382211719</text:p>
          </table:table-cell>
          <table:table-cell office:value-type="float" office:value="1508098734.96213" calcext:value-type="float">
            <text:p>1508098734.9621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57913859778" calcext:value-type="float">
            <text:p>0.57913859778</text:p>
          </table:table-cell>
          <table:table-cell office:value-type="float" office:value="1508099711.19573" calcext:value-type="float">
            <text:p>1508099711.1957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999" calcext:value-type="float">
            <text:p>3999</text:p>
          </table:table-cell>
          <table:table-cell office:value-type="float" office:value="0.609972295715" calcext:value-type="float">
            <text:p>0.609972295715</text:p>
          </table:table-cell>
          <table:table-cell office:value-type="float" office:value="0.609966301898" calcext:value-type="float">
            <text:p>0.609966301898</text:p>
          </table:table-cell>
          <table:table-cell office:value-type="float" office:value="0.609971096951" calcext:value-type="float">
            <text:p>0.609971096951</text:p>
          </table:table-cell>
          <table:table-cell office:value-type="float" office:value="0.609972295715" calcext:value-type="float">
            <text:p>0.609972295715</text:p>
          </table:table-cell>
          <table:table-cell office:value-type="float" office:value="1508099931.52942" calcext:value-type="float">
            <text:p>1508099931.5294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9" calcext:value-type="float">
            <text:p>4999</text:p>
          </table:table-cell>
          <table:table-cell office:value-type="float" office:value="0.590345337084" calcext:value-type="float">
            <text:p>0.590345337084</text:p>
          </table:table-cell>
          <table:table-cell office:value-type="float" office:value="0.590203854325" calcext:value-type="float">
            <text:p>0.590203854325</text:p>
          </table:table-cell>
          <table:table-cell office:value-type="float" office:value="0.590317040532" calcext:value-type="float">
            <text:p>0.590317040532</text:p>
          </table:table-cell>
          <table:table-cell office:value-type="float" office:value="0.590345337084" calcext:value-type="float">
            <text:p>0.590345337084</text:p>
          </table:table-cell>
          <table:table-cell office:value-type="float" office:value="1508099933.21876" calcext:value-type="float">
            <text:p>1508099933.2187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516182788996" calcext:value-type="float">
            <text:p>0.516182788996</text:p>
          </table:table-cell>
          <table:table-cell office:value-type="float" office:value="1508099941.87811" calcext:value-type="float">
            <text:p>1508099941.8781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99" calcext:value-type="float">
            <text:p>3999</text:p>
          </table:table-cell>
          <table:table-cell office:value-type="float" office:value="0.626070686834" calcext:value-type="float">
            <text:p>0.626070686834</text:p>
          </table:table-cell>
          <table:table-cell office:value-type="float" office:value="0.62604059103" calcext:value-type="float">
            <text:p>0.62604059103</text:p>
          </table:table-cell>
          <table:table-cell office:value-type="float" office:value="0.626064667674" calcext:value-type="float">
            <text:p>0.626064667674</text:p>
          </table:table-cell>
          <table:table-cell office:value-type="float" office:value="0.626070686834" calcext:value-type="float">
            <text:p>0.626070686834</text:p>
          </table:table-cell>
          <table:table-cell office:value-type="float" office:value="1508100306.88419" calcext:value-type="float">
            <text:p>1508100306.8841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61287860497" calcext:value-type="float">
            <text:p>0.61287860497</text:p>
          </table:table-cell>
          <table:table-cell office:value-type="float" office:value="1508100327.4655" calcext:value-type="float">
            <text:p>1508100327.465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612295177919" calcext:value-type="float">
            <text:p>0.612295177919</text:p>
          </table:table-cell>
          <table:table-cell office:value-type="float" office:value="1508100328.84719" calcext:value-type="float">
            <text:p>1508100328.8471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508002664935" calcext:value-type="float">
            <text:p>0.508002664935</text:p>
          </table:table-cell>
          <table:table-cell office:value-type="float" office:value="1508100423.45716" calcext:value-type="float">
            <text:p>1508100423.4571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9" calcext:value-type="float">
            <text:p>4999</text:p>
          </table:table-cell>
          <table:table-cell office:value-type="float" office:value="0.607913679589" calcext:value-type="float">
            <text:p>0.607913679589</text:p>
          </table:table-cell>
          <table:table-cell office:value-type="float" office:value="0.607892016253" calcext:value-type="float">
            <text:p>0.607892016253</text:p>
          </table:table-cell>
          <table:table-cell office:value-type="float" office:value="0.60789634892" calcext:value-type="float">
            <text:p>0.60789634892</text:p>
          </table:table-cell>
          <table:table-cell office:value-type="float" office:value="0.607892016253" calcext:value-type="float">
            <text:p>0.607892016253</text:p>
          </table:table-cell>
          <table:table-cell office:value-type="float" office:value="1508100479.26108" calcext:value-type="float">
            <text:p>1508100479.2610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999" calcext:value-type="float">
            <text:p>3999</text:p>
          </table:table-cell>
          <table:table-cell office:value-type="float" office:value="0.598844700747" calcext:value-type="float">
            <text:p>0.598844700747</text:p>
          </table:table-cell>
          <table:table-cell office:value-type="float" office:value="0.598492243704" calcext:value-type="float">
            <text:p>0.598492243704</text:p>
          </table:table-cell>
          <table:table-cell office:value-type="float" office:value="0.598774209339" calcext:value-type="float">
            <text:p>0.598774209339</text:p>
          </table:table-cell>
          <table:table-cell office:value-type="float" office:value="0.598844700747" calcext:value-type="float">
            <text:p>0.598844700747</text:p>
          </table:table-cell>
          <table:table-cell office:value-type="float" office:value="1508100684.04345" calcext:value-type="float">
            <text:p>1508100684.0434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999" calcext:value-type="float">
            <text:p>3999</text:p>
          </table:table-cell>
          <table:table-cell office:value-type="float" office:value="0.635540189981" calcext:value-type="float">
            <text:p>0.635540189981</text:p>
          </table:table-cell>
          <table:table-cell office:value-type="float" office:value="0.635480748166" calcext:value-type="float">
            <text:p>0.635480748166</text:p>
          </table:table-cell>
          <table:table-cell office:value-type="float" office:value="0.635528301618" calcext:value-type="float">
            <text:p>0.635528301618</text:p>
          </table:table-cell>
          <table:table-cell office:value-type="float" office:value="0.635540189981" calcext:value-type="float">
            <text:p>0.635540189981</text:p>
          </table:table-cell>
          <table:table-cell office:value-type="float" office:value="1508100762.9744" calcext:value-type="float">
            <text:p>1508100762.974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9" calcext:value-type="float">
            <text:p>4999</text:p>
          </table:table-cell>
          <table:table-cell office:value-type="float" office:value="0.604538570191" calcext:value-type="float">
            <text:p>0.604538570191</text:p>
          </table:table-cell>
          <table:table-cell office:value-type="float" office:value="0.604467315396" calcext:value-type="float">
            <text:p>0.604467315396</text:p>
          </table:table-cell>
          <table:table-cell office:value-type="float" office:value="0.604481566355" calcext:value-type="float">
            <text:p>0.604481566355</text:p>
          </table:table-cell>
          <table:table-cell office:value-type="float" office:value="0.604467315396" calcext:value-type="float">
            <text:p>0.604467315396</text:p>
          </table:table-cell>
          <table:table-cell office:value-type="float" office:value="1508100835.6502" calcext:value-type="float">
            <text:p>1508100835.650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9" calcext:value-type="float">
            <text:p>499</text:p>
          </table:table-cell>
          <table:table-cell office:value-type="float" office:value="0.505653792454" calcext:value-type="float">
            <text:p>0.505653792454</text:p>
          </table:table-cell>
          <table:table-cell office:value-type="float" office:value="0.505618917427" calcext:value-type="float">
            <text:p>0.505618917427</text:p>
          </table:table-cell>
          <table:table-cell office:value-type="float" office:value="0.505646817448" calcext:value-type="float">
            <text:p>0.505646817448</text:p>
          </table:table-cell>
          <table:table-cell office:value-type="float" office:value="0.505653792454" calcext:value-type="float">
            <text:p>0.505653792454</text:p>
          </table:table-cell>
          <table:table-cell office:value-type="float" office:value="1508100844.50042" calcext:value-type="float">
            <text:p>1508100844.5004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604444009313" calcext:value-type="float">
            <text:p>0.604444009313</text:p>
          </table:table-cell>
          <table:table-cell office:value-type="float" office:value="1508101076.3342" calcext:value-type="float">
            <text:p>1508101076.334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90488473626" calcext:value-type="float">
            <text:p>0.490488473626</text:p>
          </table:table-cell>
          <table:table-cell office:value-type="float" office:value="1508101296.60982" calcext:value-type="float">
            <text:p>1508101296.6098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640115630816" calcext:value-type="float">
            <text:p>0.640115630816</text:p>
          </table:table-cell>
          <table:table-cell office:value-type="float" office:value="1508101609.67346" calcext:value-type="float">
            <text:p>1508101609.6734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9" calcext:value-type="float">
            <text:p>2999</text:p>
          </table:table-cell>
          <table:table-cell office:value-type="float" office:value="0.610354747678" calcext:value-type="float">
            <text:p>0.610354747678</text:p>
          </table:table-cell>
          <table:table-cell office:value-type="float" office:value="0.610344229529" calcext:value-type="float">
            <text:p>0.610344229529</text:p>
          </table:table-cell>
          <table:table-cell office:value-type="float" office:value="0.610352644048" calcext:value-type="float">
            <text:p>0.610352644048</text:p>
          </table:table-cell>
          <table:table-cell office:value-type="float" office:value="0.610354747678" calcext:value-type="float">
            <text:p>0.610354747678</text:p>
          </table:table-cell>
          <table:table-cell office:value-type="float" office:value="1508101816.19188" calcext:value-type="float">
            <text:p>1508101816.1918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9" calcext:value-type="float">
            <text:p>499</text:p>
          </table:table-cell>
          <table:table-cell office:value-type="float" office:value="0.443967391936" calcext:value-type="float">
            <text:p>0.443967391936</text:p>
          </table:table-cell>
          <table:table-cell office:value-type="float" office:value="0.443960647031" calcext:value-type="float">
            <text:p>0.443960647031</text:p>
          </table:table-cell>
          <table:table-cell office:value-type="float" office:value="0.443961996012" calcext:value-type="float">
            <text:p>0.443961996012</text:p>
          </table:table-cell>
          <table:table-cell office:value-type="float" office:value="0.443960647031" calcext:value-type="float">
            <text:p>0.443960647031</text:p>
          </table:table-cell>
          <table:table-cell office:value-type="float" office:value="1508101938.87524" calcext:value-type="float">
            <text:p>1508101938.8752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634276760669" calcext:value-type="float">
            <text:p>0.634276760669</text:p>
          </table:table-cell>
          <table:table-cell office:value-type="float" office:value="1508101993.6567" calcext:value-type="float">
            <text:p>1508101993.656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99" calcext:value-type="float">
            <text:p>1999</text:p>
          </table:table-cell>
          <table:table-cell office:value-type="float" office:value="0.641155908242" calcext:value-type="float">
            <text:p>0.641155908242</text:p>
          </table:table-cell>
          <table:table-cell office:value-type="float" office:value="0.641116916396" calcext:value-type="float">
            <text:p>0.641116916396</text:p>
          </table:table-cell>
          <table:table-cell office:value-type="float" office:value="0.641148109873" calcext:value-type="float">
            <text:p>0.641148109873</text:p>
          </table:table-cell>
          <table:table-cell office:value-type="float" office:value="0.641155908242" calcext:value-type="float">
            <text:p>0.641155908242</text:p>
          </table:table-cell>
          <table:table-cell office:value-type="float" office:value="1508102011.98049" calcext:value-type="float">
            <text:p>1508102011.9804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" calcext:value-type="float">
            <text:p>499</text:p>
          </table:table-cell>
          <table:table-cell office:value-type="float" office:value="0.446748715461" calcext:value-type="float">
            <text:p>0.446748715461</text:p>
          </table:table-cell>
          <table:table-cell office:value-type="float" office:value="0.446728099099" calcext:value-type="float">
            <text:p>0.446728099099</text:p>
          </table:table-cell>
          <table:table-cell office:value-type="float" office:value="0.446744592189" calcext:value-type="float">
            <text:p>0.446744592189</text:p>
          </table:table-cell>
          <table:table-cell office:value-type="float" office:value="0.446748715461" calcext:value-type="float">
            <text:p>0.446748715461</text:p>
          </table:table-cell>
          <table:table-cell office:value-type="float" office:value="1508102117.68791" calcext:value-type="float">
            <text:p>1508102117.6879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9" calcext:value-type="float">
            <text:p>2999</text:p>
          </table:table-cell>
          <table:table-cell office:value-type="float" office:value="0.624137963393" calcext:value-type="float">
            <text:p>0.624137963393</text:p>
          </table:table-cell>
          <table:table-cell office:value-type="float" office:value="0.623712341294" calcext:value-type="float">
            <text:p>0.623712341294</text:p>
          </table:table-cell>
          <table:table-cell office:value-type="float" office:value="0.623797465714" calcext:value-type="float">
            <text:p>0.623797465714</text:p>
          </table:table-cell>
          <table:table-cell office:value-type="float" office:value="0.623712341294" calcext:value-type="float">
            <text:p>0.623712341294</text:p>
          </table:table-cell>
          <table:table-cell office:value-type="float" office:value="1508102141.32976" calcext:value-type="float">
            <text:p>1508102141.3297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623502888515" calcext:value-type="float">
            <text:p>0.623502888515</text:p>
          </table:table-cell>
          <table:table-cell office:value-type="float" office:value="1508102178.88396" calcext:value-type="float">
            <text:p>1508102178.8839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9" calcext:value-type="float">
            <text:p>2999</text:p>
          </table:table-cell>
          <table:table-cell office:value-type="float" office:value="0.624745579081" calcext:value-type="float">
            <text:p>0.624745579081</text:p>
          </table:table-cell>
          <table:table-cell office:value-type="float" office:value="0.62460559421" calcext:value-type="float">
            <text:p>0.62460559421</text:p>
          </table:table-cell>
          <table:table-cell office:value-type="float" office:value="0.624717582107" calcext:value-type="float">
            <text:p>0.624717582107</text:p>
          </table:table-cell>
          <table:table-cell office:value-type="float" office:value="0.624745579081" calcext:value-type="float">
            <text:p>0.624745579081</text:p>
          </table:table-cell>
          <table:table-cell office:value-type="float" office:value="1508102183.49385" calcext:value-type="float">
            <text:p>1508102183.4938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" calcext:value-type="float">
            <text:p>499</text:p>
          </table:table-cell>
          <table:table-cell office:value-type="float" office:value="0.488102801434" calcext:value-type="float">
            <text:p>0.488102801434</text:p>
          </table:table-cell>
          <table:table-cell office:value-type="float" office:value="0.488058163517" calcext:value-type="float">
            <text:p>0.488058163517</text:p>
          </table:table-cell>
          <table:table-cell office:value-type="float" office:value="0.4880670911" calcext:value-type="float">
            <text:p>0.4880670911</text:p>
          </table:table-cell>
          <table:table-cell office:value-type="float" office:value="0.488058163517" calcext:value-type="float">
            <text:p>0.488058163517</text:p>
          </table:table-cell>
          <table:table-cell office:value-type="float" office:value="1508102377.74643" calcext:value-type="float">
            <text:p>1508102377.7464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505450445986" calcext:value-type="float">
            <text:p>0.505450445986</text:p>
          </table:table-cell>
          <table:table-cell office:value-type="float" office:value="1508102390.98249" calcext:value-type="float">
            <text:p>1508102390.9824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639246057163" calcext:value-type="float">
            <text:p>0.639246057163</text:p>
          </table:table-cell>
          <table:table-cell office:value-type="float" office:value="1508102437.77349" calcext:value-type="float">
            <text:p>1508102437.7734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648757499172" calcext:value-type="float">
            <text:p>0.648757499172</text:p>
          </table:table-cell>
          <table:table-cell office:value-type="float" office:value="1508102520.75283" calcext:value-type="float">
            <text:p>1508102520.7528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99" calcext:value-type="float">
            <text:p>1999</text:p>
          </table:table-cell>
          <table:table-cell office:value-type="float" office:value="0.637638572356" calcext:value-type="float">
            <text:p>0.637638572356</text:p>
          </table:table-cell>
          <table:table-cell office:value-type="float" office:value="0.637448800425" calcext:value-type="float">
            <text:p>0.637448800425</text:p>
          </table:table-cell>
          <table:table-cell office:value-type="float" office:value="0.637600617969" calcext:value-type="float">
            <text:p>0.637600617969</text:p>
          </table:table-cell>
          <table:table-cell office:value-type="float" office:value="0.637638572356" calcext:value-type="float">
            <text:p>0.637638572356</text:p>
          </table:table-cell>
          <table:table-cell office:value-type="float" office:value="1508102528.68934" calcext:value-type="float">
            <text:p>1508102528.6893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9" calcext:value-type="float">
            <text:p>2999</text:p>
          </table:table-cell>
          <table:table-cell office:value-type="float" office:value="0.625563799697" calcext:value-type="float">
            <text:p>0.625563799697</text:p>
          </table:table-cell>
          <table:table-cell office:value-type="float" office:value="0.625425153934" calcext:value-type="float">
            <text:p>0.625425153934</text:p>
          </table:table-cell>
          <table:table-cell office:value-type="float" office:value="0.625536070545" calcext:value-type="float">
            <text:p>0.625536070545</text:p>
          </table:table-cell>
          <table:table-cell office:value-type="float" office:value="0.625563799697" calcext:value-type="float">
            <text:p>0.625563799697</text:p>
          </table:table-cell>
          <table:table-cell office:value-type="float" office:value="1508102529.63101" calcext:value-type="float">
            <text:p>1508102529.6310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" calcext:value-type="float">
            <text:p>499</text:p>
          </table:table-cell>
          <table:table-cell office:value-type="float" office:value="0.495853909856" calcext:value-type="float">
            <text:p>0.495853909856</text:p>
          </table:table-cell>
          <table:table-cell office:value-type="float" office:value="0.495838359" calcext:value-type="float">
            <text:p>0.495838359</text:p>
          </table:table-cell>
          <table:table-cell office:value-type="float" office:value="0.495850799685" calcext:value-type="float">
            <text:p>0.495850799685</text:p>
          </table:table-cell>
          <table:table-cell office:value-type="float" office:value="0.495853909856" calcext:value-type="float">
            <text:p>0.495853909856</text:p>
          </table:table-cell>
          <table:table-cell office:value-type="float" office:value="1508102660.45414" calcext:value-type="float">
            <text:p>1508102660.4541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9" calcext:value-type="float">
            <text:p>2999</text:p>
          </table:table-cell>
          <table:table-cell office:value-type="float" office:value="0.620944703131" calcext:value-type="float">
            <text:p>0.620944703131</text:p>
          </table:table-cell>
          <table:table-cell office:value-type="float" office:value="0.620906593638" calcext:value-type="float">
            <text:p>0.620906593638</text:p>
          </table:table-cell>
          <table:table-cell office:value-type="float" office:value="0.620937081232" calcext:value-type="float">
            <text:p>0.620937081232</text:p>
          </table:table-cell>
          <table:table-cell office:value-type="float" office:value="0.620944703131" calcext:value-type="float">
            <text:p>0.620944703131</text:p>
          </table:table-cell>
          <table:table-cell office:value-type="float" office:value="1508102808.94694" calcext:value-type="float">
            <text:p>1508102808.9469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999" calcext:value-type="float">
            <text:p>1999</text:p>
          </table:table-cell>
          <table:table-cell office:value-type="float" office:value="0.649070452405" calcext:value-type="float">
            <text:p>0.649070452405</text:p>
          </table:table-cell>
          <table:table-cell office:value-type="float" office:value="0.640224142167" calcext:value-type="float">
            <text:p>0.640224142167</text:p>
          </table:table-cell>
          <table:table-cell office:value-type="float" office:value="0.641993404214" calcext:value-type="float">
            <text:p>0.641993404214</text:p>
          </table:table-cell>
          <table:table-cell office:value-type="float" office:value="0.640224142167" calcext:value-type="float">
            <text:p>0.640224142167</text:p>
          </table:table-cell>
          <table:table-cell office:value-type="float" office:value="1508102809.05983" calcext:value-type="float">
            <text:p>1508102809.0598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651525209444" calcext:value-type="float">
            <text:p>0.651525209444</text:p>
          </table:table-cell>
          <table:table-cell office:value-type="float" office:value="1508102900.98342" calcext:value-type="float">
            <text:p>1508102900.9834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999" calcext:value-type="float">
            <text:p>1999</text:p>
          </table:table-cell>
          <table:table-cell office:value-type="float" office:value="0.653255383007" calcext:value-type="float">
            <text:p>0.653255383007</text:p>
          </table:table-cell>
          <table:table-cell office:value-type="float" office:value="0.653238425008" calcext:value-type="float">
            <text:p>0.653238425008</text:p>
          </table:table-cell>
          <table:table-cell office:value-type="float" office:value="0.653241816608" calcext:value-type="float">
            <text:p>0.653241816608</text:p>
          </table:table-cell>
          <table:table-cell office:value-type="float" office:value="0.653238425008" calcext:value-type="float">
            <text:p>0.653238425008</text:p>
          </table:table-cell>
          <table:table-cell office:value-type="float" office:value="1508103030.53633" calcext:value-type="float">
            <text:p>1508103030.5363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" calcext:value-type="float">
            <text:p>499</text:p>
          </table:table-cell>
          <table:table-cell office:value-type="float" office:value="0.504198721327" calcext:value-type="float">
            <text:p>0.504198721327</text:p>
          </table:table-cell>
          <table:table-cell office:value-type="float" office:value="0.504177871476" calcext:value-type="float">
            <text:p>0.504177871476</text:p>
          </table:table-cell>
          <table:table-cell office:value-type="float" office:value="0.504182041446" calcext:value-type="float">
            <text:p>0.504182041446</text:p>
          </table:table-cell>
          <table:table-cell office:value-type="float" office:value="0.504177871476" calcext:value-type="float">
            <text:p>0.504177871476</text:p>
          </table:table-cell>
          <table:table-cell office:value-type="float" office:value="1508103505.15749" calcext:value-type="float">
            <text:p>1508103505.1574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666489829734" calcext:value-type="float">
            <text:p>0.666489829734</text:p>
          </table:table-cell>
          <table:table-cell office:value-type="float" office:value="1508103506.43285" calcext:value-type="float">
            <text:p>1508103506.4328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99" calcext:value-type="float">
            <text:p>1499</text:p>
          </table:table-cell>
          <table:table-cell office:value-type="float" office:value="0.699883850238" calcext:value-type="float">
            <text:p>0.699883850238</text:p>
          </table:table-cell>
          <table:table-cell office:value-type="float" office:value="0.69976535608" calcext:value-type="float">
            <text:p>0.69976535608</text:p>
          </table:table-cell>
          <table:table-cell office:value-type="float" office:value="0.699789054911" calcext:value-type="float">
            <text:p>0.699789054911</text:p>
          </table:table-cell>
          <table:table-cell office:value-type="float" office:value="0.69976535608" calcext:value-type="float">
            <text:p>0.69976535608</text:p>
          </table:table-cell>
          <table:table-cell office:value-type="float" office:value="1508103565.52056" calcext:value-type="float">
            <text:p>1508103565.5205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679869978622" calcext:value-type="float">
            <text:p>0.679869978622</text:p>
          </table:table-cell>
          <table:table-cell office:value-type="float" office:value="1508103729.50802" calcext:value-type="float">
            <text:p>1508103729.5080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700596856023" calcext:value-type="float">
            <text:p>0.700596856023</text:p>
          </table:table-cell>
          <table:table-cell office:value-type="float" office:value="1508103845.46666" calcext:value-type="float">
            <text:p>1508103845.4666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66790311178" calcext:value-type="float">
            <text:p>0.66790311178</text:p>
          </table:table-cell>
          <table:table-cell office:value-type="float" office:value="1508103913.78715" calcext:value-type="float">
            <text:p>1508103913.7871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" calcext:value-type="float">
            <text:p>499</text:p>
          </table:table-cell>
          <table:table-cell office:value-type="float" office:value="0.517913098377" calcext:value-type="float">
            <text:p>0.517913098377</text:p>
          </table:table-cell>
          <table:table-cell office:value-type="float" office:value="0.517817612518" calcext:value-type="float">
            <text:p>0.517817612518</text:p>
          </table:table-cell>
          <table:table-cell office:value-type="float" office:value="0.517894001205" calcext:value-type="float">
            <text:p>0.517894001205</text:p>
          </table:table-cell>
          <table:table-cell office:value-type="float" office:value="0.517913098377" calcext:value-type="float">
            <text:p>0.517913098377</text:p>
          </table:table-cell>
          <table:table-cell office:value-type="float" office:value="1508103962.33365" calcext:value-type="float">
            <text:p>1508103962.3336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99" calcext:value-type="float">
            <text:p>1499</text:p>
          </table:table-cell>
          <table:table-cell office:value-type="float" office:value="0.676872686443" calcext:value-type="float">
            <text:p>0.676872686443</text:p>
          </table:table-cell>
          <table:table-cell office:value-type="float" office:value="0.676739800608" calcext:value-type="float">
            <text:p>0.676739800608</text:p>
          </table:table-cell>
          <table:table-cell office:value-type="float" office:value="0.676766377775" calcext:value-type="float">
            <text:p>0.676766377775</text:p>
          </table:table-cell>
          <table:table-cell office:value-type="float" office:value="0.676739800608" calcext:value-type="float">
            <text:p>0.676739800608</text:p>
          </table:table-cell>
          <table:table-cell office:value-type="float" office:value="1508103999.13973" calcext:value-type="float">
            <text:p>1508103999.1397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99" calcext:value-type="float">
            <text:p>1499</text:p>
          </table:table-cell>
          <table:table-cell office:value-type="float" office:value="0.681700018857" calcext:value-type="float">
            <text:p>0.681700018857</text:p>
          </table:table-cell>
          <table:table-cell office:value-type="float" office:value="0.681547552005" calcext:value-type="float">
            <text:p>0.681547552005</text:p>
          </table:table-cell>
          <table:table-cell office:value-type="float" office:value="0.681578045376" calcext:value-type="float">
            <text:p>0.681578045376</text:p>
          </table:table-cell>
          <table:table-cell office:value-type="float" office:value="0.681547552005" calcext:value-type="float">
            <text:p>0.681547552005</text:p>
          </table:table-cell>
          <table:table-cell office:value-type="float" office:value="1508104130.16779" calcext:value-type="float">
            <text:p>1508104130.1677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499" calcext:value-type="float">
            <text:p>1499</text:p>
          </table:table-cell>
          <table:table-cell office:value-type="float" office:value="0.663983132129" calcext:value-type="float">
            <text:p>0.663983132129</text:p>
          </table:table-cell>
          <table:table-cell office:value-type="float" office:value="0.663894807766" calcext:value-type="float">
            <text:p>0.663894807766</text:p>
          </table:table-cell>
          <table:table-cell office:value-type="float" office:value="0.663912472639" calcext:value-type="float">
            <text:p>0.663912472639</text:p>
          </table:table-cell>
          <table:table-cell office:value-type="float" office:value="0.663894807766" calcext:value-type="float">
            <text:p>0.663894807766</text:p>
          </table:table-cell>
          <table:table-cell office:value-type="float" office:value="1508104383.31798" calcext:value-type="float">
            <text:p>1508104383.3179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71119210438" calcext:value-type="float">
            <text:p>0.71119210438</text:p>
          </table:table-cell>
          <table:table-cell office:value-type="float" office:value="1508104386.84038" calcext:value-type="float">
            <text:p>1508104386.8403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729601858516" calcext:value-type="float">
            <text:p>0.729601858516</text:p>
          </table:table-cell>
          <table:table-cell office:value-type="float" office:value="1508104806.50657" calcext:value-type="float">
            <text:p>1508104806.5065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710820652845" calcext:value-type="float">
            <text:p>0.710820652845</text:p>
          </table:table-cell>
          <table:table-cell office:value-type="float" office:value="1508104855.41534" calcext:value-type="float">
            <text:p>1508104855.4153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742194066704" calcext:value-type="float">
            <text:p>0.742194066704</text:p>
          </table:table-cell>
          <table:table-cell office:value-type="float" office:value="1508105011.45791" calcext:value-type="float">
            <text:p>1508105011.4579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736879740442" calcext:value-type="float">
            <text:p>0.736879740442</text:p>
          </table:table-cell>
          <table:table-cell office:value-type="float" office:value="1508105081.52521" calcext:value-type="float">
            <text:p>1508105081.5252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743065130438" calcext:value-type="float">
            <text:p>0.743065130438</text:p>
          </table:table-cell>
          <table:table-cell office:value-type="float" office:value="1508105402.97495" calcext:value-type="float">
            <text:p>1508105402.9749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723731220576" calcext:value-type="float">
            <text:p>0.723731220576</text:p>
          </table:table-cell>
          <table:table-cell office:value-type="float" office:value="1508105402.43164" calcext:value-type="float">
            <text:p>1508105402.4316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721862974229" calcext:value-type="float">
            <text:p>0.721862974229</text:p>
          </table:table-cell>
          <table:table-cell office:value-type="float" office:value="1508105439.62519" calcext:value-type="float">
            <text:p>1508105439.6251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99663471406" calcext:value-type="float">
            <text:p>0.499663471406</text:p>
          </table:table-cell>
          <table:table-cell office:value-type="float" office:value="1508105464.43477" calcext:value-type="float">
            <text:p>1508105464.4347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742407448809" calcext:value-type="float">
            <text:p>0.742407448809</text:p>
          </table:table-cell>
          <table:table-cell office:value-type="float" office:value="1508105643.1039" calcext:value-type="float">
            <text:p>1508105643.103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744360911652" calcext:value-type="float">
            <text:p>0.744360911652</text:p>
          </table:table-cell>
          <table:table-cell office:value-type="float" office:value="1508105676.30892" calcext:value-type="float">
            <text:p>1508105676.3089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9" calcext:value-type="float">
            <text:p>299</text:p>
          </table:table-cell>
          <table:table-cell office:value-type="float" office:value="0.502542054424" calcext:value-type="float">
            <text:p>0.502542054424</text:p>
          </table:table-cell>
          <table:table-cell office:value-type="float" office:value="0.502486923233" calcext:value-type="float">
            <text:p>0.502486923233</text:p>
          </table:table-cell>
          <table:table-cell office:value-type="float" office:value="0.502497949471" calcext:value-type="float">
            <text:p>0.502497949471</text:p>
          </table:table-cell>
          <table:table-cell office:value-type="float" office:value="0.502486923233" calcext:value-type="float">
            <text:p>0.502486923233</text:p>
          </table:table-cell>
          <table:table-cell office:value-type="float" office:value="1508105714.79873" calcext:value-type="float">
            <text:p>1508105714.7987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744741944459" calcext:value-type="float">
            <text:p>0.744741944459</text:p>
          </table:table-cell>
          <table:table-cell office:value-type="float" office:value="1508105832.4646" calcext:value-type="float">
            <text:p>1508105832.464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654563483236" calcext:value-type="float">
            <text:p>0.654563483236</text:p>
          </table:table-cell>
          <table:table-cell office:value-type="float" office:value="1508106134.43925" calcext:value-type="float">
            <text:p>1508106134.4392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99" calcext:value-type="float">
            <text:p>299</text:p>
          </table:table-cell>
          <table:table-cell office:value-type="float" office:value="0.480761380711" calcext:value-type="float">
            <text:p>0.480761380711</text:p>
          </table:table-cell>
          <table:table-cell office:value-type="float" office:value="0.480737060614" calcext:value-type="float">
            <text:p>0.480737060614</text:p>
          </table:table-cell>
          <table:table-cell office:value-type="float" office:value="0.480756516692" calcext:value-type="float">
            <text:p>0.480756516692</text:p>
          </table:table-cell>
          <table:table-cell office:value-type="float" office:value="0.480761380711" calcext:value-type="float">
            <text:p>0.480761380711</text:p>
          </table:table-cell>
          <table:table-cell office:value-type="float" office:value="1508106178.92372" calcext:value-type="float">
            <text:p>1508106178.9237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673955061929" calcext:value-type="float">
            <text:p>0.673955061929</text:p>
          </table:table-cell>
          <table:table-cell office:value-type="float" office:value="1508106329.06734" calcext:value-type="float">
            <text:p>1508106329.0673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9" calcext:value-type="float">
            <text:p>299</text:p>
          </table:table-cell>
          <table:table-cell office:value-type="float" office:value="0.467692098724" calcext:value-type="float">
            <text:p>0.467692098724</text:p>
          </table:table-cell>
          <table:table-cell office:value-type="float" office:value="0.467595129538" calcext:value-type="float">
            <text:p>0.467595129538</text:p>
          </table:table-cell>
          <table:table-cell office:value-type="float" office:value="0.467672704887" calcext:value-type="float">
            <text:p>0.467672704887</text:p>
          </table:table-cell>
          <table:table-cell office:value-type="float" office:value="0.467692098724" calcext:value-type="float">
            <text:p>0.467692098724</text:p>
          </table:table-cell>
          <table:table-cell office:value-type="float" office:value="1508106427.40442" calcext:value-type="float">
            <text:p>1508106427.4044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715917059231" calcext:value-type="float">
            <text:p>0.715917059231</text:p>
          </table:table-cell>
          <table:table-cell office:value-type="float" office:value="1508106566.03193" calcext:value-type="float">
            <text:p>1508106566.0319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67463348261" calcext:value-type="float">
            <text:p>0.67463348261</text:p>
          </table:table-cell>
          <table:table-cell office:value-type="float" office:value="1508106592.29098" calcext:value-type="float">
            <text:p>1508106592.2909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675358465317" calcext:value-type="float">
            <text:p>0.675358465317</text:p>
          </table:table-cell>
          <table:table-cell office:value-type="float" office:value="1508106663.18556" calcext:value-type="float">
            <text:p>1508106663.1855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98156265181" calcext:value-type="float">
            <text:p>0.498156265181</text:p>
          </table:table-cell>
          <table:table-cell office:value-type="float" office:value="1508106724.82161" calcext:value-type="float">
            <text:p>1508106724.8216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" calcext:value-type="float">
            <text:p>299</text:p>
          </table:table-cell>
          <table:table-cell office:value-type="float" office:value="0.438578580554" calcext:value-type="float">
            <text:p>0.438578580554</text:p>
          </table:table-cell>
          <table:table-cell office:value-type="float" office:value="0.438475058569" calcext:value-type="float">
            <text:p>0.438475058569</text:p>
          </table:table-cell>
          <table:table-cell office:value-type="float" office:value="0.438557876157" calcext:value-type="float">
            <text:p>0.438557876157</text:p>
          </table:table-cell>
          <table:table-cell office:value-type="float" office:value="0.438578580554" calcext:value-type="float">
            <text:p>0.438578580554</text:p>
          </table:table-cell>
          <table:table-cell office:value-type="float" office:value="1508106833.66897" calcext:value-type="float">
            <text:p>1508106833.6689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71611000291" calcext:value-type="float">
            <text:p>0.71611000291</text:p>
          </table:table-cell>
          <table:table-cell office:value-type="float" office:value="1508106934.50933" calcext:value-type="float">
            <text:p>1508106934.5093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723729284009" calcext:value-type="float">
            <text:p>0.723729284009</text:p>
          </table:table-cell>
          <table:table-cell office:value-type="float" office:value="1508106972.82468" calcext:value-type="float">
            <text:p>1508106972.8246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72370232624" calcext:value-type="float">
            <text:p>0.72370232624</text:p>
          </table:table-cell>
          <table:table-cell office:value-type="float" office:value="1508107135.0435" calcext:value-type="float">
            <text:p>1508107135.043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" calcext:value-type="float">
            <text:p>499</text:p>
          </table:table-cell>
          <table:table-cell office:value-type="float" office:value="0.720449273211" calcext:value-type="float">
            <text:p>0.720449273211</text:p>
          </table:table-cell>
          <table:table-cell office:value-type="float" office:value="0.720189258849" calcext:value-type="float">
            <text:p>0.720189258849</text:p>
          </table:table-cell>
          <table:table-cell office:value-type="float" office:value="0.720397270339" calcext:value-type="float">
            <text:p>0.720397270339</text:p>
          </table:table-cell>
          <table:table-cell office:value-type="float" office:value="0.720449273211" calcext:value-type="float">
            <text:p>0.720449273211</text:p>
          </table:table-cell>
          <table:table-cell office:value-type="float" office:value="1508107383.1828" calcext:value-type="float">
            <text:p>1508107383.182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" calcext:value-type="float">
            <text:p>299</text:p>
          </table:table-cell>
          <table:table-cell office:value-type="float" office:value="0.489431856981" calcext:value-type="float">
            <text:p>0.489431856981</text:p>
          </table:table-cell>
          <table:table-cell office:value-type="float" office:value="0.489367482814" calcext:value-type="float">
            <text:p>0.489367482814</text:p>
          </table:table-cell>
          <table:table-cell office:value-type="float" office:value="0.489380357647" calcext:value-type="float">
            <text:p>0.489380357647</text:p>
          </table:table-cell>
          <table:table-cell office:value-type="float" office:value="0.489367482814" calcext:value-type="float">
            <text:p>0.489367482814</text:p>
          </table:table-cell>
          <table:table-cell office:value-type="float" office:value="1508107491.86992" calcext:value-type="float">
            <text:p>1508107491.8699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723712584503" calcext:value-type="float">
            <text:p>0.723712584503</text:p>
          </table:table-cell>
          <table:table-cell office:value-type="float" office:value="1508107596.11059" calcext:value-type="float">
            <text:p>1508107596.1105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41935761268" calcext:value-type="float">
            <text:p>0.441935761268</text:p>
          </table:table-cell>
          <table:table-cell office:value-type="float" office:value="1508107784.25635" calcext:value-type="float">
            <text:p>1508107784.2563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722921997941" calcext:value-type="float">
            <text:p>0.722921997941</text:p>
          </table:table-cell>
          <table:table-cell office:value-type="float" office:value="1508107801.47542" calcext:value-type="float">
            <text:p>1508107801.4754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9" calcext:value-type="float">
            <text:p>299</text:p>
          </table:table-cell>
          <table:table-cell office:value-type="float" office:value="0.66762256913" calcext:value-type="float">
            <text:p>0.66762256913</text:p>
          </table:table-cell>
          <table:table-cell office:value-type="float" office:value="0.667617157281" calcext:value-type="float">
            <text:p>0.667617157281</text:p>
          </table:table-cell>
          <table:table-cell office:value-type="float" office:value="0.667618239651" calcext:value-type="float">
            <text:p>0.667618239651</text:p>
          </table:table-cell>
          <table:table-cell office:value-type="float" office:value="0.667617157281" calcext:value-type="float">
            <text:p>0.667617157281</text:p>
          </table:table-cell>
          <table:table-cell office:value-type="float" office:value="1508108150.6445" calcext:value-type="float">
            <text:p>1508108150.644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669414357298" calcext:value-type="float">
            <text:p>0.669414357298</text:p>
          </table:table-cell>
          <table:table-cell office:value-type="float" office:value="1508108305.33162" calcext:value-type="float">
            <text:p>1508108305.3316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91279777823" calcext:value-type="float">
            <text:p>0.491279777823</text:p>
          </table:table-cell>
          <table:table-cell office:value-type="float" office:value="1508108461.58614" calcext:value-type="float">
            <text:p>1508108461.5861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688205798137" calcext:value-type="float">
            <text:p>0.688205798137</text:p>
          </table:table-cell>
          <table:table-cell office:value-type="float" office:value="1508108520.02972" calcext:value-type="float">
            <text:p>1508108520.0297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702931939657" calcext:value-type="float">
            <text:p>0.702931939657</text:p>
          </table:table-cell>
          <table:table-cell office:value-type="float" office:value="1508108576.59367" calcext:value-type="float">
            <text:p>1508108576.5936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704795944639" calcext:value-type="float">
            <text:p>0.704795944639</text:p>
          </table:table-cell>
          <table:table-cell office:value-type="float" office:value="1508108833.82869" calcext:value-type="float">
            <text:p>1508108833.8286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" calcext:value-type="float">
            <text:p>299</text:p>
          </table:table-cell>
          <table:table-cell office:value-type="float" office:value="0.500155850766" calcext:value-type="float">
            <text:p>0.500155850766</text:p>
          </table:table-cell>
          <table:table-cell office:value-type="float" office:value="0.499996662611" calcext:value-type="float">
            <text:p>0.499996662611</text:p>
          </table:table-cell>
          <table:table-cell office:value-type="float" office:value="0.500028500242" calcext:value-type="float">
            <text:p>0.500028500242</text:p>
          </table:table-cell>
          <table:table-cell office:value-type="float" office:value="0.499996662611" calcext:value-type="float">
            <text:p>0.499996662611</text:p>
          </table:table-cell>
          <table:table-cell office:value-type="float" office:value="1508108930.16251" calcext:value-type="float">
            <text:p>1508108930.1625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708744962847" calcext:value-type="float">
            <text:p>0.708744962847</text:p>
          </table:table-cell>
          <table:table-cell office:value-type="float" office:value="1508109027.98707" calcext:value-type="float">
            <text:p>1508109027.9870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709128694435" calcext:value-type="float">
            <text:p>0.709128694435</text:p>
          </table:table-cell>
          <table:table-cell office:value-type="float" office:value="1508109430.49569" calcext:value-type="float">
            <text:p>1508109430.4956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" calcext:value-type="float">
            <text:p>299</text:p>
          </table:table-cell>
          <table:table-cell office:value-type="float" office:value="0.513629956948" calcext:value-type="float">
            <text:p>0.513629956948</text:p>
          </table:table-cell>
          <table:table-cell office:value-type="float" office:value="0.513476228909" calcext:value-type="float">
            <text:p>0.513476228909</text:p>
          </table:table-cell>
          <table:table-cell office:value-type="float" office:value="0.513506974517" calcext:value-type="float">
            <text:p>0.513506974517</text:p>
          </table:table-cell>
          <table:table-cell office:value-type="float" office:value="0.513476228909" calcext:value-type="float">
            <text:p>0.513476228909</text:p>
          </table:table-cell>
          <table:table-cell office:value-type="float" office:value="1508109434.66756" calcext:value-type="float">
            <text:p>1508109434.6675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710037461575" calcext:value-type="float">
            <text:p>0.710037461575</text:p>
          </table:table-cell>
          <table:table-cell office:value-type="float" office:value="1508109469.09381" calcext:value-type="float">
            <text:p>1508109469.0938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710654414219" calcext:value-type="float">
            <text:p>0.710654414219</text:p>
          </table:table-cell>
          <table:table-cell office:value-type="float" office:value="1508109635.72264" calcext:value-type="float">
            <text:p>1508109635.7226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71072362663" calcext:value-type="float">
            <text:p>0.71072362663</text:p>
          </table:table-cell>
          <table:table-cell office:value-type="float" office:value="1508109819.96491" calcext:value-type="float">
            <text:p>1508109819.9649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710894692475" calcext:value-type="float">
            <text:p>0.710894692475</text:p>
          </table:table-cell>
          <table:table-cell office:value-type="float" office:value="1508109987.65819" calcext:value-type="float">
            <text:p>1508109987.6581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702257845543" calcext:value-type="float">
            <text:p>0.702257845543</text:p>
          </table:table-cell>
          <table:table-cell office:value-type="float" office:value="1508110336.313" calcext:value-type="float">
            <text:p>1508110336.31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730300594645" calcext:value-type="float">
            <text:p>0.730300594645</text:p>
          </table:table-cell>
          <table:table-cell office:value-type="float" office:value="1508110620.11545" calcext:value-type="float">
            <text:p>1508110620.1154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73154297475" calcext:value-type="float">
            <text:p>0.73154297475</text:p>
          </table:table-cell>
          <table:table-cell office:value-type="float" office:value="1508110643.13673" calcext:value-type="float">
            <text:p>1508110643.1367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729853590518" calcext:value-type="float">
            <text:p>0.729853590518</text:p>
          </table:table-cell>
          <table:table-cell office:value-type="float" office:value="1508110646.23949" calcext:value-type="float">
            <text:p>1508110646.2394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729564823434" calcext:value-type="float">
            <text:p>0.729564823434</text:p>
          </table:table-cell>
          <table:table-cell office:value-type="float" office:value="1508110782.853" calcext:value-type="float">
            <text:p>1508110782.85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68687246384" calcext:value-type="float">
            <text:p>0.468687246384</text:p>
          </table:table-cell>
          <table:table-cell office:value-type="float" office:value="1508110923.84358" calcext:value-type="float">
            <text:p>1508110923.8435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733954454696" calcext:value-type="float">
            <text:p>0.733954454696</text:p>
          </table:table-cell>
          <table:table-cell office:value-type="float" office:value="1508111007.75032" calcext:value-type="float">
            <text:p>1508111007.7503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82709786369" calcext:value-type="float">
            <text:p>0.482709786369</text:p>
          </table:table-cell>
          <table:table-cell office:value-type="float" office:value="1508111356.92859" calcext:value-type="float">
            <text:p>1508111356.9285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730254056311" calcext:value-type="float">
            <text:p>0.730254056311</text:p>
          </table:table-cell>
          <table:table-cell office:value-type="float" office:value="1508111424.41063" calcext:value-type="float">
            <text:p>1508111424.4106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84895468223" calcext:value-type="float">
            <text:p>0.484895468223</text:p>
          </table:table-cell>
          <table:table-cell office:value-type="float" office:value="1508111792.0871" calcext:value-type="float">
            <text:p>1508111792.087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728518656592" calcext:value-type="float">
            <text:p>0.728518656592</text:p>
          </table:table-cell>
          <table:table-cell office:value-type="float" office:value="1508111916.21313" calcext:value-type="float">
            <text:p>1508111916.2131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" calcext:value-type="float">
            <text:p>99</text:p>
          </table:table-cell>
          <table:table-cell office:value-type="float" office:value="0.448991385856" calcext:value-type="float">
            <text:p>0.448991385856</text:p>
          </table:table-cell>
          <table:table-cell office:value-type="float" office:value="0.448862492876" calcext:value-type="float">
            <text:p>0.448862492876</text:p>
          </table:table-cell>
          <table:table-cell office:value-type="float" office:value="0.44896560726" calcext:value-type="float">
            <text:p>0.44896560726</text:p>
          </table:table-cell>
          <table:table-cell office:value-type="float" office:value="0.448991385856" calcext:value-type="float">
            <text:p>0.448991385856</text:p>
          </table:table-cell>
          <table:table-cell office:value-type="float" office:value="1508112275.93506" calcext:value-type="float">
            <text:p>1508112275.9350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728501297093" calcext:value-type="float">
            <text:p>0.728501297093</text:p>
          </table:table-cell>
          <table:table-cell office:value-type="float" office:value="1508112494.09015" calcext:value-type="float">
            <text:p>1508112494.0901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26825592165" calcext:value-type="float">
            <text:p>0.426825592165</text:p>
          </table:table-cell>
          <table:table-cell office:value-type="float" office:value="1508112612.89129" calcext:value-type="float">
            <text:p>1508112612.8912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  <table:table-cell office:value-type="float" office:value="0.447350593855" calcext:value-type="float">
            <text:p>0.447350593855</text:p>
          </table:table-cell>
          <table:table-cell office:value-type="float" office:value="0.447318406418" calcext:value-type="float">
            <text:p>0.447318406418</text:p>
          </table:table-cell>
          <table:table-cell office:value-type="float" office:value="0.447344156367" calcext:value-type="float">
            <text:p>0.447344156367</text:p>
          </table:table-cell>
          <table:table-cell office:value-type="float" office:value="0.447350593855" calcext:value-type="float">
            <text:p>0.447350593855</text:p>
          </table:table-cell>
          <table:table-cell office:value-type="float" office:value="1508112769.80908" calcext:value-type="float">
            <text:p>1508112769.8090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" calcext:value-type="float">
            <text:p>99</text:p>
          </table:table-cell>
          <table:table-cell office:value-type="float" office:value="0.728186797437" calcext:value-type="float">
            <text:p>0.728186797437</text:p>
          </table:table-cell>
          <table:table-cell office:value-type="float" office:value="0.728112557429" calcext:value-type="float">
            <text:p>0.728112557429</text:p>
          </table:table-cell>
          <table:table-cell office:value-type="float" office:value="0.728127405431" calcext:value-type="float">
            <text:p>0.728127405431</text:p>
          </table:table-cell>
          <table:table-cell office:value-type="float" office:value="0.728112557429" calcext:value-type="float">
            <text:p>0.728112557429</text:p>
          </table:table-cell>
          <table:table-cell office:value-type="float" office:value="1508113242.20881" calcext:value-type="float">
            <text:p>1508113242.2088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728218961087" calcext:value-type="float">
            <text:p>0.728218961087</text:p>
          </table:table-cell>
          <table:table-cell office:value-type="float" office:value="1508113841.88946" calcext:value-type="float">
            <text:p>1508113841.8894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" calcext:value-type="float">
            <text:p>99</text:p>
          </table:table-cell>
          <table:table-cell office:value-type="float" office:value="0.432501572544" calcext:value-type="float">
            <text:p>0.432501572544</text:p>
          </table:table-cell>
          <table:table-cell office:value-type="float" office:value="0.43238789443" calcext:value-type="float">
            <text:p>0.43238789443</text:p>
          </table:table-cell>
          <table:table-cell office:value-type="float" office:value="0.432410630052" calcext:value-type="float">
            <text:p>0.432410630052</text:p>
          </table:table-cell>
          <table:table-cell office:value-type="float" office:value="0.43238789443" calcext:value-type="float">
            <text:p>0.43238789443</text:p>
          </table:table-cell>
          <table:table-cell office:value-type="float" office:value="1508113978.44339" calcext:value-type="float">
            <text:p>1508113978.4433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" calcext:value-type="float">
            <text:p>99</text:p>
          </table:table-cell>
          <table:table-cell office:value-type="float" office:value="0.429521110115" calcext:value-type="float">
            <text:p>0.429521110115</text:p>
          </table:table-cell>
          <table:table-cell office:value-type="float" office:value="0.429455453069" calcext:value-type="float">
            <text:p>0.429455453069</text:p>
          </table:table-cell>
          <table:table-cell office:value-type="float" office:value="0.429507978706" calcext:value-type="float">
            <text:p>0.429507978706</text:p>
          </table:table-cell>
          <table:table-cell office:value-type="float" office:value="0.429521110115" calcext:value-type="float">
            <text:p>0.429521110115</text:p>
          </table:table-cell>
          <table:table-cell office:value-type="float" office:value="1508114048.58004" calcext:value-type="float">
            <text:p>1508114048.5800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office:value-type="float" office:value="0.477796365584" calcext:value-type="float">
            <text:p>0.477796365584</text:p>
          </table:table-cell>
          <table:table-cell office:value-type="float" office:value="0.477690252088" calcext:value-type="float">
            <text:p>0.477690252088</text:p>
          </table:table-cell>
          <table:table-cell office:value-type="float" office:value="0.477775142885" calcext:value-type="float">
            <text:p>0.477775142885</text:p>
          </table:table-cell>
          <table:table-cell office:value-type="float" office:value="0.477796365584" calcext:value-type="float">
            <text:p>0.477796365584</text:p>
          </table:table-cell>
          <table:table-cell office:value-type="float" office:value="1508114427.091" calcext:value-type="float">
            <text:p>1508114427.09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728144712078" calcext:value-type="float">
            <text:p>0.728144712078</text:p>
          </table:table-cell>
          <table:table-cell office:value-type="float" office:value="1508114661.33421" calcext:value-type="float">
            <text:p>1508114661.3342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" calcext:value-type="float">
            <text:p>99</text:p>
          </table:table-cell>
          <table:table-cell office:value-type="float" office:value="0.481592454987" calcext:value-type="float">
            <text:p>0.481592454987</text:p>
          </table:table-cell>
          <table:table-cell office:value-type="float" office:value="0.481493846471" calcext:value-type="float">
            <text:p>0.481493846471</text:p>
          </table:table-cell>
          <table:table-cell office:value-type="float" office:value="0.481572733284" calcext:value-type="float">
            <text:p>0.481572733284</text:p>
          </table:table-cell>
          <table:table-cell office:value-type="float" office:value="0.481592454987" calcext:value-type="float">
            <text:p>0.481592454987</text:p>
          </table:table-cell>
          <table:table-cell office:value-type="float" office:value="1508114757.71273" calcext:value-type="float">
            <text:p>1508114757.7127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663124656546" calcext:value-type="float">
            <text:p>0.663124656546</text:p>
          </table:table-cell>
          <table:table-cell office:value-type="float" office:value="1508115089.23697" calcext:value-type="float">
            <text:p>1508115089.2369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730842097838" calcext:value-type="float">
            <text:p>0.730842097838</text:p>
          </table:table-cell>
          <table:table-cell office:value-type="float" office:value="1508115214.58376" calcext:value-type="float">
            <text:p>1508115214.5837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" calcext:value-type="float">
            <text:p>99</text:p>
          </table:table-cell>
          <table:table-cell office:value-type="float" office:value="0.491795159085" calcext:value-type="float">
            <text:p>0.491795159085</text:p>
          </table:table-cell>
          <table:table-cell office:value-type="float" office:value="0.491671785657" calcext:value-type="float">
            <text:p>0.491671785657</text:p>
          </table:table-cell>
          <table:table-cell office:value-type="float" office:value="0.4917704844" calcext:value-type="float">
            <text:p>0.4917704844</text:p>
          </table:table-cell>
          <table:table-cell office:value-type="float" office:value="0.491795159085" calcext:value-type="float">
            <text:p>0.491795159085</text:p>
          </table:table-cell>
          <table:table-cell office:value-type="float" office:value="1508115249.31688" calcext:value-type="float">
            <text:p>1508115249.3168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716534839243" calcext:value-type="float">
            <text:p>0.716534839243</text:p>
          </table:table-cell>
          <table:table-cell office:value-type="float" office:value="1508115296.7208" calcext:value-type="float">
            <text:p>1508115296.720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714328349251" calcext:value-type="float">
            <text:p>0.714328349251</text:p>
          </table:table-cell>
          <table:table-cell office:value-type="float" office:value="1508115499.34838" calcext:value-type="float">
            <text:p>1508115499.3483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71454524738" calcext:value-type="float">
            <text:p>0.71454524738</text:p>
          </table:table-cell>
          <table:table-cell office:value-type="float" office:value="1508115681.42533" calcext:value-type="float">
            <text:p>1508115681.4253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" calcext:value-type="float">
            <text:p>99</text:p>
          </table:table-cell>
          <table:table-cell office:value-type="float" office:value="0.506308753427" calcext:value-type="float">
            <text:p>0.506308753427</text:p>
          </table:table-cell>
          <table:table-cell office:value-type="float" office:value="0.506000104299" calcext:value-type="float">
            <text:p>0.506000104299</text:p>
          </table:table-cell>
          <table:table-cell office:value-type="float" office:value="0.506247023602" calcext:value-type="float">
            <text:p>0.506247023602</text:p>
          </table:table-cell>
          <table:table-cell office:value-type="float" office:value="0.506308753427" calcext:value-type="float">
            <text:p>0.506308753427</text:p>
          </table:table-cell>
          <table:table-cell office:value-type="float" office:value="1508115681.69204" calcext:value-type="float">
            <text:p>1508115681.6920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office:value-type="float" office:value="0.727834898742" calcext:value-type="float">
            <text:p>0.727834898742</text:p>
          </table:table-cell>
          <table:table-cell office:value-type="float" office:value="0.727649459779" calcext:value-type="float">
            <text:p>0.727649459779</text:p>
          </table:table-cell>
          <table:table-cell office:value-type="float" office:value="0.727686547571" calcext:value-type="float">
            <text:p>0.727686547571</text:p>
          </table:table-cell>
          <table:table-cell office:value-type="float" office:value="0.727649459779" calcext:value-type="float">
            <text:p>0.727649459779</text:p>
          </table:table-cell>
          <table:table-cell office:value-type="float" office:value="1508115881.60491" calcext:value-type="float">
            <text:p>1508115881.6049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726801787477" calcext:value-type="float">
            <text:p>0.726801787477</text:p>
          </table:table-cell>
          <table:table-cell office:value-type="float" office:value="1508116196.18303" calcext:value-type="float">
            <text:p>1508116196.1830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" calcext:value-type="float">
            <text:p>49</text:p>
          </table:table-cell>
          <table:table-cell office:value-type="float" office:value="0.726168427462" calcext:value-type="float">
            <text:p>0.726168427462</text:p>
          </table:table-cell>
          <table:table-cell office:value-type="float" office:value="0.726061487345" calcext:value-type="float">
            <text:p>0.726061487345</text:p>
          </table:table-cell>
          <table:table-cell office:value-type="float" office:value="0.726082875368" calcext:value-type="float">
            <text:p>0.726082875368</text:p>
          </table:table-cell>
          <table:table-cell office:value-type="float" office:value="0.726061487345" calcext:value-type="float">
            <text:p>0.726061487345</text:p>
          </table:table-cell>
          <table:table-cell office:value-type="float" office:value="1508116782.85243" calcext:value-type="float">
            <text:p>1508116782.8524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58551064108" calcext:value-type="float">
            <text:p>0.458551064108</text:p>
          </table:table-cell>
          <table:table-cell office:value-type="float" office:value="1508117110.07762" calcext:value-type="float">
            <text:p>1508117110.0776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725431558095" calcext:value-type="float">
            <text:p>0.725431558095</text:p>
          </table:table-cell>
          <table:table-cell office:value-type="float" office:value="1508117427.11152" calcext:value-type="float">
            <text:p>1508117427.1115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0.452288913611" calcext:value-type="float">
            <text:p>0.452288913611</text:p>
          </table:table-cell>
          <table:table-cell office:value-type="float" office:value="0.451505124284" calcext:value-type="float">
            <text:p>0.451505124284</text:p>
          </table:table-cell>
          <table:table-cell office:value-type="float" office:value="0.451661882149" calcext:value-type="float">
            <text:p>0.451661882149</text:p>
          </table:table-cell>
          <table:table-cell office:value-type="float" office:value="0.451505124284" calcext:value-type="float">
            <text:p>0.451505124284</text:p>
          </table:table-cell>
          <table:table-cell office:value-type="float" office:value="1508117461.14325" calcext:value-type="float">
            <text:p>1508117461.1432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72577013749" calcext:value-type="float">
            <text:p>0.72577013749</text:p>
          </table:table-cell>
          <table:table-cell office:value-type="float" office:value="1508117516.66645" calcext:value-type="float">
            <text:p>1508117516.6664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71694227549" calcext:value-type="float">
            <text:p>0.471694227549</text:p>
          </table:table-cell>
          <table:table-cell office:value-type="float" office:value="1508117536.00163" calcext:value-type="float">
            <text:p>1508117536.0016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725451368469" calcext:value-type="float">
            <text:p>0.725451368469</text:p>
          </table:table-cell>
          <table:table-cell office:value-type="float" office:value="1508118347.88841" calcext:value-type="float">
            <text:p>1508118347.8884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43662999891" calcext:value-type="float">
            <text:p>0.443662999891</text:p>
          </table:table-cell>
          <table:table-cell office:value-type="float" office:value="1508118429.01286" calcext:value-type="float">
            <text:p>1508118429.0128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725604861662" calcext:value-type="float">
            <text:p>0.725604861662</text:p>
          </table:table-cell>
          <table:table-cell office:value-type="float" office:value="1508118572.99393" calcext:value-type="float">
            <text:p>1508118572.9939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73738151231" calcext:value-type="float">
            <text:p>0.473738151231</text:p>
          </table:table-cell>
          <table:table-cell office:value-type="float" office:value="1508118752.94059" calcext:value-type="float">
            <text:p>1508118752.9405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725607356031" calcext:value-type="float">
            <text:p>0.725607356031</text:p>
          </table:table-cell>
          <table:table-cell office:value-type="float" office:value="1508119130.77646" calcext:value-type="float">
            <text:p>1508119130.7764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31359117539" calcext:value-type="float">
            <text:p>0.431359117539</text:p>
          </table:table-cell>
          <table:table-cell office:value-type="float" office:value="1508119146.60925" calcext:value-type="float">
            <text:p>1508119146.6092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19941581368" calcext:value-type="float">
            <text:p>0.419941581368</text:p>
          </table:table-cell>
          <table:table-cell office:value-type="float" office:value="1508119224.30629" calcext:value-type="float">
            <text:p>1508119224.3062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" calcext:value-type="float">
            <text:p>49</text:p>
          </table:table-cell>
          <table:table-cell office:value-type="float" office:value="0.421778552517" calcext:value-type="float">
            <text:p>0.421778552517</text:p>
          </table:table-cell>
          <table:table-cell office:value-type="float" office:value="0.421697311096" calcext:value-type="float">
            <text:p>0.421697311096</text:p>
          </table:table-cell>
          <table:table-cell office:value-type="float" office:value="0.42171355938" calcext:value-type="float">
            <text:p>0.42171355938</text:p>
          </table:table-cell>
          <table:table-cell office:value-type="float" office:value="0.421697311096" calcext:value-type="float">
            <text:p>0.421697311096</text:p>
          </table:table-cell>
          <table:table-cell office:value-type="float" office:value="1508119603.50878" calcext:value-type="float">
            <text:p>1508119603.5087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" calcext:value-type="float">
            <text:p>49</text:p>
          </table:table-cell>
          <table:table-cell office:value-type="float" office:value="0.475859750625" calcext:value-type="float">
            <text:p>0.475859750625</text:p>
          </table:table-cell>
          <table:table-cell office:value-type="float" office:value="0.475840971996" calcext:value-type="float">
            <text:p>0.475840971996</text:p>
          </table:table-cell>
          <table:table-cell office:value-type="float" office:value="0.475844727722" calcext:value-type="float">
            <text:p>0.475844727722</text:p>
          </table:table-cell>
          <table:table-cell office:value-type="float" office:value="0.475840971996" calcext:value-type="float">
            <text:p>0.475840971996</text:p>
          </table:table-cell>
          <table:table-cell office:value-type="float" office:value="1508120561.96763" calcext:value-type="float">
            <text:p>1508120561.9676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" calcext:value-type="float">
            <text:p>49</text:p>
          </table:table-cell>
          <table:table-cell office:value-type="float" office:value="0.426008761561" calcext:value-type="float">
            <text:p>0.426008761561</text:p>
          </table:table-cell>
          <table:table-cell office:value-type="float" office:value="0.425205173451" calcext:value-type="float">
            <text:p>0.425205173451</text:p>
          </table:table-cell>
          <table:table-cell office:value-type="float" office:value="0.425365891073" calcext:value-type="float">
            <text:p>0.425365891073</text:p>
          </table:table-cell>
          <table:table-cell office:value-type="float" office:value="0.425205173451" calcext:value-type="float">
            <text:p>0.425205173451</text:p>
          </table:table-cell>
          <table:table-cell office:value-type="float" office:value="1508120593.90914" calcext:value-type="float">
            <text:p>1508120593.9091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86317316322" calcext:value-type="float">
            <text:p>0.486317316322</text:p>
          </table:table-cell>
          <table:table-cell office:value-type="float" office:value="1508120865.3208" calcext:value-type="float">
            <text:p>1508120865.320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69506716572" calcext:value-type="float">
            <text:p>0.469506716572</text:p>
          </table:table-cell>
          <table:table-cell office:value-type="float" office:value="1508121241.42512" calcext:value-type="float">
            <text:p>1508121241.4251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" calcext:value-type="float">
            <text:p>49</text:p>
          </table:table-cell>
          <table:table-cell office:value-type="float" office:value="0.502002873863" calcext:value-type="float">
            <text:p>0.502002873863</text:p>
          </table:table-cell>
          <table:table-cell office:value-type="float" office:value="0.501903159079" calcext:value-type="float">
            <text:p>0.501903159079</text:p>
          </table:table-cell>
          <table:table-cell office:value-type="float" office:value="0.501923102036" calcext:value-type="float">
            <text:p>0.501923102036</text:p>
          </table:table-cell>
          <table:table-cell office:value-type="float" office:value="0.501903159079" calcext:value-type="float">
            <text:p>0.501903159079</text:p>
          </table:table-cell>
          <table:table-cell office:value-type="float" office:value="1508121455.48757" calcext:value-type="float">
            <text:p>1508121455.4875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45891533332" calcext:value-type="float">
            <text:p>0.45891533332</text:p>
          </table:table-cell>
          <table:table-cell office:value-type="float" office:value="1508166335.13303" calcext:value-type="float">
            <text:p>1508166335.1330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431933335809" calcext:value-type="float">
            <text:p>0.431933335809</text:p>
          </table:table-cell>
          <table:table-cell office:value-type="float" office:value="1508166347.12525" calcext:value-type="float">
            <text:p>1508166347.1252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432013533252" calcext:value-type="float">
            <text:p>0.432013533252</text:p>
          </table:table-cell>
          <table:table-cell office:value-type="float" office:value="1508166615.39511" calcext:value-type="float">
            <text:p>1508166615.3951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999" calcext:value-type="float">
            <text:p>3999</text:p>
          </table:table-cell>
          <table:table-cell office:value-type="float" office:value="0.467625499197" calcext:value-type="float">
            <text:p>0.467625499197</text:p>
          </table:table-cell>
          <table:table-cell office:value-type="float" office:value="0.467609720701" calcext:value-type="float">
            <text:p>0.467609720701</text:p>
          </table:table-cell>
          <table:table-cell office:value-type="float" office:value="0.467622343498" calcext:value-type="float">
            <text:p>0.467622343498</text:p>
          </table:table-cell>
          <table:table-cell office:value-type="float" office:value="0.467625499197" calcext:value-type="float">
            <text:p>0.467625499197</text:p>
          </table:table-cell>
          <table:table-cell office:value-type="float" office:value="1508166631.70817" calcext:value-type="float">
            <text:p>1508166631.7081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9" calcext:value-type="float">
            <text:p>4999</text:p>
          </table:table-cell>
          <table:table-cell office:value-type="float" office:value="0.464645333596" calcext:value-type="float">
            <text:p>0.464645333596</text:p>
          </table:table-cell>
          <table:table-cell office:value-type="float" office:value="0.464577945324" calcext:value-type="float">
            <text:p>0.464577945324</text:p>
          </table:table-cell>
          <table:table-cell office:value-type="float" office:value="0.464591422979" calcext:value-type="float">
            <text:p>0.464591422979</text:p>
          </table:table-cell>
          <table:table-cell office:value-type="float" office:value="0.464577945324" calcext:value-type="float">
            <text:p>0.464577945324</text:p>
          </table:table-cell>
          <table:table-cell office:value-type="float" office:value="1508166817.54222" calcext:value-type="float">
            <text:p>1508166817.5422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453890523797" calcext:value-type="float">
            <text:p>0.453890523797</text:p>
          </table:table-cell>
          <table:table-cell office:value-type="float" office:value="1508166953.27182" calcext:value-type="float">
            <text:p>1508166953.2718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46896335304" calcext:value-type="float">
            <text:p>0.46896335304</text:p>
          </table:table-cell>
          <table:table-cell office:value-type="float" office:value="1508167153.91748" calcext:value-type="float">
            <text:p>1508167153.9174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475465872369" calcext:value-type="float">
            <text:p>0.475465872369</text:p>
          </table:table-cell>
          <table:table-cell office:value-type="float" office:value="1508167331.4712" calcext:value-type="float">
            <text:p>1508167331.471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999" calcext:value-type="float">
            <text:p>3999</text:p>
          </table:table-cell>
          <table:table-cell office:value-type="float" office:value="0.47872369981" calcext:value-type="float">
            <text:p>0.47872369981</text:p>
          </table:table-cell>
          <table:table-cell office:value-type="float" office:value="0.478717986722" calcext:value-type="float">
            <text:p>0.478717986722</text:p>
          </table:table-cell>
          <table:table-cell office:value-type="float" office:value="0.478722557192" calcext:value-type="float">
            <text:p>0.478722557192</text:p>
          </table:table-cell>
          <table:table-cell office:value-type="float" office:value="0.47872369981" calcext:value-type="float">
            <text:p>0.47872369981</text:p>
          </table:table-cell>
          <table:table-cell office:value-type="float" office:value="1508167630.79487" calcext:value-type="float">
            <text:p>1508167630.7948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9" calcext:value-type="float">
            <text:p>4999</text:p>
          </table:table-cell>
          <table:table-cell office:value-type="float" office:value="0.475222137079" calcext:value-type="float">
            <text:p>0.475222137079</text:p>
          </table:table-cell>
          <table:table-cell office:value-type="float" office:value="0.47516254845" calcext:value-type="float">
            <text:p>0.47516254845</text:p>
          </table:table-cell>
          <table:table-cell office:value-type="float" office:value="0.475210219353" calcext:value-type="float">
            <text:p>0.475210219353</text:p>
          </table:table-cell>
          <table:table-cell office:value-type="float" office:value="0.475222137079" calcext:value-type="float">
            <text:p>0.475222137079</text:p>
          </table:table-cell>
          <table:table-cell office:value-type="float" office:value="1508167634.86325" calcext:value-type="float">
            <text:p>1508167634.8632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999" calcext:value-type="float">
            <text:p>3999</text:p>
          </table:table-cell>
          <table:table-cell office:value-type="float" office:value="0.500032990869" calcext:value-type="float">
            <text:p>0.500032990869</text:p>
          </table:table-cell>
          <table:table-cell office:value-type="float" office:value="0.485310335589" calcext:value-type="float">
            <text:p>0.485310335589</text:p>
          </table:table-cell>
          <table:table-cell office:value-type="float" office:value="0.488254866645" calcext:value-type="float">
            <text:p>0.488254866645</text:p>
          </table:table-cell>
          <table:table-cell office:value-type="float" office:value="0.485310335589" calcext:value-type="float">
            <text:p>0.485310335589</text:p>
          </table:table-cell>
          <table:table-cell office:value-type="float" office:value="1508167827.22693" calcext:value-type="float">
            <text:p>1508167827.2269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9" calcext:value-type="float">
            <text:p>2999</text:p>
          </table:table-cell>
          <table:table-cell office:value-type="float" office:value="0.473619538135" calcext:value-type="float">
            <text:p>0.473619538135</text:p>
          </table:table-cell>
          <table:table-cell office:value-type="float" office:value="0.473545834272" calcext:value-type="float">
            <text:p>0.473545834272</text:p>
          </table:table-cell>
          <table:table-cell office:value-type="float" office:value="0.473604797363" calcext:value-type="float">
            <text:p>0.473604797363</text:p>
          </table:table-cell>
          <table:table-cell office:value-type="float" office:value="0.473619538135" calcext:value-type="float">
            <text:p>0.473619538135</text:p>
          </table:table-cell>
          <table:table-cell office:value-type="float" office:value="1508168671.2729" calcext:value-type="float">
            <text:p>1508168671.272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52385978958" calcext:value-type="float">
            <text:p>0.452385978958</text:p>
          </table:table-cell>
          <table:table-cell office:value-type="float" office:value="1508168876.28567" calcext:value-type="float">
            <text:p>1508168876.2856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94785126716" calcext:value-type="float">
            <text:p>0.494785126716</text:p>
          </table:table-cell>
          <table:table-cell office:value-type="float" office:value="1508168994.22489" calcext:value-type="float">
            <text:p>1508168994.2248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5475180132" calcext:value-type="float">
            <text:p>0.45475180132</text:p>
          </table:table-cell>
          <table:table-cell office:value-type="float" office:value="1508169302.19685" calcext:value-type="float">
            <text:p>1508169302.1968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9" calcext:value-type="float">
            <text:p>2999</text:p>
          </table:table-cell>
          <table:table-cell office:value-type="float" office:value="0.489678184629" calcext:value-type="float">
            <text:p>0.489678184629</text:p>
          </table:table-cell>
          <table:table-cell office:value-type="float" office:value="0.489296891756" calcext:value-type="float">
            <text:p>0.489296891756</text:p>
          </table:table-cell>
          <table:table-cell office:value-type="float" office:value="0.489373150331" calcext:value-type="float">
            <text:p>0.489373150331</text:p>
          </table:table-cell>
          <table:table-cell office:value-type="float" office:value="0.489296891756" calcext:value-type="float">
            <text:p>0.489296891756</text:p>
          </table:table-cell>
          <table:table-cell office:value-type="float" office:value="1508169313.07843" calcext:value-type="float">
            <text:p>1508169313.0784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78650705541" calcext:value-type="float">
            <text:p>0.478650705541</text:p>
          </table:table-cell>
          <table:table-cell office:value-type="float" office:value="1508169832.77422" calcext:value-type="float">
            <text:p>1508169832.7742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95726935982" calcext:value-type="float">
            <text:p>0.495726935982</text:p>
          </table:table-cell>
          <table:table-cell office:value-type="float" office:value="1508169842.45372" calcext:value-type="float">
            <text:p>1508169842.4537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50057418522" calcext:value-type="float">
            <text:p>0.50057418522</text:p>
          </table:table-cell>
          <table:table-cell office:value-type="float" office:value="1508169877.13217" calcext:value-type="float">
            <text:p>1508169877.1321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99557997015" calcext:value-type="float">
            <text:p>0.499557997015</text:p>
          </table:table-cell>
          <table:table-cell office:value-type="float" office:value="1508169883.05382" calcext:value-type="float">
            <text:p>1508169883.0538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9" calcext:value-type="float">
            <text:p>2999</text:p>
          </table:table-cell>
          <table:table-cell office:value-type="float" office:value="0.483676654599" calcext:value-type="float">
            <text:p>0.483676654599</text:p>
          </table:table-cell>
          <table:table-cell office:value-type="float" office:value="0.483586455893" calcext:value-type="float">
            <text:p>0.483586455893</text:p>
          </table:table-cell>
          <table:table-cell office:value-type="float" office:value="0.483658614858" calcext:value-type="float">
            <text:p>0.483658614858</text:p>
          </table:table-cell>
          <table:table-cell office:value-type="float" office:value="0.483676654599" calcext:value-type="float">
            <text:p>0.483676654599</text:p>
          </table:table-cell>
          <table:table-cell office:value-type="float" office:value="1508169916.2072" calcext:value-type="float">
            <text:p>1508169916.207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505372683719" calcext:value-type="float">
            <text:p>0.505372683719</text:p>
          </table:table-cell>
          <table:table-cell office:value-type="float" office:value="1508170090.28981" calcext:value-type="float">
            <text:p>1508170090.2898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9" calcext:value-type="float">
            <text:p>2999</text:p>
          </table:table-cell>
          <table:table-cell office:value-type="float" office:value="0.486176437688" calcext:value-type="float">
            <text:p>0.486176437688</text:p>
          </table:table-cell>
          <table:table-cell office:value-type="float" office:value="0.486160633834" calcext:value-type="float">
            <text:p>0.486160633834</text:p>
          </table:table-cell>
          <table:table-cell office:value-type="float" office:value="0.486173276917" calcext:value-type="float">
            <text:p>0.486173276917</text:p>
          </table:table-cell>
          <table:table-cell office:value-type="float" office:value="0.486176437688" calcext:value-type="float">
            <text:p>0.486176437688</text:p>
          </table:table-cell>
          <table:table-cell office:value-type="float" office:value="1508170266.88951" calcext:value-type="float">
            <text:p>1508170266.8895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999" calcext:value-type="float">
            <text:p>1999</text:p>
          </table:table-cell>
          <table:table-cell office:value-type="float" office:value="0.505049977022" calcext:value-type="float">
            <text:p>0.505049977022</text:p>
          </table:table-cell>
          <table:table-cell office:value-type="float" office:value="0.505005050391" calcext:value-type="float">
            <text:p>0.505005050391</text:p>
          </table:table-cell>
          <table:table-cell office:value-type="float" office:value="0.505040991696" calcext:value-type="float">
            <text:p>0.505040991696</text:p>
          </table:table-cell>
          <table:table-cell office:value-type="float" office:value="0.505049977022" calcext:value-type="float">
            <text:p>0.505049977022</text:p>
          </table:table-cell>
          <table:table-cell office:value-type="float" office:value="1508170463.71678" calcext:value-type="float">
            <text:p>1508170463.7167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510444457118" calcext:value-type="float">
            <text:p>0.510444457118</text:p>
          </table:table-cell>
          <table:table-cell office:value-type="float" office:value="1508170512.53378" calcext:value-type="float">
            <text:p>1508170512.5337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9" calcext:value-type="float">
            <text:p>2999</text:p>
          </table:table-cell>
          <table:table-cell office:value-type="float" office:value="0.504439120034" calcext:value-type="float">
            <text:p>0.504439120034</text:p>
          </table:table-cell>
          <table:table-cell office:value-type="float" office:value="0.504185004146" calcext:value-type="float">
            <text:p>0.504185004146</text:p>
          </table:table-cell>
          <table:table-cell office:value-type="float" office:value="0.504235827324" calcext:value-type="float">
            <text:p>0.504235827324</text:p>
          </table:table-cell>
          <table:table-cell office:value-type="float" office:value="0.504185004146" calcext:value-type="float">
            <text:p>0.504185004146</text:p>
          </table:table-cell>
          <table:table-cell office:value-type="float" office:value="1508170656.87316" calcext:value-type="float">
            <text:p>1508170656.8731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35854310768" calcext:value-type="float">
            <text:p>0.435854310768</text:p>
          </table:table-cell>
          <table:table-cell office:value-type="float" office:value="1508171108.03121" calcext:value-type="float">
            <text:p>1508171108.0312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519589878352" calcext:value-type="float">
            <text:p>0.519589878352</text:p>
          </table:table-cell>
          <table:table-cell office:value-type="float" office:value="1508171403.55073" calcext:value-type="float">
            <text:p>1508171403.5507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84518205717" calcext:value-type="float">
            <text:p>0.484518205717</text:p>
          </table:table-cell>
          <table:table-cell office:value-type="float" office:value="1508171669.859" calcext:value-type="float">
            <text:p>1508171669.85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99" calcext:value-type="float">
            <text:p>1499</text:p>
          </table:table-cell>
          <table:table-cell office:value-type="float" office:value="0.496441065983" calcext:value-type="float">
            <text:p>0.496441065983</text:p>
          </table:table-cell>
          <table:table-cell office:value-type="float" office:value="0.496052985814" calcext:value-type="float">
            <text:p>0.496052985814</text:p>
          </table:table-cell>
          <table:table-cell office:value-type="float" office:value="0.496363449949" calcext:value-type="float">
            <text:p>0.496363449949</text:p>
          </table:table-cell>
          <table:table-cell office:value-type="float" office:value="0.496441065983" calcext:value-type="float">
            <text:p>0.496441065983</text:p>
          </table:table-cell>
          <table:table-cell office:value-type="float" office:value="1508171720.99061" calcext:value-type="float">
            <text:p>1508171720.9906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506225608632" calcext:value-type="float">
            <text:p>0.506225608632</text:p>
          </table:table-cell>
          <table:table-cell office:value-type="float" office:value="1508171722.72854" calcext:value-type="float">
            <text:p>1508171722.7285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508433166298" calcext:value-type="float">
            <text:p>0.508433166298</text:p>
          </table:table-cell>
          <table:table-cell office:value-type="float" office:value="1508171869.9506" calcext:value-type="float">
            <text:p>1508171869.950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513789985502" calcext:value-type="float">
            <text:p>0.513789985502</text:p>
          </table:table-cell>
          <table:table-cell office:value-type="float" office:value="1508172049.59704" calcext:value-type="float">
            <text:p>1508172049.5970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517998839496" calcext:value-type="float">
            <text:p>0.517998839496</text:p>
          </table:table-cell>
          <table:table-cell office:value-type="float" office:value="1508172327.11237" calcext:value-type="float">
            <text:p>1508172327.1123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523055066967" calcext:value-type="float">
            <text:p>0.523055066967</text:p>
          </table:table-cell>
          <table:table-cell office:value-type="float" office:value="1508172352.75386" calcext:value-type="float">
            <text:p>1508172352.7538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534026888195" calcext:value-type="float">
            <text:p>0.534026888195</text:p>
          </table:table-cell>
          <table:table-cell office:value-type="float" office:value="1508173043.63673" calcext:value-type="float">
            <text:p>1508173043.6367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9" calcext:value-type="float">
            <text:p>999</text:p>
          </table:table-cell>
          <table:table-cell office:value-type="float" office:value="0.533038299337" calcext:value-type="float">
            <text:p>0.533038299337</text:p>
          </table:table-cell>
          <table:table-cell office:value-type="float" office:value="0.533037465496" calcext:value-type="float">
            <text:p>0.533037465496</text:p>
          </table:table-cell>
          <table:table-cell office:value-type="float" office:value="0.533037632264" calcext:value-type="float">
            <text:p>0.533037632264</text:p>
          </table:table-cell>
          <table:table-cell office:value-type="float" office:value="0.533037465496" calcext:value-type="float">
            <text:p>0.533037465496</text:p>
          </table:table-cell>
          <table:table-cell office:value-type="float" office:value="1508173061.12334" calcext:value-type="float">
            <text:p>1508173061.1233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30121929244" calcext:value-type="float">
            <text:p>0.430121929244</text:p>
          </table:table-cell>
          <table:table-cell office:value-type="float" office:value="1508173238.17708" calcext:value-type="float">
            <text:p>1508173238.1770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83606218913" calcext:value-type="float">
            <text:p>0.483606218913</text:p>
          </table:table-cell>
          <table:table-cell office:value-type="float" office:value="1508173450.8829" calcext:value-type="float">
            <text:p>1508173450.882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72633031669" calcext:value-type="float">
            <text:p>0.472633031669</text:p>
          </table:table-cell>
          <table:table-cell office:value-type="float" office:value="1508173456.43023" calcext:value-type="float">
            <text:p>1508173456.4302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500322793205" calcext:value-type="float">
            <text:p>0.500322793205</text:p>
          </table:table-cell>
          <table:table-cell office:value-type="float" office:value="1508173608.04997" calcext:value-type="float">
            <text:p>1508173608.0499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528451881785" calcext:value-type="float">
            <text:p>0.528451881785</text:p>
          </table:table-cell>
          <table:table-cell office:value-type="float" office:value="1508173891.53915" calcext:value-type="float">
            <text:p>1508173891.5391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9" calcext:value-type="float">
            <text:p>999</text:p>
          </table:table-cell>
          <table:table-cell office:value-type="float" office:value="0.518193681225" calcext:value-type="float">
            <text:p>0.518193681225</text:p>
          </table:table-cell>
          <table:table-cell office:value-type="float" office:value="0.518150146935" calcext:value-type="float">
            <text:p>0.518150146935</text:p>
          </table:table-cell>
          <table:table-cell office:value-type="float" office:value="0.518158853793" calcext:value-type="float">
            <text:p>0.518158853793</text:p>
          </table:table-cell>
          <table:table-cell office:value-type="float" office:value="0.518150146935" calcext:value-type="float">
            <text:p>0.518150146935</text:p>
          </table:table-cell>
          <table:table-cell office:value-type="float" office:value="1508173930.48508" calcext:value-type="float">
            <text:p>1508173930.4850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535885998887" calcext:value-type="float">
            <text:p>0.535885998887</text:p>
          </table:table-cell>
          <table:table-cell office:value-type="float" office:value="1508174238.15017" calcext:value-type="float">
            <text:p>1508174238.1501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538343275971" calcext:value-type="float">
            <text:p>0.538343275971</text:p>
          </table:table-cell>
          <table:table-cell office:value-type="float" office:value="1508174258.50255" calcext:value-type="float">
            <text:p>1508174258.5025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43741469183" calcext:value-type="float">
            <text:p>0.443741469183</text:p>
          </table:table-cell>
          <table:table-cell office:value-type="float" office:value="1508174963.94398" calcext:value-type="float">
            <text:p>1508174963.9439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545755498575" calcext:value-type="float">
            <text:p>0.545755498575</text:p>
          </table:table-cell>
          <table:table-cell office:value-type="float" office:value="1508175194.00044" calcext:value-type="float">
            <text:p>1508175194.0004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59886612905" calcext:value-type="float">
            <text:p>0.459886612905</text:p>
          </table:table-cell>
          <table:table-cell office:value-type="float" office:value="1508175213.43307" calcext:value-type="float">
            <text:p>1508175213.4330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52335320837" calcext:value-type="float">
            <text:p>0.452335320837</text:p>
          </table:table-cell>
          <table:table-cell office:value-type="float" office:value="1508175348.93597" calcext:value-type="float">
            <text:p>1508175348.9359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531741467091" calcext:value-type="float">
            <text:p>0.531741467091</text:p>
          </table:table-cell>
          <table:table-cell office:value-type="float" office:value="1508175524.67129" calcext:value-type="float">
            <text:p>1508175524.6712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9" calcext:value-type="float">
            <text:p>499</text:p>
          </table:table-cell>
          <table:table-cell office:value-type="float" office:value="0.473815234853" calcext:value-type="float">
            <text:p>0.473815234853</text:p>
          </table:table-cell>
          <table:table-cell office:value-type="float" office:value="0.473814072397" calcext:value-type="float">
            <text:p>0.473814072397</text:p>
          </table:table-cell>
          <table:table-cell office:value-type="float" office:value="0.473815002362" calcext:value-type="float">
            <text:p>0.473815002362</text:p>
          </table:table-cell>
          <table:table-cell office:value-type="float" office:value="0.473815234853" calcext:value-type="float">
            <text:p>0.473815234853</text:p>
          </table:table-cell>
          <table:table-cell office:value-type="float" office:value="1508175691.42748" calcext:value-type="float">
            <text:p>1508175691.4274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513789855473" calcext:value-type="float">
            <text:p>0.513789855473</text:p>
          </table:table-cell>
          <table:table-cell office:value-type="float" office:value="1508175794.9282" calcext:value-type="float">
            <text:p>1508175794.928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553194661127" calcext:value-type="float">
            <text:p>0.553194661127</text:p>
          </table:table-cell>
          <table:table-cell office:value-type="float" office:value="1508176023.40487" calcext:value-type="float">
            <text:p>1508176023.4048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560014515" calcext:value-type="float">
            <text:p>0.560014515</text:p>
          </table:table-cell>
          <table:table-cell office:value-type="float" office:value="1508176143.35802" calcext:value-type="float">
            <text:p>1508176143.3580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552252331508" calcext:value-type="float">
            <text:p>0.552252331508</text:p>
          </table:table-cell>
          <table:table-cell office:value-type="float" office:value="1508176148.04815" calcext:value-type="float">
            <text:p>1508176148.0481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" calcext:value-type="float">
            <text:p>499</text:p>
          </table:table-cell>
          <table:table-cell office:value-type="float" office:value="0.556441983434" calcext:value-type="float">
            <text:p>0.556441983434</text:p>
          </table:table-cell>
          <table:table-cell office:value-type="float" office:value="0.556426240208" calcext:value-type="float">
            <text:p>0.556426240208</text:p>
          </table:table-cell>
          <table:table-cell office:value-type="float" office:value="0.556438834789" calcext:value-type="float">
            <text:p>0.556438834789</text:p>
          </table:table-cell>
          <table:table-cell office:value-type="float" office:value="0.556441983434" calcext:value-type="float">
            <text:p>0.556441983434</text:p>
          </table:table-cell>
          <table:table-cell office:value-type="float" office:value="1508176319.08835" calcext:value-type="float">
            <text:p>1508176319.0883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82857917911" calcext:value-type="float">
            <text:p>0.482857917911</text:p>
          </table:table-cell>
          <table:table-cell office:value-type="float" office:value="1508176878.23134" calcext:value-type="float">
            <text:p>1508176878.2313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59695886596" calcext:value-type="float">
            <text:p>0.459695886596</text:p>
          </table:table-cell>
          <table:table-cell office:value-type="float" office:value="1508177018.87814" calcext:value-type="float">
            <text:p>1508177018.8781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53403551731" calcext:value-type="float">
            <text:p>0.453403551731</text:p>
          </table:table-cell>
          <table:table-cell office:value-type="float" office:value="1508177206.45125" calcext:value-type="float">
            <text:p>1508177206.4512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53871834663" calcext:value-type="float">
            <text:p>0.53871834663</text:p>
          </table:table-cell>
          <table:table-cell office:value-type="float" office:value="1508177424.50891" calcext:value-type="float">
            <text:p>1508177424.5089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38460763271" calcext:value-type="float">
            <text:p>0.438460763271</text:p>
          </table:table-cell>
          <table:table-cell office:value-type="float" office:value="1508177494.32578" calcext:value-type="float">
            <text:p>1508177494.3257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517075135667" calcext:value-type="float">
            <text:p>0.517075135667</text:p>
          </table:table-cell>
          <table:table-cell office:value-type="float" office:value="1508177830.78905" calcext:value-type="float">
            <text:p>1508177830.7890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" calcext:value-type="float">
            <text:p>299</text:p>
          </table:table-cell>
          <table:table-cell office:value-type="float" office:value="0.565366607669" calcext:value-type="float">
            <text:p>0.565366607669</text:p>
          </table:table-cell>
          <table:table-cell office:value-type="float" office:value="0.565326096205" calcext:value-type="float">
            <text:p>0.565326096205</text:p>
          </table:table-cell>
          <table:table-cell office:value-type="float" office:value="0.565334198497" calcext:value-type="float">
            <text:p>0.565334198497</text:p>
          </table:table-cell>
          <table:table-cell office:value-type="float" office:value="0.565326096205" calcext:value-type="float">
            <text:p>0.565326096205</text:p>
          </table:table-cell>
          <table:table-cell office:value-type="float" office:value="1508177881.86042" calcext:value-type="float">
            <text:p>1508177881.8604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548574268012" calcext:value-type="float">
            <text:p>0.548574268012</text:p>
          </table:table-cell>
          <table:table-cell office:value-type="float" office:value="1508177903.53998" calcext:value-type="float">
            <text:p>1508177903.5399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551714492986" calcext:value-type="float">
            <text:p>0.551714492986</text:p>
          </table:table-cell>
          <table:table-cell office:value-type="float" office:value="1508178246.20029" calcext:value-type="float">
            <text:p>1508178246.2002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569045053441" calcext:value-type="float">
            <text:p>0.569045053441</text:p>
          </table:table-cell>
          <table:table-cell office:value-type="float" office:value="1508178253.64049" calcext:value-type="float">
            <text:p>1508178253.6404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559665383649" calcext:value-type="float">
            <text:p>0.559665383649</text:p>
          </table:table-cell>
          <table:table-cell office:value-type="float" office:value="1508178427.9489" calcext:value-type="float">
            <text:p>1508178427.948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45252540463" calcext:value-type="float">
            <text:p>0.445252540463</text:p>
          </table:table-cell>
          <table:table-cell office:value-type="float" office:value="1508179029.29451" calcext:value-type="float">
            <text:p>1508179029.2945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24811523136" calcext:value-type="float">
            <text:p>0.424811523136</text:p>
          </table:table-cell>
          <table:table-cell office:value-type="float" office:value="1508179225.78975" calcext:value-type="float">
            <text:p>1508179225.7897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0223949138344" calcext:value-type="float">
            <text:p>0.0223949138344</text:p>
          </table:table-cell>
          <table:table-cell office:value-type="float" office:value="1508179404.06737" calcext:value-type="float">
            <text:p>1508179404.0673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576666818127" calcext:value-type="float">
            <text:p>0.576666818127</text:p>
          </table:table-cell>
          <table:table-cell office:value-type="float" office:value="1508179774.42555" calcext:value-type="float">
            <text:p>1508179774.4255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505416582479" calcext:value-type="float">
            <text:p>0.505416582479</text:p>
          </table:table-cell>
          <table:table-cell office:value-type="float" office:value="1508179802.12929" calcext:value-type="float">
            <text:p>1508179802.1292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527758298341" calcext:value-type="float">
            <text:p>0.527758298341</text:p>
          </table:table-cell>
          <table:table-cell office:value-type="float" office:value="1508179804.15988" calcext:value-type="float">
            <text:p>1508179804.1598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4520796033" calcext:value-type="float">
            <text:p>0.44520796033</text:p>
          </table:table-cell>
          <table:table-cell office:value-type="float" office:value="1508180155.51218" calcext:value-type="float">
            <text:p>1508180155.5121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552955279279" calcext:value-type="float">
            <text:p>0.552955279279</text:p>
          </table:table-cell>
          <table:table-cell office:value-type="float" office:value="1508180163.42838" calcext:value-type="float">
            <text:p>1508180163.4283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562908862715" calcext:value-type="float">
            <text:p>0.562908862715</text:p>
          </table:table-cell>
          <table:table-cell office:value-type="float" office:value="1508180302.60817" calcext:value-type="float">
            <text:p>1508180302.6081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568768527764" calcext:value-type="float">
            <text:p>0.568768527764</text:p>
          </table:table-cell>
          <table:table-cell office:value-type="float" office:value="1508180542.14877" calcext:value-type="float">
            <text:p>1508180542.1487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67534286491" calcext:value-type="float">
            <text:p>0.467534286491</text:p>
          </table:table-cell>
          <table:table-cell office:value-type="float" office:value="1508180544.25441" calcext:value-type="float">
            <text:p>1508180544.2544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542329459263" calcext:value-type="float">
            <text:p>0.542329459263</text:p>
          </table:table-cell>
          <table:table-cell office:value-type="float" office:value="1508180786.71464" calcext:value-type="float">
            <text:p>1508180786.7146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0271955495619" calcext:value-type="float">
            <text:p>0.0271955495619</text:p>
          </table:table-cell>
          <table:table-cell office:value-type="float" office:value="0.0271506601467" calcext:value-type="float">
            <text:p>0.0271506601467</text:p>
          </table:table-cell>
          <table:table-cell office:value-type="float" office:value="0.0271596380297" calcext:value-type="float">
            <text:p>0.0271596380297</text:p>
          </table:table-cell>
          <table:table-cell office:value-type="float" office:value="0.0271506601467" calcext:value-type="float">
            <text:p>0.0271506601467</text:p>
          </table:table-cell>
          <table:table-cell office:value-type="float" office:value="1508181399.42777" calcext:value-type="float">
            <text:p>1508181399.4277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44904371218" calcext:value-type="float">
            <text:p>0.344904371218</text:p>
          </table:table-cell>
          <table:table-cell office:value-type="float" office:value="1508181711.76002" calcext:value-type="float">
            <text:p>1508181711.7600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44459923045" calcext:value-type="float">
            <text:p>0.444459923045</text:p>
          </table:table-cell>
          <table:table-cell office:value-type="float" office:value="1508181736.37512" calcext:value-type="float">
            <text:p>1508181736.3751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51377742838" calcext:value-type="float">
            <text:p>0.451377742838</text:p>
          </table:table-cell>
          <table:table-cell office:value-type="float" office:value="1508181890.86206" calcext:value-type="float">
            <text:p>1508181890.8620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59972117482" calcext:value-type="float">
            <text:p>0.459972117482</text:p>
          </table:table-cell>
          <table:table-cell office:value-type="float" office:value="1508182108.26622" calcext:value-type="float">
            <text:p>1508182108.2662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50615690371" calcext:value-type="float">
            <text:p>0.50615690371</text:p>
          </table:table-cell>
          <table:table-cell office:value-type="float" office:value="1508182481.43107" calcext:value-type="float">
            <text:p>1508182481.4310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18371933634" calcext:value-type="float">
            <text:p>0.418371933634</text:p>
          </table:table-cell>
          <table:table-cell office:value-type="float" office:value="1508182593.52479" calcext:value-type="float">
            <text:p>1508182593.5247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547013668162" calcext:value-type="float">
            <text:p>0.547013668162</text:p>
          </table:table-cell>
          <table:table-cell office:value-type="float" office:value="1508182595.52003" calcext:value-type="float">
            <text:p>1508182595.5200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570562168545" calcext:value-type="float">
            <text:p>0.570562168545</text:p>
          </table:table-cell>
          <table:table-cell office:value-type="float" office:value="1508182967.44772" calcext:value-type="float">
            <text:p>1508182967.4477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552045504726" calcext:value-type="float">
            <text:p>0.552045504726</text:p>
          </table:table-cell>
          <table:table-cell office:value-type="float" office:value="1508183040.49258" calcext:value-type="float">
            <text:p>1508183040.4925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529111691394" calcext:value-type="float">
            <text:p>0.529111691394</text:p>
          </table:table-cell>
          <table:table-cell office:value-type="float" office:value="1508183230.89851" calcext:value-type="float">
            <text:p>1508183230.8985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562036410546" calcext:value-type="float">
            <text:p>0.562036410546</text:p>
          </table:table-cell>
          <table:table-cell office:value-type="float" office:value="1508183566.00028" calcext:value-type="float">
            <text:p>1508183566.0002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579408219605" calcext:value-type="float">
            <text:p>0.579408219605</text:p>
          </table:table-cell>
          <table:table-cell office:value-type="float" office:value="1508183616.20436" calcext:value-type="float">
            <text:p>1508183616.2043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nup_2" table:style-name="ta1">
        <table:shapes>
          <draw:frame draw:z-index="0" draw:style-name="gr1" draw:text-style-name="P1" svg:width="159.98mm" svg:height="89.74mm" svg:x="141.52mm" svg:y="2.26mm">
            <draw:object draw:notify-on-update-of-ranges="nup_2.A2:nup_2.A16 nup_2.C1:nup_2.C1 nup_2.C2:nup_2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K_cap</text:p>
          </table:table-cell>
          <table:table-cell office:value-type="string" calcext:value-type="string">
            <text:p>k_low</text:p>
          </table:table-cell>
          <table:table-cell office:value-type="string" calcext:value-type="string">
            <text:p>NMI_max</text:p>
          </table:table-cell>
          <table:table-cell office:value-type="string" calcext:value-type="string">
            <text:p>NMI_min</text:p>
          </table:table-cell>
          <table:table-cell office:value-type="string" calcext:value-type="string">
            <text:p>NMI_avg</text:p>
          </table:table-cell>
          <table:table-cell office:value-type="string" calcext:value-type="string">
            <text:p>NMI_med</text:p>
          </table:table-cell>
          <table:table-cell office:value-type="string" calcext:value-type="string">
            <text:p>UNIX_TIME</text:p>
          </table:table-cell>
          <table:table-cell office:value-type="string" calcext:value-type="string">
            <text:p>total_points</text:p>
          </table:table-cell>
          <table:table-cell office:value-type="string" calcext:value-type="string">
            <text:p>algo_choice</text:p>
          </table:table-cell>
          <table:table-cell office:value-type="string" calcext:value-type="string">
            <text:p>num_elements</text:p>
          </table:table-cell>
          <table:table-cell office:value-type="string" calcext:value-type="string">
            <text:p>in_file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plambda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-1" calcext:value-type="float">
            <text:p>-1</text:p>
          </table:table-cell>
          <table:table-cell office:value-type="float" office:value="0.415803746024" calcext:value-type="float">
            <text:p>0.415803746024</text:p>
          </table:table-cell>
          <table:table-cell office:value-type="float" office:value="0.415698927151" calcext:value-type="float">
            <text:p>0.415698927151</text:p>
          </table:table-cell>
          <table:table-cell office:value-type="float" office:value="0.415719890926" calcext:value-type="float">
            <text:p>0.415719890926</text:p>
          </table:table-cell>
          <table:table-cell office:value-type="float" office:value="0.415698927151" calcext:value-type="float">
            <text:p>0.415698927151</text:p>
          </table:table-cell>
          <table:table-cell office:value-type="float" office:value="1508052349.65792" calcext:value-type="float">
            <text:p>1508052349.65792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-1" calcext:value-type="float">
            <text:p>-1</text:p>
          </table:table-cell>
          <table:table-cell office:value-type="float" office:value="0.397297361621" calcext:value-type="float">
            <text:p>0.397297361621</text:p>
          </table:table-cell>
          <table:table-cell office:value-type="float" office:value="0.39714266563" calcext:value-type="float">
            <text:p>0.39714266563</text:p>
          </table:table-cell>
          <table:table-cell office:value-type="float" office:value="0.397266422423" calcext:value-type="float">
            <text:p>0.397266422423</text:p>
          </table:table-cell>
          <table:table-cell office:value-type="float" office:value="0.397297361621" calcext:value-type="float">
            <text:p>0.397297361621</text:p>
          </table:table-cell>
          <table:table-cell office:value-type="float" office:value="1508051382.45282" calcext:value-type="float">
            <text:p>1508051382.45282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393077180869" calcext:value-type="float">
            <text:p>0.393077180869</text:p>
          </table:table-cell>
          <table:table-cell office:value-type="float" office:value="1508051805.46516" calcext:value-type="float">
            <text:p>1508051805.46516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0" calcext:value-type="float">
            <text:p>100</text:p>
          </table:table-cell>
          <table:table-cell office:value-type="float" office:value="0.382367546389" calcext:value-type="float">
            <text:p>0.382367546389</text:p>
          </table:table-cell>
          <table:table-cell office:value-type="float" office:value="0.382290468147" calcext:value-type="float">
            <text:p>0.382290468147</text:p>
          </table:table-cell>
          <table:table-cell office:value-type="float" office:value="0.382352130741" calcext:value-type="float">
            <text:p>0.382352130741</text:p>
          </table:table-cell>
          <table:table-cell office:value-type="float" office:value="0.382367546389" calcext:value-type="float">
            <text:p>0.382367546389</text:p>
          </table:table-cell>
          <table:table-cell office:value-type="float" office:value="1507494150.51779" calcext:value-type="float">
            <text:p>1507494150.51779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0.382345551425" calcext:value-type="float">
            <text:p>0.382345551425</text:p>
          </table:table-cell>
          <table:table-cell office:value-type="float" office:value="1507489449.25471" calcext:value-type="float">
            <text:p>1507489449.25471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-1" calcext:value-type="float">
            <text:p>-1</text:p>
          </table:table-cell>
          <table:table-cell office:value-type="float" office:value="0.382234290002" calcext:value-type="float">
            <text:p>0.382234290002</text:p>
          </table:table-cell>
          <table:table-cell office:value-type="float" office:value="0.382114815231" calcext:value-type="float">
            <text:p>0.382114815231</text:p>
          </table:table-cell>
          <table:table-cell office:value-type="float" office:value="0.382210395048" calcext:value-type="float">
            <text:p>0.382210395048</text:p>
          </table:table-cell>
          <table:table-cell office:value-type="float" office:value="0.382234290002" calcext:value-type="float">
            <text:p>0.382234290002</text:p>
          </table:table-cell>
          <table:table-cell office:value-type="float" office:value="1508052623.40796" calcext:value-type="float">
            <text:p>1508052623.40796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358009862833" calcext:value-type="float">
            <text:p>0.358009862833</text:p>
          </table:table-cell>
          <table:table-cell office:value-type="float" office:value="1508051130.05864" calcext:value-type="float">
            <text:p>1508051130.05864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35659282028" calcext:value-type="float">
            <text:p>0.35659282028</text:p>
          </table:table-cell>
          <table:table-cell office:value-type="float" office:value="1508052156.82496" calcext:value-type="float">
            <text:p>1508052156.82496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355739392564" calcext:value-type="float">
            <text:p>0.355739392564</text:p>
          </table:table-cell>
          <table:table-cell office:value-type="float" office:value="1508051107.79536" calcext:value-type="float">
            <text:p>1508051107.79536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354926685554" calcext:value-type="float">
            <text:p>0.354926685554</text:p>
          </table:table-cell>
          <table:table-cell office:value-type="float" office:value="1508052001.5124" calcext:value-type="float">
            <text:p>1508052001.5124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-1" calcext:value-type="float">
            <text:p>-1</text:p>
          </table:table-cell>
          <table:table-cell office:value-type="float" office:value="0.354811622697" calcext:value-type="float">
            <text:p>0.354811622697</text:p>
          </table:table-cell>
          <table:table-cell office:value-type="float" office:value="0.354629514423" calcext:value-type="float">
            <text:p>0.354629514423</text:p>
          </table:table-cell>
          <table:table-cell office:value-type="float" office:value="0.354775201043" calcext:value-type="float">
            <text:p>0.354775201043</text:p>
          </table:table-cell>
          <table:table-cell office:value-type="float" office:value="0.354811622697" calcext:value-type="float">
            <text:p>0.354811622697</text:p>
          </table:table-cell>
          <table:table-cell office:value-type="float" office:value="1508051318.66475" calcext:value-type="float">
            <text:p>1508051318.66475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352898480562" calcext:value-type="float">
            <text:p>0.352898480562</text:p>
          </table:table-cell>
          <table:table-cell office:value-type="float" office:value="1508050865.03798" calcext:value-type="float">
            <text:p>1508050865.03798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-1" calcext:value-type="float">
            <text:p>-1</text:p>
          </table:table-cell>
          <table:table-cell office:value-type="float" office:value="0.352871680723" calcext:value-type="float">
            <text:p>0.352871680723</text:p>
          </table:table-cell>
          <table:table-cell office:value-type="float" office:value="0.352634447025" calcext:value-type="float">
            <text:p>0.352634447025</text:p>
          </table:table-cell>
          <table:table-cell office:value-type="float" office:value="0.352824233984" calcext:value-type="float">
            <text:p>0.352824233984</text:p>
          </table:table-cell>
          <table:table-cell office:value-type="float" office:value="0.352871680723" calcext:value-type="float">
            <text:p>0.352871680723</text:p>
          </table:table-cell>
          <table:table-cell office:value-type="float" office:value="1508051976.26302" calcext:value-type="float">
            <text:p>1508051976.26302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.341377820997" calcext:value-type="float">
            <text:p>0.341377820997</text:p>
          </table:table-cell>
          <table:table-cell office:value-type="float" office:value="1508050992.30458" calcext:value-type="float">
            <text:p>1508050992.30458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-1" calcext:value-type="float">
            <text:p>-1</text:p>
          </table:table-cell>
          <table:table-cell office:value-type="float" office:value="0.328419055749" calcext:value-type="float">
            <text:p>0.328419055749</text:p>
          </table:table-cell>
          <table:table-cell office:value-type="float" office:value="0.328250815269" calcext:value-type="float">
            <text:p>0.328250815269</text:p>
          </table:table-cell>
          <table:table-cell office:value-type="float" office:value="0.328284463365" calcext:value-type="float">
            <text:p>0.328284463365</text:p>
          </table:table-cell>
          <table:table-cell office:value-type="float" office:value="0.328250815269" calcext:value-type="float">
            <text:p>0.328250815269</text:p>
          </table:table-cell>
          <table:table-cell office:value-type="float" office:value="1508051921.7625" calcext:value-type="float">
            <text:p>1508051921.7625</text:p>
          </table:table-cell>
          <table:table-cell office:value-type="float" office:value="25010" calcext:value-type="float">
            <text:p>25010</text:p>
          </table:table-cell>
          <table:table-cell office:value-type="float" office:value="2" calcext:value-type="float">
            <text:p>2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2" calcext:value-type="float">
            <text:p>2</text:p>
          </table:table-cell>
        </table:table-row>
      </table:table>
      <table:table table:name="nup_en_1" table:style-name="ta1">
        <table:shapes>
          <draw:frame draw:z-index="0" draw:style-name="gr1" draw:text-style-name="P1" svg:width="159.97mm" svg:height="89.75mm" svg:x="226.33mm" svg:y="0.56mm">
            <draw:object draw:notify-on-update-of-ranges="nup_en_1.A2:nup_en_1.A94 nup_en_1.C1:nup_en_1.C1 nup_en_1.C2:nup_en_1.C9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9.97mm" svg:height="89.75mm" svg:x="225.23mm" svg:y="92mm">
            <draw:object draw:notify-on-update-of-ranges="nup_en_1.B2:nup_en_1.B94 nup_en_1.C1:nup_en_1.C1 nup_en_1.C2:nup_en_1.C9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K_cap</text:p>
          </table:table-cell>
          <table:table-cell office:value-type="string" calcext:value-type="string">
            <text:p>k_low</text:p>
          </table:table-cell>
          <table:table-cell office:value-type="string" calcext:value-type="string">
            <text:p>NMI_max</text:p>
          </table:table-cell>
          <table:table-cell office:value-type="string" calcext:value-type="string">
            <text:p>NMI_min</text:p>
          </table:table-cell>
          <table:table-cell office:value-type="string" calcext:value-type="string">
            <text:p>NMI_avg</text:p>
          </table:table-cell>
          <table:table-cell office:value-type="string" calcext:value-type="string">
            <text:p>NMI_med</text:p>
          </table:table-cell>
          <table:table-cell office:value-type="string" calcext:value-type="string">
            <text:p>UNIX_TIME</text:p>
          </table:table-cell>
          <table:table-cell office:value-type="string" calcext:value-type="string">
            <text:p>total_points</text:p>
          </table:table-cell>
          <table:table-cell office:value-type="string" calcext:value-type="string">
            <text:p>algo_choice</text:p>
          </table:table-cell>
          <table:table-cell office:value-type="string" calcext:value-type="string">
            <text:p>num_elements</text:p>
          </table:table-cell>
          <table:table-cell office:value-type="string" calcext:value-type="string">
            <text:p>in_file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plambda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744741944459" calcext:value-type="float">
            <text:p>0.744741944459</text:p>
          </table:table-cell>
          <table:table-cell office:value-type="float" office:value="1508105832.4646" calcext:value-type="float">
            <text:p>1508105832.464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744360911652" calcext:value-type="float">
            <text:p>0.744360911652</text:p>
          </table:table-cell>
          <table:table-cell office:value-type="float" office:value="1508105676.30892" calcext:value-type="float">
            <text:p>1508105676.3089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743065130438" calcext:value-type="float">
            <text:p>0.743065130438</text:p>
          </table:table-cell>
          <table:table-cell office:value-type="float" office:value="1508105402.97495" calcext:value-type="float">
            <text:p>1508105402.9749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742407448809" calcext:value-type="float">
            <text:p>0.742407448809</text:p>
          </table:table-cell>
          <table:table-cell office:value-type="float" office:value="1508105643.1039" calcext:value-type="float">
            <text:p>1508105643.103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742194066704" calcext:value-type="float">
            <text:p>0.742194066704</text:p>
          </table:table-cell>
          <table:table-cell office:value-type="float" office:value="1508105011.45791" calcext:value-type="float">
            <text:p>1508105011.4579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736879740442" calcext:value-type="float">
            <text:p>0.736879740442</text:p>
          </table:table-cell>
          <table:table-cell office:value-type="float" office:value="1508105081.52521" calcext:value-type="float">
            <text:p>1508105081.5252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733954454696" calcext:value-type="float">
            <text:p>0.733954454696</text:p>
          </table:table-cell>
          <table:table-cell office:value-type="float" office:value="1508111007.75032" calcext:value-type="float">
            <text:p>1508111007.7503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73154297475" calcext:value-type="float">
            <text:p>0.73154297475</text:p>
          </table:table-cell>
          <table:table-cell office:value-type="float" office:value="1508110643.13673" calcext:value-type="float">
            <text:p>1508110643.1367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730842097838" calcext:value-type="float">
            <text:p>0.730842097838</text:p>
          </table:table-cell>
          <table:table-cell office:value-type="float" office:value="1508115214.58376" calcext:value-type="float">
            <text:p>1508115214.5837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730300594645" calcext:value-type="float">
            <text:p>0.730300594645</text:p>
          </table:table-cell>
          <table:table-cell office:value-type="float" office:value="1508110620.11545" calcext:value-type="float">
            <text:p>1508110620.1154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730254056311" calcext:value-type="float">
            <text:p>0.730254056311</text:p>
          </table:table-cell>
          <table:table-cell office:value-type="float" office:value="1508111424.41063" calcext:value-type="float">
            <text:p>1508111424.4106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729853590518" calcext:value-type="float">
            <text:p>0.729853590518</text:p>
          </table:table-cell>
          <table:table-cell office:value-type="float" office:value="1508110646.23949" calcext:value-type="float">
            <text:p>1508110646.2394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729601858516" calcext:value-type="float">
            <text:p>0.729601858516</text:p>
          </table:table-cell>
          <table:table-cell office:value-type="float" office:value="1508104806.50657" calcext:value-type="float">
            <text:p>1508104806.5065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729564823434" calcext:value-type="float">
            <text:p>0.729564823434</text:p>
          </table:table-cell>
          <table:table-cell office:value-type="float" office:value="1508110782.853" calcext:value-type="float">
            <text:p>1508110782.85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0" calcext:value-type="float">
            <text:p>100</text:p>
          </table:table-cell>
          <table:table-cell office:value-type="float" office:value="0.728601307437" calcext:value-type="float">
            <text:p>0.728601307437</text:p>
          </table:table-cell>
          <table:table-cell office:value-type="float" office:value="0.728522941742" calcext:value-type="float">
            <text:p>0.728522941742</text:p>
          </table:table-cell>
          <table:table-cell office:value-type="float" office:value="0.728538614881" calcext:value-type="float">
            <text:p>0.728538614881</text:p>
          </table:table-cell>
          <table:table-cell office:value-type="float" office:value="0.728522941742" calcext:value-type="float">
            <text:p>0.728522941742</text:p>
          </table:table-cell>
          <table:table-cell office:value-type="float" office:value="1507439196.32471" calcext:value-type="float">
            <text:p>1507439196.3247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728518656592" calcext:value-type="float">
            <text:p>0.728518656592</text:p>
          </table:table-cell>
          <table:table-cell office:value-type="float" office:value="1508111916.21313" calcext:value-type="float">
            <text:p>1508111916.2131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728501297093" calcext:value-type="float">
            <text:p>0.728501297093</text:p>
          </table:table-cell>
          <table:table-cell office:value-type="float" office:value="1508112494.09015" calcext:value-type="float">
            <text:p>1508112494.0901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728218961087" calcext:value-type="float">
            <text:p>0.728218961087</text:p>
          </table:table-cell>
          <table:table-cell office:value-type="float" office:value="1508113841.88946" calcext:value-type="float">
            <text:p>1508113841.8894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" calcext:value-type="float">
            <text:p>99</text:p>
          </table:table-cell>
          <table:table-cell office:value-type="float" office:value="0.728186797437" calcext:value-type="float">
            <text:p>0.728186797437</text:p>
          </table:table-cell>
          <table:table-cell office:value-type="float" office:value="0.728112557429" calcext:value-type="float">
            <text:p>0.728112557429</text:p>
          </table:table-cell>
          <table:table-cell office:value-type="float" office:value="0.728127405431" calcext:value-type="float">
            <text:p>0.728127405431</text:p>
          </table:table-cell>
          <table:table-cell office:value-type="float" office:value="0.728112557429" calcext:value-type="float">
            <text:p>0.728112557429</text:p>
          </table:table-cell>
          <table:table-cell office:value-type="float" office:value="1508113242.20881" calcext:value-type="float">
            <text:p>1508113242.2088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728144712078" calcext:value-type="float">
            <text:p>0.728144712078</text:p>
          </table:table-cell>
          <table:table-cell office:value-type="float" office:value="1508114661.33421" calcext:value-type="float">
            <text:p>1508114661.3342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office:value-type="float" office:value="0.727834898742" calcext:value-type="float">
            <text:p>0.727834898742</text:p>
          </table:table-cell>
          <table:table-cell office:value-type="float" office:value="0.727649459779" calcext:value-type="float">
            <text:p>0.727649459779</text:p>
          </table:table-cell>
          <table:table-cell office:value-type="float" office:value="0.727686547571" calcext:value-type="float">
            <text:p>0.727686547571</text:p>
          </table:table-cell>
          <table:table-cell office:value-type="float" office:value="0.727649459779" calcext:value-type="float">
            <text:p>0.727649459779</text:p>
          </table:table-cell>
          <table:table-cell office:value-type="float" office:value="1508115881.60491" calcext:value-type="float">
            <text:p>1508115881.6049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726801787477" calcext:value-type="float">
            <text:p>0.726801787477</text:p>
          </table:table-cell>
          <table:table-cell office:value-type="float" office:value="1508116196.18303" calcext:value-type="float">
            <text:p>1508116196.1830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" calcext:value-type="float">
            <text:p>49</text:p>
          </table:table-cell>
          <table:table-cell office:value-type="float" office:value="0.726168427462" calcext:value-type="float">
            <text:p>0.726168427462</text:p>
          </table:table-cell>
          <table:table-cell office:value-type="float" office:value="0.726061487345" calcext:value-type="float">
            <text:p>0.726061487345</text:p>
          </table:table-cell>
          <table:table-cell office:value-type="float" office:value="0.726082875368" calcext:value-type="float">
            <text:p>0.726082875368</text:p>
          </table:table-cell>
          <table:table-cell office:value-type="float" office:value="0.726061487345" calcext:value-type="float">
            <text:p>0.726061487345</text:p>
          </table:table-cell>
          <table:table-cell office:value-type="float" office:value="1508116782.85243" calcext:value-type="float">
            <text:p>1508116782.8524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72577013749" calcext:value-type="float">
            <text:p>0.72577013749</text:p>
          </table:table-cell>
          <table:table-cell office:value-type="float" office:value="1508117516.66645" calcext:value-type="float">
            <text:p>1508117516.6664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725607356031" calcext:value-type="float">
            <text:p>0.725607356031</text:p>
          </table:table-cell>
          <table:table-cell office:value-type="float" office:value="1508119130.77646" calcext:value-type="float">
            <text:p>1508119130.7764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725604861662" calcext:value-type="float">
            <text:p>0.725604861662</text:p>
          </table:table-cell>
          <table:table-cell office:value-type="float" office:value="1508118572.99393" calcext:value-type="float">
            <text:p>1508118572.9939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725451368469" calcext:value-type="float">
            <text:p>0.725451368469</text:p>
          </table:table-cell>
          <table:table-cell office:value-type="float" office:value="1508118347.88841" calcext:value-type="float">
            <text:p>1508118347.8884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725431558095" calcext:value-type="float">
            <text:p>0.725431558095</text:p>
          </table:table-cell>
          <table:table-cell office:value-type="float" office:value="1508117427.11152" calcext:value-type="float">
            <text:p>1508117427.1115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723731220576" calcext:value-type="float">
            <text:p>0.723731220576</text:p>
          </table:table-cell>
          <table:table-cell office:value-type="float" office:value="1508105402.43164" calcext:value-type="float">
            <text:p>1508105402.4316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723729284009" calcext:value-type="float">
            <text:p>0.723729284009</text:p>
          </table:table-cell>
          <table:table-cell office:value-type="float" office:value="1508106972.82468" calcext:value-type="float">
            <text:p>1508106972.8246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723712584503" calcext:value-type="float">
            <text:p>0.723712584503</text:p>
          </table:table-cell>
          <table:table-cell office:value-type="float" office:value="1508107596.11059" calcext:value-type="float">
            <text:p>1508107596.1105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72370232624" calcext:value-type="float">
            <text:p>0.72370232624</text:p>
          </table:table-cell>
          <table:table-cell office:value-type="float" office:value="1508107135.0435" calcext:value-type="float">
            <text:p>1508107135.043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722921997941" calcext:value-type="float">
            <text:p>0.722921997941</text:p>
          </table:table-cell>
          <table:table-cell office:value-type="float" office:value="1508107801.47542" calcext:value-type="float">
            <text:p>1508107801.4754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721862974229" calcext:value-type="float">
            <text:p>0.721862974229</text:p>
          </table:table-cell>
          <table:table-cell office:value-type="float" office:value="1508105439.62519" calcext:value-type="float">
            <text:p>1508105439.6251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" calcext:value-type="float">
            <text:p>499</text:p>
          </table:table-cell>
          <table:table-cell office:value-type="float" office:value="0.720449273211" calcext:value-type="float">
            <text:p>0.720449273211</text:p>
          </table:table-cell>
          <table:table-cell office:value-type="float" office:value="0.720189258849" calcext:value-type="float">
            <text:p>0.720189258849</text:p>
          </table:table-cell>
          <table:table-cell office:value-type="float" office:value="0.720397270339" calcext:value-type="float">
            <text:p>0.720397270339</text:p>
          </table:table-cell>
          <table:table-cell office:value-type="float" office:value="0.720449273211" calcext:value-type="float">
            <text:p>0.720449273211</text:p>
          </table:table-cell>
          <table:table-cell office:value-type="float" office:value="1508107383.1828" calcext:value-type="float">
            <text:p>1508107383.182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716534839243" calcext:value-type="float">
            <text:p>0.716534839243</text:p>
          </table:table-cell>
          <table:table-cell office:value-type="float" office:value="1508115296.7208" calcext:value-type="float">
            <text:p>1508115296.720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71611000291" calcext:value-type="float">
            <text:p>0.71611000291</text:p>
          </table:table-cell>
          <table:table-cell office:value-type="float" office:value="1508106934.50933" calcext:value-type="float">
            <text:p>1508106934.5093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715917059231" calcext:value-type="float">
            <text:p>0.715917059231</text:p>
          </table:table-cell>
          <table:table-cell office:value-type="float" office:value="1508106566.03193" calcext:value-type="float">
            <text:p>1508106566.0319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71454524738" calcext:value-type="float">
            <text:p>0.71454524738</text:p>
          </table:table-cell>
          <table:table-cell office:value-type="float" office:value="1508115681.42533" calcext:value-type="float">
            <text:p>1508115681.4253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714328349251" calcext:value-type="float">
            <text:p>0.714328349251</text:p>
          </table:table-cell>
          <table:table-cell office:value-type="float" office:value="1508115499.34838" calcext:value-type="float">
            <text:p>1508115499.3483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71119210438" calcext:value-type="float">
            <text:p>0.71119210438</text:p>
          </table:table-cell>
          <table:table-cell office:value-type="float" office:value="1508104386.84038" calcext:value-type="float">
            <text:p>1508104386.8403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710894692475" calcext:value-type="float">
            <text:p>0.710894692475</text:p>
          </table:table-cell>
          <table:table-cell office:value-type="float" office:value="1508109987.65819" calcext:value-type="float">
            <text:p>1508109987.6581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710820652845" calcext:value-type="float">
            <text:p>0.710820652845</text:p>
          </table:table-cell>
          <table:table-cell office:value-type="float" office:value="1508104855.41534" calcext:value-type="float">
            <text:p>1508104855.4153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71072362663" calcext:value-type="float">
            <text:p>0.71072362663</text:p>
          </table:table-cell>
          <table:table-cell office:value-type="float" office:value="1508109819.96491" calcext:value-type="float">
            <text:p>1508109819.9649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710654414219" calcext:value-type="float">
            <text:p>0.710654414219</text:p>
          </table:table-cell>
          <table:table-cell office:value-type="float" office:value="1508109635.72264" calcext:value-type="float">
            <text:p>1508109635.7226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710037461575" calcext:value-type="float">
            <text:p>0.710037461575</text:p>
          </table:table-cell>
          <table:table-cell office:value-type="float" office:value="1508109469.09381" calcext:value-type="float">
            <text:p>1508109469.0938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709128694435" calcext:value-type="float">
            <text:p>0.709128694435</text:p>
          </table:table-cell>
          <table:table-cell office:value-type="float" office:value="1508109430.49569" calcext:value-type="float">
            <text:p>1508109430.4956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708744962847" calcext:value-type="float">
            <text:p>0.708744962847</text:p>
          </table:table-cell>
          <table:table-cell office:value-type="float" office:value="1508109027.98707" calcext:value-type="float">
            <text:p>1508109027.9870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704795944639" calcext:value-type="float">
            <text:p>0.704795944639</text:p>
          </table:table-cell>
          <table:table-cell office:value-type="float" office:value="1508108833.82869" calcext:value-type="float">
            <text:p>1508108833.8286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702931939657" calcext:value-type="float">
            <text:p>0.702931939657</text:p>
          </table:table-cell>
          <table:table-cell office:value-type="float" office:value="1508108576.59367" calcext:value-type="float">
            <text:p>1508108576.5936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702257845543" calcext:value-type="float">
            <text:p>0.702257845543</text:p>
          </table:table-cell>
          <table:table-cell office:value-type="float" office:value="1508110336.313" calcext:value-type="float">
            <text:p>1508110336.31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700596856023" calcext:value-type="float">
            <text:p>0.700596856023</text:p>
          </table:table-cell>
          <table:table-cell office:value-type="float" office:value="1508103845.46666" calcext:value-type="float">
            <text:p>1508103845.4666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99" calcext:value-type="float">
            <text:p>1499</text:p>
          </table:table-cell>
          <table:table-cell office:value-type="float" office:value="0.699883850238" calcext:value-type="float">
            <text:p>0.699883850238</text:p>
          </table:table-cell>
          <table:table-cell office:value-type="float" office:value="0.69976535608" calcext:value-type="float">
            <text:p>0.69976535608</text:p>
          </table:table-cell>
          <table:table-cell office:value-type="float" office:value="0.699789054911" calcext:value-type="float">
            <text:p>0.699789054911</text:p>
          </table:table-cell>
          <table:table-cell office:value-type="float" office:value="0.69976535608" calcext:value-type="float">
            <text:p>0.69976535608</text:p>
          </table:table-cell>
          <table:table-cell office:value-type="float" office:value="1508103565.52056" calcext:value-type="float">
            <text:p>1508103565.5205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688205798137" calcext:value-type="float">
            <text:p>0.688205798137</text:p>
          </table:table-cell>
          <table:table-cell office:value-type="float" office:value="1508108520.02972" calcext:value-type="float">
            <text:p>1508108520.0297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99" calcext:value-type="float">
            <text:p>1499</text:p>
          </table:table-cell>
          <table:table-cell office:value-type="float" office:value="0.681700018857" calcext:value-type="float">
            <text:p>0.681700018857</text:p>
          </table:table-cell>
          <table:table-cell office:value-type="float" office:value="0.681547552005" calcext:value-type="float">
            <text:p>0.681547552005</text:p>
          </table:table-cell>
          <table:table-cell office:value-type="float" office:value="0.681578045376" calcext:value-type="float">
            <text:p>0.681578045376</text:p>
          </table:table-cell>
          <table:table-cell office:value-type="float" office:value="0.681547552005" calcext:value-type="float">
            <text:p>0.681547552005</text:p>
          </table:table-cell>
          <table:table-cell office:value-type="float" office:value="1508104130.16779" calcext:value-type="float">
            <text:p>1508104130.1677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679869978622" calcext:value-type="float">
            <text:p>0.679869978622</text:p>
          </table:table-cell>
          <table:table-cell office:value-type="float" office:value="1508103729.50802" calcext:value-type="float">
            <text:p>1508103729.5080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99" calcext:value-type="float">
            <text:p>1499</text:p>
          </table:table-cell>
          <table:table-cell office:value-type="float" office:value="0.676872686443" calcext:value-type="float">
            <text:p>0.676872686443</text:p>
          </table:table-cell>
          <table:table-cell office:value-type="float" office:value="0.676739800608" calcext:value-type="float">
            <text:p>0.676739800608</text:p>
          </table:table-cell>
          <table:table-cell office:value-type="float" office:value="0.676766377775" calcext:value-type="float">
            <text:p>0.676766377775</text:p>
          </table:table-cell>
          <table:table-cell office:value-type="float" office:value="0.676739800608" calcext:value-type="float">
            <text:p>0.676739800608</text:p>
          </table:table-cell>
          <table:table-cell office:value-type="float" office:value="1508103999.13973" calcext:value-type="float">
            <text:p>1508103999.1397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675358465317" calcext:value-type="float">
            <text:p>0.675358465317</text:p>
          </table:table-cell>
          <table:table-cell office:value-type="float" office:value="1508106663.18556" calcext:value-type="float">
            <text:p>1508106663.1855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67463348261" calcext:value-type="float">
            <text:p>0.67463348261</text:p>
          </table:table-cell>
          <table:table-cell office:value-type="float" office:value="1508106592.29098" calcext:value-type="float">
            <text:p>1508106592.2909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673955061929" calcext:value-type="float">
            <text:p>0.673955061929</text:p>
          </table:table-cell>
          <table:table-cell office:value-type="float" office:value="1508106329.06734" calcext:value-type="float">
            <text:p>1508106329.0673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669414357298" calcext:value-type="float">
            <text:p>0.669414357298</text:p>
          </table:table-cell>
          <table:table-cell office:value-type="float" office:value="1508108305.33162" calcext:value-type="float">
            <text:p>1508108305.3316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66790311178" calcext:value-type="float">
            <text:p>0.66790311178</text:p>
          </table:table-cell>
          <table:table-cell office:value-type="float" office:value="1508103913.78715" calcext:value-type="float">
            <text:p>1508103913.7871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9" calcext:value-type="float">
            <text:p>299</text:p>
          </table:table-cell>
          <table:table-cell office:value-type="float" office:value="0.66762256913" calcext:value-type="float">
            <text:p>0.66762256913</text:p>
          </table:table-cell>
          <table:table-cell office:value-type="float" office:value="0.667617157281" calcext:value-type="float">
            <text:p>0.667617157281</text:p>
          </table:table-cell>
          <table:table-cell office:value-type="float" office:value="0.667618239651" calcext:value-type="float">
            <text:p>0.667618239651</text:p>
          </table:table-cell>
          <table:table-cell office:value-type="float" office:value="0.667617157281" calcext:value-type="float">
            <text:p>0.667617157281</text:p>
          </table:table-cell>
          <table:table-cell office:value-type="float" office:value="1508108150.6445" calcext:value-type="float">
            <text:p>1508108150.644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666489829734" calcext:value-type="float">
            <text:p>0.666489829734</text:p>
          </table:table-cell>
          <table:table-cell office:value-type="float" office:value="1508103506.43285" calcext:value-type="float">
            <text:p>1508103506.4328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499" calcext:value-type="float">
            <text:p>1499</text:p>
          </table:table-cell>
          <table:table-cell office:value-type="float" office:value="0.663983132129" calcext:value-type="float">
            <text:p>0.663983132129</text:p>
          </table:table-cell>
          <table:table-cell office:value-type="float" office:value="0.663894807766" calcext:value-type="float">
            <text:p>0.663894807766</text:p>
          </table:table-cell>
          <table:table-cell office:value-type="float" office:value="0.663912472639" calcext:value-type="float">
            <text:p>0.663912472639</text:p>
          </table:table-cell>
          <table:table-cell office:value-type="float" office:value="0.663894807766" calcext:value-type="float">
            <text:p>0.663894807766</text:p>
          </table:table-cell>
          <table:table-cell office:value-type="float" office:value="1508104383.31798" calcext:value-type="float">
            <text:p>1508104383.3179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663124656546" calcext:value-type="float">
            <text:p>0.663124656546</text:p>
          </table:table-cell>
          <table:table-cell office:value-type="float" office:value="1508115089.23697" calcext:value-type="float">
            <text:p>1508115089.2369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654563483236" calcext:value-type="float">
            <text:p>0.654563483236</text:p>
          </table:table-cell>
          <table:table-cell office:value-type="float" office:value="1508106134.43925" calcext:value-type="float">
            <text:p>1508106134.4392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999" calcext:value-type="float">
            <text:p>1999</text:p>
          </table:table-cell>
          <table:table-cell office:value-type="float" office:value="0.653255383007" calcext:value-type="float">
            <text:p>0.653255383007</text:p>
          </table:table-cell>
          <table:table-cell office:value-type="float" office:value="0.653238425008" calcext:value-type="float">
            <text:p>0.653238425008</text:p>
          </table:table-cell>
          <table:table-cell office:value-type="float" office:value="0.653241816608" calcext:value-type="float">
            <text:p>0.653241816608</text:p>
          </table:table-cell>
          <table:table-cell office:value-type="float" office:value="0.653238425008" calcext:value-type="float">
            <text:p>0.653238425008</text:p>
          </table:table-cell>
          <table:table-cell office:value-type="float" office:value="1508103030.53633" calcext:value-type="float">
            <text:p>1508103030.5363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651525209444" calcext:value-type="float">
            <text:p>0.651525209444</text:p>
          </table:table-cell>
          <table:table-cell office:value-type="float" office:value="1508102900.98342" calcext:value-type="float">
            <text:p>1508102900.9834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999" calcext:value-type="float">
            <text:p>1999</text:p>
          </table:table-cell>
          <table:table-cell office:value-type="float" office:value="0.649070452405" calcext:value-type="float">
            <text:p>0.649070452405</text:p>
          </table:table-cell>
          <table:table-cell office:value-type="float" office:value="0.640224142167" calcext:value-type="float">
            <text:p>0.640224142167</text:p>
          </table:table-cell>
          <table:table-cell office:value-type="float" office:value="0.641993404214" calcext:value-type="float">
            <text:p>0.641993404214</text:p>
          </table:table-cell>
          <table:table-cell office:value-type="float" office:value="0.640224142167" calcext:value-type="float">
            <text:p>0.640224142167</text:p>
          </table:table-cell>
          <table:table-cell office:value-type="float" office:value="1508102809.05983" calcext:value-type="float">
            <text:p>1508102809.0598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648757499172" calcext:value-type="float">
            <text:p>0.648757499172</text:p>
          </table:table-cell>
          <table:table-cell office:value-type="float" office:value="1508102520.75283" calcext:value-type="float">
            <text:p>1508102520.7528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99" calcext:value-type="float">
            <text:p>1999</text:p>
          </table:table-cell>
          <table:table-cell office:value-type="float" office:value="0.641155908242" calcext:value-type="float">
            <text:p>0.641155908242</text:p>
          </table:table-cell>
          <table:table-cell office:value-type="float" office:value="0.641116916396" calcext:value-type="float">
            <text:p>0.641116916396</text:p>
          </table:table-cell>
          <table:table-cell office:value-type="float" office:value="0.641148109873" calcext:value-type="float">
            <text:p>0.641148109873</text:p>
          </table:table-cell>
          <table:table-cell office:value-type="float" office:value="0.641155908242" calcext:value-type="float">
            <text:p>0.641155908242</text:p>
          </table:table-cell>
          <table:table-cell office:value-type="float" office:value="1508102011.98049" calcext:value-type="float">
            <text:p>1508102011.9804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640115630816" calcext:value-type="float">
            <text:p>0.640115630816</text:p>
          </table:table-cell>
          <table:table-cell office:value-type="float" office:value="1508101609.67346" calcext:value-type="float">
            <text:p>1508101609.6734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639246057163" calcext:value-type="float">
            <text:p>0.639246057163</text:p>
          </table:table-cell>
          <table:table-cell office:value-type="float" office:value="1508102437.77349" calcext:value-type="float">
            <text:p>1508102437.7734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99" calcext:value-type="float">
            <text:p>1999</text:p>
          </table:table-cell>
          <table:table-cell office:value-type="float" office:value="0.637638572356" calcext:value-type="float">
            <text:p>0.637638572356</text:p>
          </table:table-cell>
          <table:table-cell office:value-type="float" office:value="0.637448800425" calcext:value-type="float">
            <text:p>0.637448800425</text:p>
          </table:table-cell>
          <table:table-cell office:value-type="float" office:value="0.637600617969" calcext:value-type="float">
            <text:p>0.637600617969</text:p>
          </table:table-cell>
          <table:table-cell office:value-type="float" office:value="0.637638572356" calcext:value-type="float">
            <text:p>0.637638572356</text:p>
          </table:table-cell>
          <table:table-cell office:value-type="float" office:value="1508102528.68934" calcext:value-type="float">
            <text:p>1508102528.6893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999" calcext:value-type="float">
            <text:p>3999</text:p>
          </table:table-cell>
          <table:table-cell office:value-type="float" office:value="0.635540189981" calcext:value-type="float">
            <text:p>0.635540189981</text:p>
          </table:table-cell>
          <table:table-cell office:value-type="float" office:value="0.635480748166" calcext:value-type="float">
            <text:p>0.635480748166</text:p>
          </table:table-cell>
          <table:table-cell office:value-type="float" office:value="0.635528301618" calcext:value-type="float">
            <text:p>0.635528301618</text:p>
          </table:table-cell>
          <table:table-cell office:value-type="float" office:value="0.635540189981" calcext:value-type="float">
            <text:p>0.635540189981</text:p>
          </table:table-cell>
          <table:table-cell office:value-type="float" office:value="1508100762.9744" calcext:value-type="float">
            <text:p>1508100762.974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634276760669" calcext:value-type="float">
            <text:p>0.634276760669</text:p>
          </table:table-cell>
          <table:table-cell office:value-type="float" office:value="1508101993.6567" calcext:value-type="float">
            <text:p>1508101993.6567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99" calcext:value-type="float">
            <text:p>3999</text:p>
          </table:table-cell>
          <table:table-cell office:value-type="float" office:value="0.626070686834" calcext:value-type="float">
            <text:p>0.626070686834</text:p>
          </table:table-cell>
          <table:table-cell office:value-type="float" office:value="0.62604059103" calcext:value-type="float">
            <text:p>0.62604059103</text:p>
          </table:table-cell>
          <table:table-cell office:value-type="float" office:value="0.626064667674" calcext:value-type="float">
            <text:p>0.626064667674</text:p>
          </table:table-cell>
          <table:table-cell office:value-type="float" office:value="0.626070686834" calcext:value-type="float">
            <text:p>0.626070686834</text:p>
          </table:table-cell>
          <table:table-cell office:value-type="float" office:value="1508100306.88419" calcext:value-type="float">
            <text:p>1508100306.8841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9" calcext:value-type="float">
            <text:p>2999</text:p>
          </table:table-cell>
          <table:table-cell office:value-type="float" office:value="0.625563799697" calcext:value-type="float">
            <text:p>0.625563799697</text:p>
          </table:table-cell>
          <table:table-cell office:value-type="float" office:value="0.625425153934" calcext:value-type="float">
            <text:p>0.625425153934</text:p>
          </table:table-cell>
          <table:table-cell office:value-type="float" office:value="0.625536070545" calcext:value-type="float">
            <text:p>0.625536070545</text:p>
          </table:table-cell>
          <table:table-cell office:value-type="float" office:value="0.625563799697" calcext:value-type="float">
            <text:p>0.625563799697</text:p>
          </table:table-cell>
          <table:table-cell office:value-type="float" office:value="1508102529.63101" calcext:value-type="float">
            <text:p>1508102529.63101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9" calcext:value-type="float">
            <text:p>2999</text:p>
          </table:table-cell>
          <table:table-cell office:value-type="float" office:value="0.624745579081" calcext:value-type="float">
            <text:p>0.624745579081</text:p>
          </table:table-cell>
          <table:table-cell office:value-type="float" office:value="0.62460559421" calcext:value-type="float">
            <text:p>0.62460559421</text:p>
          </table:table-cell>
          <table:table-cell office:value-type="float" office:value="0.624717582107" calcext:value-type="float">
            <text:p>0.624717582107</text:p>
          </table:table-cell>
          <table:table-cell office:value-type="float" office:value="0.624745579081" calcext:value-type="float">
            <text:p>0.624745579081</text:p>
          </table:table-cell>
          <table:table-cell office:value-type="float" office:value="1508102183.49385" calcext:value-type="float">
            <text:p>1508102183.4938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9" calcext:value-type="float">
            <text:p>2999</text:p>
          </table:table-cell>
          <table:table-cell office:value-type="float" office:value="0.624137963393" calcext:value-type="float">
            <text:p>0.624137963393</text:p>
          </table:table-cell>
          <table:table-cell office:value-type="float" office:value="0.623712341294" calcext:value-type="float">
            <text:p>0.623712341294</text:p>
          </table:table-cell>
          <table:table-cell office:value-type="float" office:value="0.623797465714" calcext:value-type="float">
            <text:p>0.623797465714</text:p>
          </table:table-cell>
          <table:table-cell office:value-type="float" office:value="0.623712341294" calcext:value-type="float">
            <text:p>0.623712341294</text:p>
          </table:table-cell>
          <table:table-cell office:value-type="float" office:value="1508102141.32976" calcext:value-type="float">
            <text:p>1508102141.3297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623502888515" calcext:value-type="float">
            <text:p>0.623502888515</text:p>
          </table:table-cell>
          <table:table-cell office:value-type="float" office:value="1508102178.88396" calcext:value-type="float">
            <text:p>1508102178.8839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9" calcext:value-type="float">
            <text:p>2999</text:p>
          </table:table-cell>
          <table:table-cell office:value-type="float" office:value="0.620944703131" calcext:value-type="float">
            <text:p>0.620944703131</text:p>
          </table:table-cell>
          <table:table-cell office:value-type="float" office:value="0.620906593638" calcext:value-type="float">
            <text:p>0.620906593638</text:p>
          </table:table-cell>
          <table:table-cell office:value-type="float" office:value="0.620937081232" calcext:value-type="float">
            <text:p>0.620937081232</text:p>
          </table:table-cell>
          <table:table-cell office:value-type="float" office:value="0.620944703131" calcext:value-type="float">
            <text:p>0.620944703131</text:p>
          </table:table-cell>
          <table:table-cell office:value-type="float" office:value="1508102808.94694" calcext:value-type="float">
            <text:p>1508102808.94694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61287860497" calcext:value-type="float">
            <text:p>0.61287860497</text:p>
          </table:table-cell>
          <table:table-cell office:value-type="float" office:value="1508100327.4655" calcext:value-type="float">
            <text:p>1508100327.465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612295177919" calcext:value-type="float">
            <text:p>0.612295177919</text:p>
          </table:table-cell>
          <table:table-cell office:value-type="float" office:value="1508100328.84719" calcext:value-type="float">
            <text:p>1508100328.84719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9" calcext:value-type="float">
            <text:p>2999</text:p>
          </table:table-cell>
          <table:table-cell office:value-type="float" office:value="0.610354747678" calcext:value-type="float">
            <text:p>0.610354747678</text:p>
          </table:table-cell>
          <table:table-cell office:value-type="float" office:value="0.610344229529" calcext:value-type="float">
            <text:p>0.610344229529</text:p>
          </table:table-cell>
          <table:table-cell office:value-type="float" office:value="0.610352644048" calcext:value-type="float">
            <text:p>0.610352644048</text:p>
          </table:table-cell>
          <table:table-cell office:value-type="float" office:value="0.610354747678" calcext:value-type="float">
            <text:p>0.610354747678</text:p>
          </table:table-cell>
          <table:table-cell office:value-type="float" office:value="1508101816.19188" calcext:value-type="float">
            <text:p>1508101816.1918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999" calcext:value-type="float">
            <text:p>3999</text:p>
          </table:table-cell>
          <table:table-cell office:value-type="float" office:value="0.609972295715" calcext:value-type="float">
            <text:p>0.609972295715</text:p>
          </table:table-cell>
          <table:table-cell office:value-type="float" office:value="0.609966301898" calcext:value-type="float">
            <text:p>0.609966301898</text:p>
          </table:table-cell>
          <table:table-cell office:value-type="float" office:value="0.609971096951" calcext:value-type="float">
            <text:p>0.609971096951</text:p>
          </table:table-cell>
          <table:table-cell office:value-type="float" office:value="0.609972295715" calcext:value-type="float">
            <text:p>0.609972295715</text:p>
          </table:table-cell>
          <table:table-cell office:value-type="float" office:value="1508099931.52942" calcext:value-type="float">
            <text:p>1508099931.5294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9" calcext:value-type="float">
            <text:p>4999</text:p>
          </table:table-cell>
          <table:table-cell office:value-type="float" office:value="0.607913679589" calcext:value-type="float">
            <text:p>0.607913679589</text:p>
          </table:table-cell>
          <table:table-cell office:value-type="float" office:value="0.607892016253" calcext:value-type="float">
            <text:p>0.607892016253</text:p>
          </table:table-cell>
          <table:table-cell office:value-type="float" office:value="0.60789634892" calcext:value-type="float">
            <text:p>0.60789634892</text:p>
          </table:table-cell>
          <table:table-cell office:value-type="float" office:value="0.607892016253" calcext:value-type="float">
            <text:p>0.607892016253</text:p>
          </table:table-cell>
          <table:table-cell office:value-type="float" office:value="1508100479.26108" calcext:value-type="float">
            <text:p>1508100479.26108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9" calcext:value-type="float">
            <text:p>4999</text:p>
          </table:table-cell>
          <table:table-cell office:value-type="float" office:value="0.604538570191" calcext:value-type="float">
            <text:p>0.604538570191</text:p>
          </table:table-cell>
          <table:table-cell office:value-type="float" office:value="0.604467315396" calcext:value-type="float">
            <text:p>0.604467315396</text:p>
          </table:table-cell>
          <table:table-cell office:value-type="float" office:value="0.604481566355" calcext:value-type="float">
            <text:p>0.604481566355</text:p>
          </table:table-cell>
          <table:table-cell office:value-type="float" office:value="0.604467315396" calcext:value-type="float">
            <text:p>0.604467315396</text:p>
          </table:table-cell>
          <table:table-cell office:value-type="float" office:value="1508100835.6502" calcext:value-type="float">
            <text:p>1508100835.650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604444009313" calcext:value-type="float">
            <text:p>0.604444009313</text:p>
          </table:table-cell>
          <table:table-cell office:value-type="float" office:value="1508101076.3342" calcext:value-type="float">
            <text:p>1508101076.3342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999" calcext:value-type="float">
            <text:p>3999</text:p>
          </table:table-cell>
          <table:table-cell office:value-type="float" office:value="0.598844700747" calcext:value-type="float">
            <text:p>0.598844700747</text:p>
          </table:table-cell>
          <table:table-cell office:value-type="float" office:value="0.598492243704" calcext:value-type="float">
            <text:p>0.598492243704</text:p>
          </table:table-cell>
          <table:table-cell office:value-type="float" office:value="0.598774209339" calcext:value-type="float">
            <text:p>0.598774209339</text:p>
          </table:table-cell>
          <table:table-cell office:value-type="float" office:value="0.598844700747" calcext:value-type="float">
            <text:p>0.598844700747</text:p>
          </table:table-cell>
          <table:table-cell office:value-type="float" office:value="1508100684.04345" calcext:value-type="float">
            <text:p>1508100684.04345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9" calcext:value-type="float">
            <text:p>4999</text:p>
          </table:table-cell>
          <table:table-cell office:value-type="float" office:value="0.590345337084" calcext:value-type="float">
            <text:p>0.590345337084</text:p>
          </table:table-cell>
          <table:table-cell office:value-type="float" office:value="0.590203854325" calcext:value-type="float">
            <text:p>0.590203854325</text:p>
          </table:table-cell>
          <table:table-cell office:value-type="float" office:value="0.590317040532" calcext:value-type="float">
            <text:p>0.590317040532</text:p>
          </table:table-cell>
          <table:table-cell office:value-type="float" office:value="0.590345337084" calcext:value-type="float">
            <text:p>0.590345337084</text:p>
          </table:table-cell>
          <table:table-cell office:value-type="float" office:value="1508099933.21876" calcext:value-type="float">
            <text:p>1508099933.21876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57913859778" calcext:value-type="float">
            <text:p>0.57913859778</text:p>
          </table:table-cell>
          <table:table-cell office:value-type="float" office:value="1508099711.19573" calcext:value-type="float">
            <text:p>1508099711.19573</text:p>
          </table:table-cell>
          <table:table-cell office:value-type="float" office:value="25010" calcext:value-type="float">
            <text:p>25010</text:p>
          </table:table-cell>
          <table:table-cell office:value-type="float" office:value="1" calcext:value-type="float">
            <text:p>1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nup_en_3" table:style-name="ta1">
        <table:shapes>
          <draw:frame draw:z-index="0" draw:style-name="gr1" draw:text-style-name="P1" svg:width="159.97mm" svg:height="89.74mm" svg:x="214.49mm" svg:y="0mm">
            <draw:object draw:notify-on-update-of-ranges="nup_en_3.A2:nup_en_3.A93 nup_en_3.C1:nup_en_3.C1 nup_en_3.C2:nup_en_3.C9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9.97mm" svg:height="89.75mm" svg:x="212.84mm" svg:y="90.59mm">
            <draw:object draw:notify-on-update-of-ranges="nup_en_3.B2:nup_en_3.B93 nup_en_3.C1:nup_en_3.C1 nup_en_3.C2:nup_en_3.C9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K_cap</text:p>
          </table:table-cell>
          <table:table-cell office:value-type="string" calcext:value-type="string">
            <text:p>k_low</text:p>
          </table:table-cell>
          <table:table-cell office:value-type="string" calcext:value-type="string">
            <text:p>NMI_max</text:p>
          </table:table-cell>
          <table:table-cell office:value-type="string" calcext:value-type="string">
            <text:p>NMI_min</text:p>
          </table:table-cell>
          <table:table-cell office:value-type="string" calcext:value-type="string">
            <text:p>NMI_avg</text:p>
          </table:table-cell>
          <table:table-cell office:value-type="string" calcext:value-type="string">
            <text:p>NMI_med</text:p>
          </table:table-cell>
          <table:table-cell office:value-type="string" calcext:value-type="string">
            <text:p>UNIX_TIME</text:p>
          </table:table-cell>
          <table:table-cell office:value-type="string" calcext:value-type="string">
            <text:p>total_points</text:p>
          </table:table-cell>
          <table:table-cell office:value-type="string" calcext:value-type="string">
            <text:p>algo_choice</text:p>
          </table:table-cell>
          <table:table-cell office:value-type="string" calcext:value-type="string">
            <text:p>num_elements</text:p>
          </table:table-cell>
          <table:table-cell office:value-type="string" calcext:value-type="string">
            <text:p>in_file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plambda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586932830295" calcext:value-type="float">
            <text:p>0.586932830295</text:p>
          </table:table-cell>
          <table:table-cell office:value-type="float" office:value="1508090233.8791" calcext:value-type="float">
            <text:p>1508090233.879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563794260914" calcext:value-type="float">
            <text:p>0.563794260914</text:p>
          </table:table-cell>
          <table:table-cell office:value-type="float" office:value="1508084798.87766" calcext:value-type="float">
            <text:p>1508084798.8776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561938095471" calcext:value-type="float">
            <text:p>0.561938095471</text:p>
          </table:table-cell>
          <table:table-cell office:value-type="float" office:value="1508095617.54536" calcext:value-type="float">
            <text:p>1508095617.5453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9" calcext:value-type="float">
            <text:p>2999</text:p>
          </table:table-cell>
          <table:table-cell office:value-type="float" office:value="0.554334289734" calcext:value-type="float">
            <text:p>0.554334289734</text:p>
          </table:table-cell>
          <table:table-cell office:value-type="float" office:value="0.554279303576" calcext:value-type="float">
            <text:p>0.554279303576</text:p>
          </table:table-cell>
          <table:table-cell office:value-type="float" office:value="0.554290300808" calcext:value-type="float">
            <text:p>0.554290300808</text:p>
          </table:table-cell>
          <table:table-cell office:value-type="float" office:value="0.554279303576" calcext:value-type="float">
            <text:p>0.554279303576</text:p>
          </table:table-cell>
          <table:table-cell office:value-type="float" office:value="1508085515.54727" calcext:value-type="float">
            <text:p>1508085515.5472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550146025714" calcext:value-type="float">
            <text:p>0.550146025714</text:p>
          </table:table-cell>
          <table:table-cell office:value-type="float" office:value="1508086600.46951" calcext:value-type="float">
            <text:p>1508086600.4695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547935616096" calcext:value-type="float">
            <text:p>0.547935616096</text:p>
          </table:table-cell>
          <table:table-cell office:value-type="float" office:value="1508095087.61301" calcext:value-type="float">
            <text:p>1508095087.6130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99" calcext:value-type="float">
            <text:p>1499</text:p>
          </table:table-cell>
          <table:table-cell office:value-type="float" office:value="0.542184969276" calcext:value-type="float">
            <text:p>0.542184969276</text:p>
          </table:table-cell>
          <table:table-cell office:value-type="float" office:value="0.542101361114" calcext:value-type="float">
            <text:p>0.542101361114</text:p>
          </table:table-cell>
          <table:table-cell office:value-type="float" office:value="0.542168247644" calcext:value-type="float">
            <text:p>0.542168247644</text:p>
          </table:table-cell>
          <table:table-cell office:value-type="float" office:value="0.542184969276" calcext:value-type="float">
            <text:p>0.542184969276</text:p>
          </table:table-cell>
          <table:table-cell office:value-type="float" office:value="1508090630.72943" calcext:value-type="float">
            <text:p>1508090630.7294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533822976818" calcext:value-type="float">
            <text:p>0.533822976818</text:p>
          </table:table-cell>
          <table:table-cell office:value-type="float" office:value="1508086074.48105" calcext:value-type="float">
            <text:p>1508086074.4810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99" calcext:value-type="float">
            <text:p>1999</text:p>
          </table:table-cell>
          <table:table-cell office:value-type="float" office:value="0.527137454275" calcext:value-type="float">
            <text:p>0.527137454275</text:p>
          </table:table-cell>
          <table:table-cell office:value-type="float" office:value="0.527128237805" calcext:value-type="float">
            <text:p>0.527128237805</text:p>
          </table:table-cell>
          <table:table-cell office:value-type="float" office:value="0.527135610981" calcext:value-type="float">
            <text:p>0.527135610981</text:p>
          </table:table-cell>
          <table:table-cell office:value-type="float" office:value="0.527137454275" calcext:value-type="float">
            <text:p>0.527137454275</text:p>
          </table:table-cell>
          <table:table-cell office:value-type="float" office:value="1508086064.11942" calcext:value-type="float">
            <text:p>1508086064.1194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52680966835" calcext:value-type="float">
            <text:p>0.52680966835</text:p>
          </table:table-cell>
          <table:table-cell office:value-type="float" office:value="1508088948.43535" calcext:value-type="float">
            <text:p>1508088948.4353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9" calcext:value-type="float">
            <text:p>2999</text:p>
          </table:table-cell>
          <table:table-cell office:value-type="float" office:value="0.526488717422" calcext:value-type="float">
            <text:p>0.526488717422</text:p>
          </table:table-cell>
          <table:table-cell office:value-type="float" office:value="0.526412082802" calcext:value-type="float">
            <text:p>0.526412082802</text:p>
          </table:table-cell>
          <table:table-cell office:value-type="float" office:value="0.526427409726" calcext:value-type="float">
            <text:p>0.526427409726</text:p>
          </table:table-cell>
          <table:table-cell office:value-type="float" office:value="0.526412082802" calcext:value-type="float">
            <text:p>0.526412082802</text:p>
          </table:table-cell>
          <table:table-cell office:value-type="float" office:value="1508088722.46035" calcext:value-type="float">
            <text:p>1508088722.4603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526316446498" calcext:value-type="float">
            <text:p>0.526316446498</text:p>
          </table:table-cell>
          <table:table-cell office:value-type="float" office:value="1508095304.08174" calcext:value-type="float">
            <text:p>1508095304.0817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499" calcext:value-type="float">
            <text:p>1499</text:p>
          </table:table-cell>
          <table:table-cell office:value-type="float" office:value="0.525651082031" calcext:value-type="float">
            <text:p>0.525651082031</text:p>
          </table:table-cell>
          <table:table-cell office:value-type="float" office:value="0.52563383055" calcext:value-type="float">
            <text:p>0.52563383055</text:p>
          </table:table-cell>
          <table:table-cell office:value-type="float" office:value="0.525647631735" calcext:value-type="float">
            <text:p>0.525647631735</text:p>
          </table:table-cell>
          <table:table-cell office:value-type="float" office:value="0.525651082031" calcext:value-type="float">
            <text:p>0.525651082031</text:p>
          </table:table-cell>
          <table:table-cell office:value-type="float" office:value="1508093714.63765" calcext:value-type="float">
            <text:p>1508093714.6376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524590854757" calcext:value-type="float">
            <text:p>0.524590854757</text:p>
          </table:table-cell>
          <table:table-cell office:value-type="float" office:value="1508091014.6949" calcext:value-type="float">
            <text:p>1508091014.694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524121672677" calcext:value-type="float">
            <text:p>0.524121672677</text:p>
          </table:table-cell>
          <table:table-cell office:value-type="float" office:value="1508082749.59685" calcext:value-type="float">
            <text:p>1508082749.5968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9" calcext:value-type="float">
            <text:p>999</text:p>
          </table:table-cell>
          <table:table-cell office:value-type="float" office:value="0.523382211719" calcext:value-type="float">
            <text:p>0.523382211719</text:p>
          </table:table-cell>
          <table:table-cell office:value-type="float" office:value="0.523271360841" calcext:value-type="float">
            <text:p>0.523271360841</text:p>
          </table:table-cell>
          <table:table-cell office:value-type="float" office:value="0.523360041543" calcext:value-type="float">
            <text:p>0.523360041543</text:p>
          </table:table-cell>
          <table:table-cell office:value-type="float" office:value="0.523382211719" calcext:value-type="float">
            <text:p>0.523382211719</text:p>
          </table:table-cell>
          <table:table-cell office:value-type="float" office:value="1508098734.96213" calcext:value-type="float">
            <text:p>1508098734.9621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9" calcext:value-type="float">
            <text:p>4999</text:p>
          </table:table-cell>
          <table:table-cell office:value-type="float" office:value="0.522397000195" calcext:value-type="float">
            <text:p>0.522397000195</text:p>
          </table:table-cell>
          <table:table-cell office:value-type="float" office:value="0.522375936176" calcext:value-type="float">
            <text:p>0.522375936176</text:p>
          </table:table-cell>
          <table:table-cell office:value-type="float" office:value="0.52238014898" calcext:value-type="float">
            <text:p>0.52238014898</text:p>
          </table:table-cell>
          <table:table-cell office:value-type="float" office:value="0.522375936176" calcext:value-type="float">
            <text:p>0.522375936176</text:p>
          </table:table-cell>
          <table:table-cell office:value-type="float" office:value="1508082575.20387" calcext:value-type="float">
            <text:p>1508082575.2038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999" calcext:value-type="float">
            <text:p>1999</text:p>
          </table:table-cell>
          <table:table-cell office:value-type="float" office:value="0.52024443988" calcext:value-type="float">
            <text:p>0.52024443988</text:p>
          </table:table-cell>
          <table:table-cell office:value-type="float" office:value="0.520188625016" calcext:value-type="float">
            <text:p>0.520188625016</text:p>
          </table:table-cell>
          <table:table-cell office:value-type="float" office:value="0.520199787989" calcext:value-type="float">
            <text:p>0.520199787989</text:p>
          </table:table-cell>
          <table:table-cell office:value-type="float" office:value="0.520188625016" calcext:value-type="float">
            <text:p>0.520188625016</text:p>
          </table:table-cell>
          <table:table-cell office:value-type="float" office:value="1508087981.9879" calcext:value-type="float">
            <text:p>1508087981.987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9" calcext:value-type="float">
            <text:p>2999</text:p>
          </table:table-cell>
          <table:table-cell office:value-type="float" office:value="0.520126336053" calcext:value-type="float">
            <text:p>0.520126336053</text:p>
          </table:table-cell>
          <table:table-cell office:value-type="float" office:value="0.519978450679" calcext:value-type="float">
            <text:p>0.519978450679</text:p>
          </table:table-cell>
          <table:table-cell office:value-type="float" office:value="0.520096758978" calcext:value-type="float">
            <text:p>0.520096758978</text:p>
          </table:table-cell>
          <table:table-cell office:value-type="float" office:value="0.520126336053" calcext:value-type="float">
            <text:p>0.520126336053</text:p>
          </table:table-cell>
          <table:table-cell office:value-type="float" office:value="1508088327.27632" calcext:value-type="float">
            <text:p>1508088327.2763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518515234054" calcext:value-type="float">
            <text:p>0.518515234054</text:p>
          </table:table-cell>
          <table:table-cell office:value-type="float" office:value="1508092937.85411" calcext:value-type="float">
            <text:p>1508092937.8541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518163036629" calcext:value-type="float">
            <text:p>0.518163036629</text:p>
          </table:table-cell>
          <table:table-cell office:value-type="float" office:value="1508082567.85189" calcext:value-type="float">
            <text:p>1508082567.8518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" calcext:value-type="float">
            <text:p>499</text:p>
          </table:table-cell>
          <table:table-cell office:value-type="float" office:value="0.517913098377" calcext:value-type="float">
            <text:p>0.517913098377</text:p>
          </table:table-cell>
          <table:table-cell office:value-type="float" office:value="0.517817612518" calcext:value-type="float">
            <text:p>0.517817612518</text:p>
          </table:table-cell>
          <table:table-cell office:value-type="float" office:value="0.517894001205" calcext:value-type="float">
            <text:p>0.517894001205</text:p>
          </table:table-cell>
          <table:table-cell office:value-type="float" office:value="0.517913098377" calcext:value-type="float">
            <text:p>0.517913098377</text:p>
          </table:table-cell>
          <table:table-cell office:value-type="float" office:value="1508103962.33365" calcext:value-type="float">
            <text:p>1508103962.3336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516182788996" calcext:value-type="float">
            <text:p>0.516182788996</text:p>
          </table:table-cell>
          <table:table-cell office:value-type="float" office:value="1508099941.87811" calcext:value-type="float">
            <text:p>1508099941.8781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9" calcext:value-type="float">
            <text:p>4999</text:p>
          </table:table-cell>
          <table:table-cell office:value-type="float" office:value="0.515992967302" calcext:value-type="float">
            <text:p>0.515992967302</text:p>
          </table:table-cell>
          <table:table-cell office:value-type="float" office:value="0.515768614262" calcext:value-type="float">
            <text:p>0.515768614262</text:p>
          </table:table-cell>
          <table:table-cell office:value-type="float" office:value="0.51581348487" calcext:value-type="float">
            <text:p>0.51581348487</text:p>
          </table:table-cell>
          <table:table-cell office:value-type="float" office:value="0.515768614262" calcext:value-type="float">
            <text:p>0.515768614262</text:p>
          </table:table-cell>
          <table:table-cell office:value-type="float" office:value="1508082155.98438" calcext:value-type="float">
            <text:p>1508082155.9843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515740572746" calcext:value-type="float">
            <text:p>0.515740572746</text:p>
          </table:table-cell>
          <table:table-cell office:value-type="float" office:value="1508096699.90329" calcext:value-type="float">
            <text:p>1508096699.9032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9" calcext:value-type="float">
            <text:p>999</text:p>
          </table:table-cell>
          <table:table-cell office:value-type="float" office:value="0.515298701733" calcext:value-type="float">
            <text:p>0.515298701733</text:p>
          </table:table-cell>
          <table:table-cell office:value-type="float" office:value="0.515286066616" calcext:value-type="float">
            <text:p>0.515286066616</text:p>
          </table:table-cell>
          <table:table-cell office:value-type="float" office:value="0.515296174709" calcext:value-type="float">
            <text:p>0.515296174709</text:p>
          </table:table-cell>
          <table:table-cell office:value-type="float" office:value="0.515298701733" calcext:value-type="float">
            <text:p>0.515298701733</text:p>
          </table:table-cell>
          <table:table-cell office:value-type="float" office:value="1508097866.1906" calcext:value-type="float">
            <text:p>1508097866.190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" calcext:value-type="float">
            <text:p>299</text:p>
          </table:table-cell>
          <table:table-cell office:value-type="float" office:value="0.513629956948" calcext:value-type="float">
            <text:p>0.513629956948</text:p>
          </table:table-cell>
          <table:table-cell office:value-type="float" office:value="0.513476228909" calcext:value-type="float">
            <text:p>0.513476228909</text:p>
          </table:table-cell>
          <table:table-cell office:value-type="float" office:value="0.513506974517" calcext:value-type="float">
            <text:p>0.513506974517</text:p>
          </table:table-cell>
          <table:table-cell office:value-type="float" office:value="0.513476228909" calcext:value-type="float">
            <text:p>0.513476228909</text:p>
          </table:table-cell>
          <table:table-cell office:value-type="float" office:value="1508109434.66756" calcext:value-type="float">
            <text:p>1508109434.6675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510853882576" calcext:value-type="float">
            <text:p>0.510853882576</text:p>
          </table:table-cell>
          <table:table-cell office:value-type="float" office:value="1508086875.85205" calcext:value-type="float">
            <text:p>1508086875.8520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9" calcext:value-type="float">
            <text:p>2999</text:p>
          </table:table-cell>
          <table:table-cell office:value-type="float" office:value="0.51069802141" calcext:value-type="float">
            <text:p>0.51069802141</text:p>
          </table:table-cell>
          <table:table-cell office:value-type="float" office:value="0.510604853384" calcext:value-type="float">
            <text:p>0.510604853384</text:p>
          </table:table-cell>
          <table:table-cell office:value-type="float" office:value="0.510623486989" calcext:value-type="float">
            <text:p>0.510623486989</text:p>
          </table:table-cell>
          <table:table-cell office:value-type="float" office:value="0.510604853384" calcext:value-type="float">
            <text:p>0.510604853384</text:p>
          </table:table-cell>
          <table:table-cell office:value-type="float" office:value="1508087249.7305" calcext:value-type="float">
            <text:p>1508087249.730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509702135101" calcext:value-type="float">
            <text:p>0.509702135101</text:p>
          </table:table-cell>
          <table:table-cell office:value-type="float" office:value="1508087336.99845" calcext:value-type="float">
            <text:p>1508087336.9984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9" calcext:value-type="float">
            <text:p>2999</text:p>
          </table:table-cell>
          <table:table-cell office:value-type="float" office:value="0.509413824917" calcext:value-type="float">
            <text:p>0.509413824917</text:p>
          </table:table-cell>
          <table:table-cell office:value-type="float" office:value="0.509380522713" calcext:value-type="float">
            <text:p>0.509380522713</text:p>
          </table:table-cell>
          <table:table-cell office:value-type="float" office:value="0.509407164476" calcext:value-type="float">
            <text:p>0.509407164476</text:p>
          </table:table-cell>
          <table:table-cell office:value-type="float" office:value="0.509413824917" calcext:value-type="float">
            <text:p>0.509413824917</text:p>
          </table:table-cell>
          <table:table-cell office:value-type="float" office:value="1508088106.77894" calcext:value-type="float">
            <text:p>1508088106.7789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508481606639" calcext:value-type="float">
            <text:p>0.508481606639</text:p>
          </table:table-cell>
          <table:table-cell office:value-type="float" office:value="1508081672.7146" calcext:value-type="float">
            <text:p>1508081672.714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9" calcext:value-type="float">
            <text:p>999</text:p>
          </table:table-cell>
          <table:table-cell office:value-type="float" office:value="0.508079031828" calcext:value-type="float">
            <text:p>0.508079031828</text:p>
          </table:table-cell>
          <table:table-cell office:value-type="float" office:value="0.507943253193" calcext:value-type="float">
            <text:p>0.507943253193</text:p>
          </table:table-cell>
          <table:table-cell office:value-type="float" office:value="0.50797040892" calcext:value-type="float">
            <text:p>0.50797040892</text:p>
          </table:table-cell>
          <table:table-cell office:value-type="float" office:value="0.507943253193" calcext:value-type="float">
            <text:p>0.507943253193</text:p>
          </table:table-cell>
          <table:table-cell office:value-type="float" office:value="1508096740.83603" calcext:value-type="float">
            <text:p>1508096740.8360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508002664935" calcext:value-type="float">
            <text:p>0.508002664935</text:p>
          </table:table-cell>
          <table:table-cell office:value-type="float" office:value="1508100423.45716" calcext:value-type="float">
            <text:p>1508100423.4571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507925352488" calcext:value-type="float">
            <text:p>0.507925352488</text:p>
          </table:table-cell>
          <table:table-cell office:value-type="float" office:value="1508092435.47888" calcext:value-type="float">
            <text:p>1508092435.4788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9" calcext:value-type="float">
            <text:p>2999</text:p>
          </table:table-cell>
          <table:table-cell office:value-type="float" office:value="0.507707746134" calcext:value-type="float">
            <text:p>0.507707746134</text:p>
          </table:table-cell>
          <table:table-cell office:value-type="float" office:value="0.507663851322" calcext:value-type="float">
            <text:p>0.507663851322</text:p>
          </table:table-cell>
          <table:table-cell office:value-type="float" office:value="0.507672630284" calcext:value-type="float">
            <text:p>0.507672630284</text:p>
          </table:table-cell>
          <table:table-cell office:value-type="float" office:value="0.507663851322" calcext:value-type="float">
            <text:p>0.507663851322</text:p>
          </table:table-cell>
          <table:table-cell office:value-type="float" office:value="1508086766.9137" calcext:value-type="float">
            <text:p>1508086766.913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9" calcext:value-type="float">
            <text:p>4999</text:p>
          </table:table-cell>
          <table:table-cell office:value-type="float" office:value="0.507528263999" calcext:value-type="float">
            <text:p>0.507528263999</text:p>
          </table:table-cell>
          <table:table-cell office:value-type="float" office:value="0.507523632454" calcext:value-type="float">
            <text:p>0.507523632454</text:p>
          </table:table-cell>
          <table:table-cell office:value-type="float" office:value="0.50752733769" calcext:value-type="float">
            <text:p>0.50752733769</text:p>
          </table:table-cell>
          <table:table-cell office:value-type="float" office:value="0.507528263999" calcext:value-type="float">
            <text:p>0.507528263999</text:p>
          </table:table-cell>
          <table:table-cell office:value-type="float" office:value="1508080931.17177" calcext:value-type="float">
            <text:p>1508080931.1717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506931221668" calcext:value-type="float">
            <text:p>0.506931221668</text:p>
          </table:table-cell>
          <table:table-cell office:value-type="float" office:value="1508087420.49855" calcext:value-type="float">
            <text:p>1508087420.4985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" calcext:value-type="float">
            <text:p>99</text:p>
          </table:table-cell>
          <table:table-cell office:value-type="float" office:value="0.506308753427" calcext:value-type="float">
            <text:p>0.506308753427</text:p>
          </table:table-cell>
          <table:table-cell office:value-type="float" office:value="0.506000104299" calcext:value-type="float">
            <text:p>0.506000104299</text:p>
          </table:table-cell>
          <table:table-cell office:value-type="float" office:value="0.506247023602" calcext:value-type="float">
            <text:p>0.506247023602</text:p>
          </table:table-cell>
          <table:table-cell office:value-type="float" office:value="0.506308753427" calcext:value-type="float">
            <text:p>0.506308753427</text:p>
          </table:table-cell>
          <table:table-cell office:value-type="float" office:value="1508115681.69204" calcext:value-type="float">
            <text:p>1508115681.6920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999" calcext:value-type="float">
            <text:p>3999</text:p>
          </table:table-cell>
          <table:table-cell office:value-type="float" office:value="0.505956957575" calcext:value-type="float">
            <text:p>0.505956957575</text:p>
          </table:table-cell>
          <table:table-cell office:value-type="float" office:value="0.5058242196" calcext:value-type="float">
            <text:p>0.5058242196</text:p>
          </table:table-cell>
          <table:table-cell office:value-type="float" office:value="0.505850767195" calcext:value-type="float">
            <text:p>0.505850767195</text:p>
          </table:table-cell>
          <table:table-cell office:value-type="float" office:value="0.5058242196" calcext:value-type="float">
            <text:p>0.5058242196</text:p>
          </table:table-cell>
          <table:table-cell office:value-type="float" office:value="1508080725.04594" calcext:value-type="float">
            <text:p>1508080725.0459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9" calcext:value-type="float">
            <text:p>499</text:p>
          </table:table-cell>
          <table:table-cell office:value-type="float" office:value="0.505653792454" calcext:value-type="float">
            <text:p>0.505653792454</text:p>
          </table:table-cell>
          <table:table-cell office:value-type="float" office:value="0.505618917427" calcext:value-type="float">
            <text:p>0.505618917427</text:p>
          </table:table-cell>
          <table:table-cell office:value-type="float" office:value="0.505646817448" calcext:value-type="float">
            <text:p>0.505646817448</text:p>
          </table:table-cell>
          <table:table-cell office:value-type="float" office:value="0.505653792454" calcext:value-type="float">
            <text:p>0.505653792454</text:p>
          </table:table-cell>
          <table:table-cell office:value-type="float" office:value="1508100844.50042" calcext:value-type="float">
            <text:p>1508100844.5004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505450445986" calcext:value-type="float">
            <text:p>0.505450445986</text:p>
          </table:table-cell>
          <table:table-cell office:value-type="float" office:value="1508102390.98249" calcext:value-type="float">
            <text:p>1508102390.9824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99" calcext:value-type="float">
            <text:p>1499</text:p>
          </table:table-cell>
          <table:table-cell office:value-type="float" office:value="0.50492778894" calcext:value-type="float">
            <text:p>0.50492778894</text:p>
          </table:table-cell>
          <table:table-cell office:value-type="float" office:value="0.50491246589" calcext:value-type="float">
            <text:p>0.50491246589</text:p>
          </table:table-cell>
          <table:table-cell office:value-type="float" office:value="0.50492472433" calcext:value-type="float">
            <text:p>0.50492472433</text:p>
          </table:table-cell>
          <table:table-cell office:value-type="float" office:value="0.50492778894" calcext:value-type="float">
            <text:p>0.50492778894</text:p>
          </table:table-cell>
          <table:table-cell office:value-type="float" office:value="1508091695.83531" calcext:value-type="float">
            <text:p>1508091695.8353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" calcext:value-type="float">
            <text:p>499</text:p>
          </table:table-cell>
          <table:table-cell office:value-type="float" office:value="0.504198721327" calcext:value-type="float">
            <text:p>0.504198721327</text:p>
          </table:table-cell>
          <table:table-cell office:value-type="float" office:value="0.504177871476" calcext:value-type="float">
            <text:p>0.504177871476</text:p>
          </table:table-cell>
          <table:table-cell office:value-type="float" office:value="0.504182041446" calcext:value-type="float">
            <text:p>0.504182041446</text:p>
          </table:table-cell>
          <table:table-cell office:value-type="float" office:value="0.504177871476" calcext:value-type="float">
            <text:p>0.504177871476</text:p>
          </table:table-cell>
          <table:table-cell office:value-type="float" office:value="1508103505.15749" calcext:value-type="float">
            <text:p>1508103505.1574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503493369147" calcext:value-type="float">
            <text:p>0.503493369147</text:p>
          </table:table-cell>
          <table:table-cell office:value-type="float" office:value="1508081297.77928" calcext:value-type="float">
            <text:p>1508081297.7792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999" calcext:value-type="float">
            <text:p>3999</text:p>
          </table:table-cell>
          <table:table-cell office:value-type="float" office:value="0.50292565673" calcext:value-type="float">
            <text:p>0.50292565673</text:p>
          </table:table-cell>
          <table:table-cell office:value-type="float" office:value="0.502845474806" calcext:value-type="float">
            <text:p>0.502845474806</text:p>
          </table:table-cell>
          <table:table-cell office:value-type="float" office:value="0.50286151119" calcext:value-type="float">
            <text:p>0.50286151119</text:p>
          </table:table-cell>
          <table:table-cell office:value-type="float" office:value="0.502845474806" calcext:value-type="float">
            <text:p>0.502845474806</text:p>
          </table:table-cell>
          <table:table-cell office:value-type="float" office:value="1508080545.48644" calcext:value-type="float">
            <text:p>1508080545.4864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9" calcext:value-type="float">
            <text:p>999</text:p>
          </table:table-cell>
          <table:table-cell office:value-type="float" office:value="0.502905860079" calcext:value-type="float">
            <text:p>0.502905860079</text:p>
          </table:table-cell>
          <table:table-cell office:value-type="float" office:value="0.502720552856" calcext:value-type="float">
            <text:p>0.502720552856</text:p>
          </table:table-cell>
          <table:table-cell office:value-type="float" office:value="0.5027576143" calcext:value-type="float">
            <text:p>0.5027576143</text:p>
          </table:table-cell>
          <table:table-cell office:value-type="float" office:value="0.502720552856" calcext:value-type="float">
            <text:p>0.502720552856</text:p>
          </table:table-cell>
          <table:table-cell office:value-type="float" office:value="1508097514.34878" calcext:value-type="float">
            <text:p>1508097514.3487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9" calcext:value-type="float">
            <text:p>299</text:p>
          </table:table-cell>
          <table:table-cell office:value-type="float" office:value="0.502542054424" calcext:value-type="float">
            <text:p>0.502542054424</text:p>
          </table:table-cell>
          <table:table-cell office:value-type="float" office:value="0.502486923233" calcext:value-type="float">
            <text:p>0.502486923233</text:p>
          </table:table-cell>
          <table:table-cell office:value-type="float" office:value="0.502497949471" calcext:value-type="float">
            <text:p>0.502497949471</text:p>
          </table:table-cell>
          <table:table-cell office:value-type="float" office:value="0.502486923233" calcext:value-type="float">
            <text:p>0.502486923233</text:p>
          </table:table-cell>
          <table:table-cell office:value-type="float" office:value="1508105714.79873" calcext:value-type="float">
            <text:p>1508105714.7987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99" calcext:value-type="float">
            <text:p>1499</text:p>
          </table:table-cell>
          <table:table-cell office:value-type="float" office:value="0.50241993939" calcext:value-type="float">
            <text:p>0.50241993939</text:p>
          </table:table-cell>
          <table:table-cell office:value-type="float" office:value="0.502387684106" calcext:value-type="float">
            <text:p>0.502387684106</text:p>
          </table:table-cell>
          <table:table-cell office:value-type="float" office:value="0.502413488333" calcext:value-type="float">
            <text:p>0.502413488333</text:p>
          </table:table-cell>
          <table:table-cell office:value-type="float" office:value="0.50241993939" calcext:value-type="float">
            <text:p>0.50241993939</text:p>
          </table:table-cell>
          <table:table-cell office:value-type="float" office:value="1508092232.89819" calcext:value-type="float">
            <text:p>1508092232.8981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" calcext:value-type="float">
            <text:p>49</text:p>
          </table:table-cell>
          <table:table-cell office:value-type="float" office:value="0.502002873863" calcext:value-type="float">
            <text:p>0.502002873863</text:p>
          </table:table-cell>
          <table:table-cell office:value-type="float" office:value="0.501903159079" calcext:value-type="float">
            <text:p>0.501903159079</text:p>
          </table:table-cell>
          <table:table-cell office:value-type="float" office:value="0.501923102036" calcext:value-type="float">
            <text:p>0.501923102036</text:p>
          </table:table-cell>
          <table:table-cell office:value-type="float" office:value="0.501903159079" calcext:value-type="float">
            <text:p>0.501903159079</text:p>
          </table:table-cell>
          <table:table-cell office:value-type="float" office:value="1508121455.48757" calcext:value-type="float">
            <text:p>1508121455.4875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" calcext:value-type="float">
            <text:p>299</text:p>
          </table:table-cell>
          <table:table-cell office:value-type="float" office:value="0.500155850766" calcext:value-type="float">
            <text:p>0.500155850766</text:p>
          </table:table-cell>
          <table:table-cell office:value-type="float" office:value="0.499996662611" calcext:value-type="float">
            <text:p>0.499996662611</text:p>
          </table:table-cell>
          <table:table-cell office:value-type="float" office:value="0.500028500242" calcext:value-type="float">
            <text:p>0.500028500242</text:p>
          </table:table-cell>
          <table:table-cell office:value-type="float" office:value="0.499996662611" calcext:value-type="float">
            <text:p>0.499996662611</text:p>
          </table:table-cell>
          <table:table-cell office:value-type="float" office:value="1508108930.16251" calcext:value-type="float">
            <text:p>1508108930.1625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99663471406" calcext:value-type="float">
            <text:p>0.499663471406</text:p>
          </table:table-cell>
          <table:table-cell office:value-type="float" office:value="1508105464.43477" calcext:value-type="float">
            <text:p>1508105464.4347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98156265181" calcext:value-type="float">
            <text:p>0.498156265181</text:p>
          </table:table-cell>
          <table:table-cell office:value-type="float" office:value="1508106724.82161" calcext:value-type="float">
            <text:p>1508106724.8216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9" calcext:value-type="float">
            <text:p>999</text:p>
          </table:table-cell>
          <table:table-cell office:value-type="float" office:value="0.497397689927" calcext:value-type="float">
            <text:p>0.497397689927</text:p>
          </table:table-cell>
          <table:table-cell office:value-type="float" office:value="0.497391519567" calcext:value-type="float">
            <text:p>0.497391519567</text:p>
          </table:table-cell>
          <table:table-cell office:value-type="float" office:value="0.497396455855" calcext:value-type="float">
            <text:p>0.497396455855</text:p>
          </table:table-cell>
          <table:table-cell office:value-type="float" office:value="0.497397689927" calcext:value-type="float">
            <text:p>0.497397689927</text:p>
          </table:table-cell>
          <table:table-cell office:value-type="float" office:value="1508097078.71504" calcext:value-type="float">
            <text:p>1508097078.7150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" calcext:value-type="float">
            <text:p>499</text:p>
          </table:table-cell>
          <table:table-cell office:value-type="float" office:value="0.495853909856" calcext:value-type="float">
            <text:p>0.495853909856</text:p>
          </table:table-cell>
          <table:table-cell office:value-type="float" office:value="0.495838359" calcext:value-type="float">
            <text:p>0.495838359</text:p>
          </table:table-cell>
          <table:table-cell office:value-type="float" office:value="0.495850799685" calcext:value-type="float">
            <text:p>0.495850799685</text:p>
          </table:table-cell>
          <table:table-cell office:value-type="float" office:value="0.495853909856" calcext:value-type="float">
            <text:p>0.495853909856</text:p>
          </table:table-cell>
          <table:table-cell office:value-type="float" office:value="1508102660.45414" calcext:value-type="float">
            <text:p>1508102660.4541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" calcext:value-type="float">
            <text:p>99</text:p>
          </table:table-cell>
          <table:table-cell office:value-type="float" office:value="0.491795159085" calcext:value-type="float">
            <text:p>0.491795159085</text:p>
          </table:table-cell>
          <table:table-cell office:value-type="float" office:value="0.491671785657" calcext:value-type="float">
            <text:p>0.491671785657</text:p>
          </table:table-cell>
          <table:table-cell office:value-type="float" office:value="0.4917704844" calcext:value-type="float">
            <text:p>0.4917704844</text:p>
          </table:table-cell>
          <table:table-cell office:value-type="float" office:value="0.491795159085" calcext:value-type="float">
            <text:p>0.491795159085</text:p>
          </table:table-cell>
          <table:table-cell office:value-type="float" office:value="1508115249.31688" calcext:value-type="float">
            <text:p>1508115249.3168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91279777823" calcext:value-type="float">
            <text:p>0.491279777823</text:p>
          </table:table-cell>
          <table:table-cell office:value-type="float" office:value="1508108461.58614" calcext:value-type="float">
            <text:p>1508108461.5861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90488473626" calcext:value-type="float">
            <text:p>0.490488473626</text:p>
          </table:table-cell>
          <table:table-cell office:value-type="float" office:value="1508101296.60982" calcext:value-type="float">
            <text:p>1508101296.6098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" calcext:value-type="float">
            <text:p>299</text:p>
          </table:table-cell>
          <table:table-cell office:value-type="float" office:value="0.489431856981" calcext:value-type="float">
            <text:p>0.489431856981</text:p>
          </table:table-cell>
          <table:table-cell office:value-type="float" office:value="0.489367482814" calcext:value-type="float">
            <text:p>0.489367482814</text:p>
          </table:table-cell>
          <table:table-cell office:value-type="float" office:value="0.489380357647" calcext:value-type="float">
            <text:p>0.489380357647</text:p>
          </table:table-cell>
          <table:table-cell office:value-type="float" office:value="0.489367482814" calcext:value-type="float">
            <text:p>0.489367482814</text:p>
          </table:table-cell>
          <table:table-cell office:value-type="float" office:value="1508107491.86992" calcext:value-type="float">
            <text:p>1508107491.8699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" calcext:value-type="float">
            <text:p>499</text:p>
          </table:table-cell>
          <table:table-cell office:value-type="float" office:value="0.488102801434" calcext:value-type="float">
            <text:p>0.488102801434</text:p>
          </table:table-cell>
          <table:table-cell office:value-type="float" office:value="0.488058163517" calcext:value-type="float">
            <text:p>0.488058163517</text:p>
          </table:table-cell>
          <table:table-cell office:value-type="float" office:value="0.4880670911" calcext:value-type="float">
            <text:p>0.4880670911</text:p>
          </table:table-cell>
          <table:table-cell office:value-type="float" office:value="0.488058163517" calcext:value-type="float">
            <text:p>0.488058163517</text:p>
          </table:table-cell>
          <table:table-cell office:value-type="float" office:value="1508102377.74643" calcext:value-type="float">
            <text:p>1508102377.7464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86317316322" calcext:value-type="float">
            <text:p>0.486317316322</text:p>
          </table:table-cell>
          <table:table-cell office:value-type="float" office:value="1508120865.3208" calcext:value-type="float">
            <text:p>1508120865.320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84895468223" calcext:value-type="float">
            <text:p>0.484895468223</text:p>
          </table:table-cell>
          <table:table-cell office:value-type="float" office:value="1508111792.0871" calcext:value-type="float">
            <text:p>1508111792.087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82709786369" calcext:value-type="float">
            <text:p>0.482709786369</text:p>
          </table:table-cell>
          <table:table-cell office:value-type="float" office:value="1508111356.92859" calcext:value-type="float">
            <text:p>1508111356.9285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" calcext:value-type="float">
            <text:p>99</text:p>
          </table:table-cell>
          <table:table-cell office:value-type="float" office:value="0.481592454987" calcext:value-type="float">
            <text:p>0.481592454987</text:p>
          </table:table-cell>
          <table:table-cell office:value-type="float" office:value="0.481493846471" calcext:value-type="float">
            <text:p>0.481493846471</text:p>
          </table:table-cell>
          <table:table-cell office:value-type="float" office:value="0.481572733284" calcext:value-type="float">
            <text:p>0.481572733284</text:p>
          </table:table-cell>
          <table:table-cell office:value-type="float" office:value="0.481592454987" calcext:value-type="float">
            <text:p>0.481592454987</text:p>
          </table:table-cell>
          <table:table-cell office:value-type="float" office:value="1508114757.71273" calcext:value-type="float">
            <text:p>1508114757.7127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99" calcext:value-type="float">
            <text:p>299</text:p>
          </table:table-cell>
          <table:table-cell office:value-type="float" office:value="0.480761380711" calcext:value-type="float">
            <text:p>0.480761380711</text:p>
          </table:table-cell>
          <table:table-cell office:value-type="float" office:value="0.480737060614" calcext:value-type="float">
            <text:p>0.480737060614</text:p>
          </table:table-cell>
          <table:table-cell office:value-type="float" office:value="0.480756516692" calcext:value-type="float">
            <text:p>0.480756516692</text:p>
          </table:table-cell>
          <table:table-cell office:value-type="float" office:value="0.480761380711" calcext:value-type="float">
            <text:p>0.480761380711</text:p>
          </table:table-cell>
          <table:table-cell office:value-type="float" office:value="1508106178.92372" calcext:value-type="float">
            <text:p>1508106178.9237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office:value-type="float" office:value="0.477796365584" calcext:value-type="float">
            <text:p>0.477796365584</text:p>
          </table:table-cell>
          <table:table-cell office:value-type="float" office:value="0.477690252088" calcext:value-type="float">
            <text:p>0.477690252088</text:p>
          </table:table-cell>
          <table:table-cell office:value-type="float" office:value="0.477775142885" calcext:value-type="float">
            <text:p>0.477775142885</text:p>
          </table:table-cell>
          <table:table-cell office:value-type="float" office:value="0.477796365584" calcext:value-type="float">
            <text:p>0.477796365584</text:p>
          </table:table-cell>
          <table:table-cell office:value-type="float" office:value="1508114427.091" calcext:value-type="float">
            <text:p>1508114427.09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" calcext:value-type="float">
            <text:p>49</text:p>
          </table:table-cell>
          <table:table-cell office:value-type="float" office:value="0.475859750625" calcext:value-type="float">
            <text:p>0.475859750625</text:p>
          </table:table-cell>
          <table:table-cell office:value-type="float" office:value="0.475840971996" calcext:value-type="float">
            <text:p>0.475840971996</text:p>
          </table:table-cell>
          <table:table-cell office:value-type="float" office:value="0.475844727722" calcext:value-type="float">
            <text:p>0.475844727722</text:p>
          </table:table-cell>
          <table:table-cell office:value-type="float" office:value="0.475840971996" calcext:value-type="float">
            <text:p>0.475840971996</text:p>
          </table:table-cell>
          <table:table-cell office:value-type="float" office:value="1508120561.96763" calcext:value-type="float">
            <text:p>1508120561.9676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73738151231" calcext:value-type="float">
            <text:p>0.473738151231</text:p>
          </table:table-cell>
          <table:table-cell office:value-type="float" office:value="1508118752.94059" calcext:value-type="float">
            <text:p>1508118752.9405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71694227549" calcext:value-type="float">
            <text:p>0.471694227549</text:p>
          </table:table-cell>
          <table:table-cell office:value-type="float" office:value="1508117536.00163" calcext:value-type="float">
            <text:p>1508117536.00163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69506716572" calcext:value-type="float">
            <text:p>0.469506716572</text:p>
          </table:table-cell>
          <table:table-cell office:value-type="float" office:value="1508121241.42512" calcext:value-type="float">
            <text:p>1508121241.4251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68687246384" calcext:value-type="float">
            <text:p>0.468687246384</text:p>
          </table:table-cell>
          <table:table-cell office:value-type="float" office:value="1508110923.84358" calcext:value-type="float">
            <text:p>1508110923.8435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9" calcext:value-type="float">
            <text:p>299</text:p>
          </table:table-cell>
          <table:table-cell office:value-type="float" office:value="0.467692098724" calcext:value-type="float">
            <text:p>0.467692098724</text:p>
          </table:table-cell>
          <table:table-cell office:value-type="float" office:value="0.467595129538" calcext:value-type="float">
            <text:p>0.467595129538</text:p>
          </table:table-cell>
          <table:table-cell office:value-type="float" office:value="0.467672704887" calcext:value-type="float">
            <text:p>0.467672704887</text:p>
          </table:table-cell>
          <table:table-cell office:value-type="float" office:value="0.467692098724" calcext:value-type="float">
            <text:p>0.467692098724</text:p>
          </table:table-cell>
          <table:table-cell office:value-type="float" office:value="1508106427.40442" calcext:value-type="float">
            <text:p>1508106427.4044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62702883028" calcext:value-type="float">
            <text:p>0.462702883028</text:p>
          </table:table-cell>
          <table:table-cell office:value-type="float" office:value="1508091232.47045" calcext:value-type="float">
            <text:p>1508091232.4704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99" calcext:value-type="float">
            <text:p>3999</text:p>
          </table:table-cell>
          <table:table-cell office:value-type="float" office:value="0.460913341967" calcext:value-type="float">
            <text:p>0.460913341967</text:p>
          </table:table-cell>
          <table:table-cell office:value-type="float" office:value="0.460873945514" calcext:value-type="float">
            <text:p>0.460873945514</text:p>
          </table:table-cell>
          <table:table-cell office:value-type="float" office:value="0.460881824805" calcext:value-type="float">
            <text:p>0.460881824805</text:p>
          </table:table-cell>
          <table:table-cell office:value-type="float" office:value="0.460873945514" calcext:value-type="float">
            <text:p>0.460873945514</text:p>
          </table:table-cell>
          <table:table-cell office:value-type="float" office:value="1508079292.53587" calcext:value-type="float">
            <text:p>1508079292.5358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459303734663" calcext:value-type="float">
            <text:p>0.459303734663</text:p>
          </table:table-cell>
          <table:table-cell office:value-type="float" office:value="1508080449.24084" calcext:value-type="float">
            <text:p>1508080449.2408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58551064108" calcext:value-type="float">
            <text:p>0.458551064108</text:p>
          </table:table-cell>
          <table:table-cell office:value-type="float" office:value="1508117110.07762" calcext:value-type="float">
            <text:p>1508117110.07762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9" calcext:value-type="float">
            <text:p>999</text:p>
          </table:table-cell>
          <table:table-cell office:value-type="float" office:value="0.454143256075" calcext:value-type="float">
            <text:p>0.454143256075</text:p>
          </table:table-cell>
          <table:table-cell office:value-type="float" office:value="0.454097252288" calcext:value-type="float">
            <text:p>0.454097252288</text:p>
          </table:table-cell>
          <table:table-cell office:value-type="float" office:value="0.454106453046" calcext:value-type="float">
            <text:p>0.454106453046</text:p>
          </table:table-cell>
          <table:table-cell office:value-type="float" office:value="0.454097252288" calcext:value-type="float">
            <text:p>0.454097252288</text:p>
          </table:table-cell>
          <table:table-cell office:value-type="float" office:value="1508096571.06379" calcext:value-type="float">
            <text:p>1508096571.0637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0.452288913611" calcext:value-type="float">
            <text:p>0.452288913611</text:p>
          </table:table-cell>
          <table:table-cell office:value-type="float" office:value="0.451505124284" calcext:value-type="float">
            <text:p>0.451505124284</text:p>
          </table:table-cell>
          <table:table-cell office:value-type="float" office:value="0.451661882149" calcext:value-type="float">
            <text:p>0.451661882149</text:p>
          </table:table-cell>
          <table:table-cell office:value-type="float" office:value="0.451505124284" calcext:value-type="float">
            <text:p>0.451505124284</text:p>
          </table:table-cell>
          <table:table-cell office:value-type="float" office:value="1508117461.14325" calcext:value-type="float">
            <text:p>1508117461.1432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" calcext:value-type="float">
            <text:p>99</text:p>
          </table:table-cell>
          <table:table-cell office:value-type="float" office:value="0.448991385856" calcext:value-type="float">
            <text:p>0.448991385856</text:p>
          </table:table-cell>
          <table:table-cell office:value-type="float" office:value="0.448862492876" calcext:value-type="float">
            <text:p>0.448862492876</text:p>
          </table:table-cell>
          <table:table-cell office:value-type="float" office:value="0.44896560726" calcext:value-type="float">
            <text:p>0.44896560726</text:p>
          </table:table-cell>
          <table:table-cell office:value-type="float" office:value="0.448991385856" calcext:value-type="float">
            <text:p>0.448991385856</text:p>
          </table:table-cell>
          <table:table-cell office:value-type="float" office:value="1508112275.93506" calcext:value-type="float">
            <text:p>1508112275.9350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  <table:table-cell office:value-type="float" office:value="0.447350593855" calcext:value-type="float">
            <text:p>0.447350593855</text:p>
          </table:table-cell>
          <table:table-cell office:value-type="float" office:value="0.447318406418" calcext:value-type="float">
            <text:p>0.447318406418</text:p>
          </table:table-cell>
          <table:table-cell office:value-type="float" office:value="0.447344156367" calcext:value-type="float">
            <text:p>0.447344156367</text:p>
          </table:table-cell>
          <table:table-cell office:value-type="float" office:value="0.447350593855" calcext:value-type="float">
            <text:p>0.447350593855</text:p>
          </table:table-cell>
          <table:table-cell office:value-type="float" office:value="1508112769.80908" calcext:value-type="float">
            <text:p>1508112769.8090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" calcext:value-type="float">
            <text:p>499</text:p>
          </table:table-cell>
          <table:table-cell office:value-type="float" office:value="0.446748715461" calcext:value-type="float">
            <text:p>0.446748715461</text:p>
          </table:table-cell>
          <table:table-cell office:value-type="float" office:value="0.446728099099" calcext:value-type="float">
            <text:p>0.446728099099</text:p>
          </table:table-cell>
          <table:table-cell office:value-type="float" office:value="0.446744592189" calcext:value-type="float">
            <text:p>0.446744592189</text:p>
          </table:table-cell>
          <table:table-cell office:value-type="float" office:value="0.446748715461" calcext:value-type="float">
            <text:p>0.446748715461</text:p>
          </table:table-cell>
          <table:table-cell office:value-type="float" office:value="1508102117.68791" calcext:value-type="float">
            <text:p>1508102117.68791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9" calcext:value-type="float">
            <text:p>499</text:p>
          </table:table-cell>
          <table:table-cell office:value-type="float" office:value="0.443967391936" calcext:value-type="float">
            <text:p>0.443967391936</text:p>
          </table:table-cell>
          <table:table-cell office:value-type="float" office:value="0.443960647031" calcext:value-type="float">
            <text:p>0.443960647031</text:p>
          </table:table-cell>
          <table:table-cell office:value-type="float" office:value="0.443961996012" calcext:value-type="float">
            <text:p>0.443961996012</text:p>
          </table:table-cell>
          <table:table-cell office:value-type="float" office:value="0.443960647031" calcext:value-type="float">
            <text:p>0.443960647031</text:p>
          </table:table-cell>
          <table:table-cell office:value-type="float" office:value="1508101938.87524" calcext:value-type="float">
            <text:p>1508101938.8752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43662999891" calcext:value-type="float">
            <text:p>0.443662999891</text:p>
          </table:table-cell>
          <table:table-cell office:value-type="float" office:value="1508118429.01286" calcext:value-type="float">
            <text:p>1508118429.01286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41935761268" calcext:value-type="float">
            <text:p>0.441935761268</text:p>
          </table:table-cell>
          <table:table-cell office:value-type="float" office:value="1508107784.25635" calcext:value-type="float">
            <text:p>1508107784.2563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" calcext:value-type="float">
            <text:p>299</text:p>
          </table:table-cell>
          <table:table-cell office:value-type="float" office:value="0.438578580554" calcext:value-type="float">
            <text:p>0.438578580554</text:p>
          </table:table-cell>
          <table:table-cell office:value-type="float" office:value="0.438475058569" calcext:value-type="float">
            <text:p>0.438475058569</text:p>
          </table:table-cell>
          <table:table-cell office:value-type="float" office:value="0.438557876157" calcext:value-type="float">
            <text:p>0.438557876157</text:p>
          </table:table-cell>
          <table:table-cell office:value-type="float" office:value="0.438578580554" calcext:value-type="float">
            <text:p>0.438578580554</text:p>
          </table:table-cell>
          <table:table-cell office:value-type="float" office:value="1508106833.66897" calcext:value-type="float">
            <text:p>1508106833.66897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" calcext:value-type="float">
            <text:p>99</text:p>
          </table:table-cell>
          <table:table-cell office:value-type="float" office:value="0.432501572544" calcext:value-type="float">
            <text:p>0.432501572544</text:p>
          </table:table-cell>
          <table:table-cell office:value-type="float" office:value="0.43238789443" calcext:value-type="float">
            <text:p>0.43238789443</text:p>
          </table:table-cell>
          <table:table-cell office:value-type="float" office:value="0.432410630052" calcext:value-type="float">
            <text:p>0.432410630052</text:p>
          </table:table-cell>
          <table:table-cell office:value-type="float" office:value="0.43238789443" calcext:value-type="float">
            <text:p>0.43238789443</text:p>
          </table:table-cell>
          <table:table-cell office:value-type="float" office:value="1508113978.44339" calcext:value-type="float">
            <text:p>1508113978.4433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31359117539" calcext:value-type="float">
            <text:p>0.431359117539</text:p>
          </table:table-cell>
          <table:table-cell office:value-type="float" office:value="1508119146.60925" calcext:value-type="float">
            <text:p>1508119146.60925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" calcext:value-type="float">
            <text:p>99</text:p>
          </table:table-cell>
          <table:table-cell office:value-type="float" office:value="0.429521110115" calcext:value-type="float">
            <text:p>0.429521110115</text:p>
          </table:table-cell>
          <table:table-cell office:value-type="float" office:value="0.429455453069" calcext:value-type="float">
            <text:p>0.429455453069</text:p>
          </table:table-cell>
          <table:table-cell office:value-type="float" office:value="0.429507978706" calcext:value-type="float">
            <text:p>0.429507978706</text:p>
          </table:table-cell>
          <table:table-cell office:value-type="float" office:value="0.429521110115" calcext:value-type="float">
            <text:p>0.429521110115</text:p>
          </table:table-cell>
          <table:table-cell office:value-type="float" office:value="1508114048.58004" calcext:value-type="float">
            <text:p>1508114048.5800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26825592165" calcext:value-type="float">
            <text:p>0.426825592165</text:p>
          </table:table-cell>
          <table:table-cell office:value-type="float" office:value="1508112612.89129" calcext:value-type="float">
            <text:p>1508112612.8912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" calcext:value-type="float">
            <text:p>49</text:p>
          </table:table-cell>
          <table:table-cell office:value-type="float" office:value="0.426008761561" calcext:value-type="float">
            <text:p>0.426008761561</text:p>
          </table:table-cell>
          <table:table-cell office:value-type="float" office:value="0.425205173451" calcext:value-type="float">
            <text:p>0.425205173451</text:p>
          </table:table-cell>
          <table:table-cell office:value-type="float" office:value="0.425365891073" calcext:value-type="float">
            <text:p>0.425365891073</text:p>
          </table:table-cell>
          <table:table-cell office:value-type="float" office:value="0.425205173451" calcext:value-type="float">
            <text:p>0.425205173451</text:p>
          </table:table-cell>
          <table:table-cell office:value-type="float" office:value="1508120593.90914" calcext:value-type="float">
            <text:p>1508120593.90914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" calcext:value-type="float">
            <text:p>49</text:p>
          </table:table-cell>
          <table:table-cell office:value-type="float" office:value="0.421778552517" calcext:value-type="float">
            <text:p>0.421778552517</text:p>
          </table:table-cell>
          <table:table-cell office:value-type="float" office:value="0.421697311096" calcext:value-type="float">
            <text:p>0.421697311096</text:p>
          </table:table-cell>
          <table:table-cell office:value-type="float" office:value="0.42171355938" calcext:value-type="float">
            <text:p>0.42171355938</text:p>
          </table:table-cell>
          <table:table-cell office:value-type="float" office:value="0.421697311096" calcext:value-type="float">
            <text:p>0.421697311096</text:p>
          </table:table-cell>
          <table:table-cell office:value-type="float" office:value="1508119603.50878" calcext:value-type="float">
            <text:p>1508119603.50878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19941581368" calcext:value-type="float">
            <text:p>0.419941581368</text:p>
          </table:table-cell>
          <table:table-cell office:value-type="float" office:value="1508119224.30629" calcext:value-type="float">
            <text:p>1508119224.30629</text:p>
          </table:table-cell>
          <table:table-cell office:value-type="float" office:value="25010" calcext:value-type="float">
            <text:p>25010</text:p>
          </table:table-cell>
          <table:table-cell office:value-type="float" office:value="3" calcext:value-type="float">
            <text:p>3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nup_en_4" table:style-name="ta1">
        <table:shapes>
          <draw:frame draw:z-index="0" draw:style-name="gr1" draw:text-style-name="P1" svg:width="159.99mm" svg:height="89.99mm" svg:x="182.46mm" svg:y="0mm">
            <draw:object draw:notify-on-update-of-ranges="nup_en_4.A2:nup_en_4.A93 nup_en_4.C1:nup_en_4.C1 nup_en_4.C2:nup_en_4.C9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7mm" svg:height="89.74mm" svg:x="182mm" svg:y="91.72mm">
            <draw:object draw:notify-on-update-of-ranges="nup_en_4.B2:nup_en_4.B93 nup_en_4.C1:nup_en_4.C1 nup_en_4.C2:nup_en_4.C93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K_cap</text:p>
          </table:table-cell>
          <table:table-cell office:value-type="string" calcext:value-type="string">
            <text:p>k_low</text:p>
          </table:table-cell>
          <table:table-cell office:value-type="string" calcext:value-type="string">
            <text:p>NMI_max</text:p>
          </table:table-cell>
          <table:table-cell office:value-type="string" calcext:value-type="string">
            <text:p>NMI_min</text:p>
          </table:table-cell>
          <table:table-cell office:value-type="string" calcext:value-type="string">
            <text:p>NMI_avg</text:p>
          </table:table-cell>
          <table:table-cell office:value-type="string" calcext:value-type="string">
            <text:p>NMI_med</text:p>
          </table:table-cell>
          <table:table-cell office:value-type="string" calcext:value-type="string">
            <text:p>UNIX_TIME</text:p>
          </table:table-cell>
          <table:table-cell office:value-type="string" calcext:value-type="string">
            <text:p>total_points</text:p>
          </table:table-cell>
          <table:table-cell office:value-type="string" calcext:value-type="string">
            <text:p>algo_choice</text:p>
          </table:table-cell>
          <table:table-cell office:value-type="string" calcext:value-type="string">
            <text:p>num_elements</text:p>
          </table:table-cell>
          <table:table-cell office:value-type="string" calcext:value-type="string">
            <text:p>in_file</text:p>
          </table:table-cell>
          <table:table-cell office:value-type="string" calcext:value-type="string">
            <text:p>solver</text:p>
          </table:table-cell>
          <table:table-cell office:value-type="string" calcext:value-type="string">
            <text:p>plambda</text:p>
          </table:table-cell>
          <table:table-cell office:value-type="string" calcext:value-type="string">
            <text:p>sigma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579408219605" calcext:value-type="float">
            <text:p>0.579408219605</text:p>
          </table:table-cell>
          <table:table-cell office:value-type="float" office:value="1508183616.20436" calcext:value-type="float">
            <text:p>1508183616.2043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576666818127" calcext:value-type="float">
            <text:p>0.576666818127</text:p>
          </table:table-cell>
          <table:table-cell office:value-type="float" office:value="1508179774.42555" calcext:value-type="float">
            <text:p>1508179774.4255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570562168545" calcext:value-type="float">
            <text:p>0.570562168545</text:p>
          </table:table-cell>
          <table:table-cell office:value-type="float" office:value="1508182967.44772" calcext:value-type="float">
            <text:p>1508182967.4477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569045053441" calcext:value-type="float">
            <text:p>0.569045053441</text:p>
          </table:table-cell>
          <table:table-cell office:value-type="float" office:value="1508178253.64049" calcext:value-type="float">
            <text:p>1508178253.6404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568768527764" calcext:value-type="float">
            <text:p>0.568768527764</text:p>
          </table:table-cell>
          <table:table-cell office:value-type="float" office:value="1508180542.14877" calcext:value-type="float">
            <text:p>1508180542.1487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" calcext:value-type="float">
            <text:p>299</text:p>
          </table:table-cell>
          <table:table-cell office:value-type="float" office:value="0.565366607669" calcext:value-type="float">
            <text:p>0.565366607669</text:p>
          </table:table-cell>
          <table:table-cell office:value-type="float" office:value="0.565326096205" calcext:value-type="float">
            <text:p>0.565326096205</text:p>
          </table:table-cell>
          <table:table-cell office:value-type="float" office:value="0.565334198497" calcext:value-type="float">
            <text:p>0.565334198497</text:p>
          </table:table-cell>
          <table:table-cell office:value-type="float" office:value="0.565326096205" calcext:value-type="float">
            <text:p>0.565326096205</text:p>
          </table:table-cell>
          <table:table-cell office:value-type="float" office:value="1508177881.86042" calcext:value-type="float">
            <text:p>1508177881.8604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562908862715" calcext:value-type="float">
            <text:p>0.562908862715</text:p>
          </table:table-cell>
          <table:table-cell office:value-type="float" office:value="1508180302.60817" calcext:value-type="float">
            <text:p>1508180302.6081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562036410546" calcext:value-type="float">
            <text:p>0.562036410546</text:p>
          </table:table-cell>
          <table:table-cell office:value-type="float" office:value="1508183566.00028" calcext:value-type="float">
            <text:p>1508183566.0002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560014515" calcext:value-type="float">
            <text:p>0.560014515</text:p>
          </table:table-cell>
          <table:table-cell office:value-type="float" office:value="1508176143.35802" calcext:value-type="float">
            <text:p>1508176143.3580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559665383649" calcext:value-type="float">
            <text:p>0.559665383649</text:p>
          </table:table-cell>
          <table:table-cell office:value-type="float" office:value="1508178427.9489" calcext:value-type="float">
            <text:p>1508178427.948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" calcext:value-type="float">
            <text:p>499</text:p>
          </table:table-cell>
          <table:table-cell office:value-type="float" office:value="0.556441983434" calcext:value-type="float">
            <text:p>0.556441983434</text:p>
          </table:table-cell>
          <table:table-cell office:value-type="float" office:value="0.556426240208" calcext:value-type="float">
            <text:p>0.556426240208</text:p>
          </table:table-cell>
          <table:table-cell office:value-type="float" office:value="0.556438834789" calcext:value-type="float">
            <text:p>0.556438834789</text:p>
          </table:table-cell>
          <table:table-cell office:value-type="float" office:value="0.556441983434" calcext:value-type="float">
            <text:p>0.556441983434</text:p>
          </table:table-cell>
          <table:table-cell office:value-type="float" office:value="1508176319.08835" calcext:value-type="float">
            <text:p>1508176319.0883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553194661127" calcext:value-type="float">
            <text:p>0.553194661127</text:p>
          </table:table-cell>
          <table:table-cell office:value-type="float" office:value="1508176023.40487" calcext:value-type="float">
            <text:p>1508176023.4048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552955279279" calcext:value-type="float">
            <text:p>0.552955279279</text:p>
          </table:table-cell>
          <table:table-cell office:value-type="float" office:value="1508180163.42838" calcext:value-type="float">
            <text:p>1508180163.4283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552252331508" calcext:value-type="float">
            <text:p>0.552252331508</text:p>
          </table:table-cell>
          <table:table-cell office:value-type="float" office:value="1508176148.04815" calcext:value-type="float">
            <text:p>1508176148.0481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552045504726" calcext:value-type="float">
            <text:p>0.552045504726</text:p>
          </table:table-cell>
          <table:table-cell office:value-type="float" office:value="1508183040.49258" calcext:value-type="float">
            <text:p>1508183040.4925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551714492986" calcext:value-type="float">
            <text:p>0.551714492986</text:p>
          </table:table-cell>
          <table:table-cell office:value-type="float" office:value="1508178246.20029" calcext:value-type="float">
            <text:p>1508178246.2002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548574268012" calcext:value-type="float">
            <text:p>0.548574268012</text:p>
          </table:table-cell>
          <table:table-cell office:value-type="float" office:value="1508177903.53998" calcext:value-type="float">
            <text:p>1508177903.5399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547013668162" calcext:value-type="float">
            <text:p>0.547013668162</text:p>
          </table:table-cell>
          <table:table-cell office:value-type="float" office:value="1508182595.52003" calcext:value-type="float">
            <text:p>1508182595.5200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545755498575" calcext:value-type="float">
            <text:p>0.545755498575</text:p>
          </table:table-cell>
          <table:table-cell office:value-type="float" office:value="1508175194.00044" calcext:value-type="float">
            <text:p>1508175194.0004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542329459263" calcext:value-type="float">
            <text:p>0.542329459263</text:p>
          </table:table-cell>
          <table:table-cell office:value-type="float" office:value="1508180786.71464" calcext:value-type="float">
            <text:p>1508180786.7146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53871834663" calcext:value-type="float">
            <text:p>0.53871834663</text:p>
          </table:table-cell>
          <table:table-cell office:value-type="float" office:value="1508177424.50891" calcext:value-type="float">
            <text:p>1508177424.5089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538343275971" calcext:value-type="float">
            <text:p>0.538343275971</text:p>
          </table:table-cell>
          <table:table-cell office:value-type="float" office:value="1508174258.50255" calcext:value-type="float">
            <text:p>1508174258.5025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535885998887" calcext:value-type="float">
            <text:p>0.535885998887</text:p>
          </table:table-cell>
          <table:table-cell office:value-type="float" office:value="1508174238.15017" calcext:value-type="float">
            <text:p>1508174238.1501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534026888195" calcext:value-type="float">
            <text:p>0.534026888195</text:p>
          </table:table-cell>
          <table:table-cell office:value-type="float" office:value="1508173043.63673" calcext:value-type="float">
            <text:p>1508173043.6367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999" calcext:value-type="float">
            <text:p>999</text:p>
          </table:table-cell>
          <table:table-cell office:value-type="float" office:value="0.533038299337" calcext:value-type="float">
            <text:p>0.533038299337</text:p>
          </table:table-cell>
          <table:table-cell office:value-type="float" office:value="0.533037465496" calcext:value-type="float">
            <text:p>0.533037465496</text:p>
          </table:table-cell>
          <table:table-cell office:value-type="float" office:value="0.533037632264" calcext:value-type="float">
            <text:p>0.533037632264</text:p>
          </table:table-cell>
          <table:table-cell office:value-type="float" office:value="0.533037465496" calcext:value-type="float">
            <text:p>0.533037465496</text:p>
          </table:table-cell>
          <table:table-cell office:value-type="float" office:value="1508173061.12334" calcext:value-type="float">
            <text:p>1508173061.1233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531741467091" calcext:value-type="float">
            <text:p>0.531741467091</text:p>
          </table:table-cell>
          <table:table-cell office:value-type="float" office:value="1508175524.67129" calcext:value-type="float">
            <text:p>1508175524.6712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529111691394" calcext:value-type="float">
            <text:p>0.529111691394</text:p>
          </table:table-cell>
          <table:table-cell office:value-type="float" office:value="1508183230.89851" calcext:value-type="float">
            <text:p>1508183230.8985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528451881785" calcext:value-type="float">
            <text:p>0.528451881785</text:p>
          </table:table-cell>
          <table:table-cell office:value-type="float" office:value="1508173891.53915" calcext:value-type="float">
            <text:p>1508173891.5391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527758298341" calcext:value-type="float">
            <text:p>0.527758298341</text:p>
          </table:table-cell>
          <table:table-cell office:value-type="float" office:value="1508179804.15988" calcext:value-type="float">
            <text:p>1508179804.1598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523055066967" calcext:value-type="float">
            <text:p>0.523055066967</text:p>
          </table:table-cell>
          <table:table-cell office:value-type="float" office:value="1508172352.75386" calcext:value-type="float">
            <text:p>1508172352.7538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519589878352" calcext:value-type="float">
            <text:p>0.519589878352</text:p>
          </table:table-cell>
          <table:table-cell office:value-type="float" office:value="1508171403.55073" calcext:value-type="float">
            <text:p>1508171403.5507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9" calcext:value-type="float">
            <text:p>999</text:p>
          </table:table-cell>
          <table:table-cell office:value-type="float" office:value="0.518193681225" calcext:value-type="float">
            <text:p>0.518193681225</text:p>
          </table:table-cell>
          <table:table-cell office:value-type="float" office:value="0.518150146935" calcext:value-type="float">
            <text:p>0.518150146935</text:p>
          </table:table-cell>
          <table:table-cell office:value-type="float" office:value="0.518158853793" calcext:value-type="float">
            <text:p>0.518158853793</text:p>
          </table:table-cell>
          <table:table-cell office:value-type="float" office:value="0.518150146935" calcext:value-type="float">
            <text:p>0.518150146935</text:p>
          </table:table-cell>
          <table:table-cell office:value-type="float" office:value="1508173930.48508" calcext:value-type="float">
            <text:p>1508173930.4850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517998839496" calcext:value-type="float">
            <text:p>0.517998839496</text:p>
          </table:table-cell>
          <table:table-cell office:value-type="float" office:value="1508172327.11237" calcext:value-type="float">
            <text:p>1508172327.1123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517075135667" calcext:value-type="float">
            <text:p>0.517075135667</text:p>
          </table:table-cell>
          <table:table-cell office:value-type="float" office:value="1508177830.78905" calcext:value-type="float">
            <text:p>1508177830.7890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513789985502" calcext:value-type="float">
            <text:p>0.513789985502</text:p>
          </table:table-cell>
          <table:table-cell office:value-type="float" office:value="1508172049.59704" calcext:value-type="float">
            <text:p>1508172049.5970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513789855473" calcext:value-type="float">
            <text:p>0.513789855473</text:p>
          </table:table-cell>
          <table:table-cell office:value-type="float" office:value="1508175794.9282" calcext:value-type="float">
            <text:p>1508175794.928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510444457118" calcext:value-type="float">
            <text:p>0.510444457118</text:p>
          </table:table-cell>
          <table:table-cell office:value-type="float" office:value="1508170512.53378" calcext:value-type="float">
            <text:p>1508170512.5337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508433166298" calcext:value-type="float">
            <text:p>0.508433166298</text:p>
          </table:table-cell>
          <table:table-cell office:value-type="float" office:value="1508171869.9506" calcext:value-type="float">
            <text:p>1508171869.950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506225608632" calcext:value-type="float">
            <text:p>0.506225608632</text:p>
          </table:table-cell>
          <table:table-cell office:value-type="float" office:value="1508171722.72854" calcext:value-type="float">
            <text:p>1508171722.7285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50615690371" calcext:value-type="float">
            <text:p>0.50615690371</text:p>
          </table:table-cell>
          <table:table-cell office:value-type="float" office:value="1508182481.43107" calcext:value-type="float">
            <text:p>1508182481.4310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505416582479" calcext:value-type="float">
            <text:p>0.505416582479</text:p>
          </table:table-cell>
          <table:table-cell office:value-type="float" office:value="1508179802.12929" calcext:value-type="float">
            <text:p>1508179802.1292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505372683719" calcext:value-type="float">
            <text:p>0.505372683719</text:p>
          </table:table-cell>
          <table:table-cell office:value-type="float" office:value="1508170090.28981" calcext:value-type="float">
            <text:p>1508170090.2898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999" calcext:value-type="float">
            <text:p>1999</text:p>
          </table:table-cell>
          <table:table-cell office:value-type="float" office:value="0.505049977022" calcext:value-type="float">
            <text:p>0.505049977022</text:p>
          </table:table-cell>
          <table:table-cell office:value-type="float" office:value="0.505005050391" calcext:value-type="float">
            <text:p>0.505005050391</text:p>
          </table:table-cell>
          <table:table-cell office:value-type="float" office:value="0.505040991696" calcext:value-type="float">
            <text:p>0.505040991696</text:p>
          </table:table-cell>
          <table:table-cell office:value-type="float" office:value="0.505049977022" calcext:value-type="float">
            <text:p>0.505049977022</text:p>
          </table:table-cell>
          <table:table-cell office:value-type="float" office:value="1508170463.71678" calcext:value-type="float">
            <text:p>1508170463.7167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999" calcext:value-type="float">
            <text:p>2999</text:p>
          </table:table-cell>
          <table:table-cell office:value-type="float" office:value="0.504439120034" calcext:value-type="float">
            <text:p>0.504439120034</text:p>
          </table:table-cell>
          <table:table-cell office:value-type="float" office:value="0.504185004146" calcext:value-type="float">
            <text:p>0.504185004146</text:p>
          </table:table-cell>
          <table:table-cell office:value-type="float" office:value="0.504235827324" calcext:value-type="float">
            <text:p>0.504235827324</text:p>
          </table:table-cell>
          <table:table-cell office:value-type="float" office:value="0.504185004146" calcext:value-type="float">
            <text:p>0.504185004146</text:p>
          </table:table-cell>
          <table:table-cell office:value-type="float" office:value="1508170656.87316" calcext:value-type="float">
            <text:p>1508170656.8731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50057418522" calcext:value-type="float">
            <text:p>0.50057418522</text:p>
          </table:table-cell>
          <table:table-cell office:value-type="float" office:value="1508169877.13217" calcext:value-type="float">
            <text:p>1508169877.1321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500322793205" calcext:value-type="float">
            <text:p>0.500322793205</text:p>
          </table:table-cell>
          <table:table-cell office:value-type="float" office:value="1508173608.04997" calcext:value-type="float">
            <text:p>1508173608.0499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999" calcext:value-type="float">
            <text:p>3999</text:p>
          </table:table-cell>
          <table:table-cell office:value-type="float" office:value="0.500032990869" calcext:value-type="float">
            <text:p>0.500032990869</text:p>
          </table:table-cell>
          <table:table-cell office:value-type="float" office:value="0.485310335589" calcext:value-type="float">
            <text:p>0.485310335589</text:p>
          </table:table-cell>
          <table:table-cell office:value-type="float" office:value="0.488254866645" calcext:value-type="float">
            <text:p>0.488254866645</text:p>
          </table:table-cell>
          <table:table-cell office:value-type="float" office:value="0.485310335589" calcext:value-type="float">
            <text:p>0.485310335589</text:p>
          </table:table-cell>
          <table:table-cell office:value-type="float" office:value="1508167827.22693" calcext:value-type="float">
            <text:p>1508167827.2269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99557997015" calcext:value-type="float">
            <text:p>0.499557997015</text:p>
          </table:table-cell>
          <table:table-cell office:value-type="float" office:value="1508169883.05382" calcext:value-type="float">
            <text:p>1508169883.0538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99" calcext:value-type="float">
            <text:p>1499</text:p>
          </table:table-cell>
          <table:table-cell office:value-type="float" office:value="0.496441065983" calcext:value-type="float">
            <text:p>0.496441065983</text:p>
          </table:table-cell>
          <table:table-cell office:value-type="float" office:value="0.496052985814" calcext:value-type="float">
            <text:p>0.496052985814</text:p>
          </table:table-cell>
          <table:table-cell office:value-type="float" office:value="0.496363449949" calcext:value-type="float">
            <text:p>0.496363449949</text:p>
          </table:table-cell>
          <table:table-cell office:value-type="float" office:value="0.496441065983" calcext:value-type="float">
            <text:p>0.496441065983</text:p>
          </table:table-cell>
          <table:table-cell office:value-type="float" office:value="1508171720.99061" calcext:value-type="float">
            <text:p>1508171720.9906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95726935982" calcext:value-type="float">
            <text:p>0.495726935982</text:p>
          </table:table-cell>
          <table:table-cell office:value-type="float" office:value="1508169842.45372" calcext:value-type="float">
            <text:p>1508169842.4537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94785126716" calcext:value-type="float">
            <text:p>0.494785126716</text:p>
          </table:table-cell>
          <table:table-cell office:value-type="float" office:value="1508168994.22489" calcext:value-type="float">
            <text:p>1508168994.2248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99" calcext:value-type="float">
            <text:p>2999</text:p>
          </table:table-cell>
          <table:table-cell office:value-type="float" office:value="0.489678184629" calcext:value-type="float">
            <text:p>0.489678184629</text:p>
          </table:table-cell>
          <table:table-cell office:value-type="float" office:value="0.489296891756" calcext:value-type="float">
            <text:p>0.489296891756</text:p>
          </table:table-cell>
          <table:table-cell office:value-type="float" office:value="0.489373150331" calcext:value-type="float">
            <text:p>0.489373150331</text:p>
          </table:table-cell>
          <table:table-cell office:value-type="float" office:value="0.489296891756" calcext:value-type="float">
            <text:p>0.489296891756</text:p>
          </table:table-cell>
          <table:table-cell office:value-type="float" office:value="1508169313.07843" calcext:value-type="float">
            <text:p>1508169313.0784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99" calcext:value-type="float">
            <text:p>2999</text:p>
          </table:table-cell>
          <table:table-cell office:value-type="float" office:value="0.486176437688" calcext:value-type="float">
            <text:p>0.486176437688</text:p>
          </table:table-cell>
          <table:table-cell office:value-type="float" office:value="0.486160633834" calcext:value-type="float">
            <text:p>0.486160633834</text:p>
          </table:table-cell>
          <table:table-cell office:value-type="float" office:value="0.486173276917" calcext:value-type="float">
            <text:p>0.486173276917</text:p>
          </table:table-cell>
          <table:table-cell office:value-type="float" office:value="0.486176437688" calcext:value-type="float">
            <text:p>0.486176437688</text:p>
          </table:table-cell>
          <table:table-cell office:value-type="float" office:value="1508170266.88951" calcext:value-type="float">
            <text:p>1508170266.8895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84518205717" calcext:value-type="float">
            <text:p>0.484518205717</text:p>
          </table:table-cell>
          <table:table-cell office:value-type="float" office:value="1508171669.859" calcext:value-type="float">
            <text:p>1508171669.85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999" calcext:value-type="float">
            <text:p>2999</text:p>
          </table:table-cell>
          <table:table-cell office:value-type="float" office:value="0.483676654599" calcext:value-type="float">
            <text:p>0.483676654599</text:p>
          </table:table-cell>
          <table:table-cell office:value-type="float" office:value="0.483586455893" calcext:value-type="float">
            <text:p>0.483586455893</text:p>
          </table:table-cell>
          <table:table-cell office:value-type="float" office:value="0.483658614858" calcext:value-type="float">
            <text:p>0.483658614858</text:p>
          </table:table-cell>
          <table:table-cell office:value-type="float" office:value="0.483676654599" calcext:value-type="float">
            <text:p>0.483676654599</text:p>
          </table:table-cell>
          <table:table-cell office:value-type="float" office:value="1508169916.2072" calcext:value-type="float">
            <text:p>1508169916.207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83606218913" calcext:value-type="float">
            <text:p>0.483606218913</text:p>
          </table:table-cell>
          <table:table-cell office:value-type="float" office:value="1508173450.8829" calcext:value-type="float">
            <text:p>1508173450.882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82857917911" calcext:value-type="float">
            <text:p>0.482857917911</text:p>
          </table:table-cell>
          <table:table-cell office:value-type="float" office:value="1508176878.23134" calcext:value-type="float">
            <text:p>1508176878.2313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999" calcext:value-type="float">
            <text:p>3999</text:p>
          </table:table-cell>
          <table:table-cell office:value-type="float" office:value="0.47872369981" calcext:value-type="float">
            <text:p>0.47872369981</text:p>
          </table:table-cell>
          <table:table-cell office:value-type="float" office:value="0.478717986722" calcext:value-type="float">
            <text:p>0.478717986722</text:p>
          </table:table-cell>
          <table:table-cell office:value-type="float" office:value="0.478722557192" calcext:value-type="float">
            <text:p>0.478722557192</text:p>
          </table:table-cell>
          <table:table-cell office:value-type="float" office:value="0.47872369981" calcext:value-type="float">
            <text:p>0.47872369981</text:p>
          </table:table-cell>
          <table:table-cell office:value-type="float" office:value="1508167630.79487" calcext:value-type="float">
            <text:p>1508167630.7948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78650705541" calcext:value-type="float">
            <text:p>0.478650705541</text:p>
          </table:table-cell>
          <table:table-cell office:value-type="float" office:value="1508169832.77422" calcext:value-type="float">
            <text:p>1508169832.7742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475465872369" calcext:value-type="float">
            <text:p>0.475465872369</text:p>
          </table:table-cell>
          <table:table-cell office:value-type="float" office:value="1508167331.4712" calcext:value-type="float">
            <text:p>1508167331.471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4999" calcext:value-type="float">
            <text:p>4999</text:p>
          </table:table-cell>
          <table:table-cell office:value-type="float" office:value="0.475222137079" calcext:value-type="float">
            <text:p>0.475222137079</text:p>
          </table:table-cell>
          <table:table-cell office:value-type="float" office:value="0.47516254845" calcext:value-type="float">
            <text:p>0.47516254845</text:p>
          </table:table-cell>
          <table:table-cell office:value-type="float" office:value="0.475210219353" calcext:value-type="float">
            <text:p>0.475210219353</text:p>
          </table:table-cell>
          <table:table-cell office:value-type="float" office:value="0.475222137079" calcext:value-type="float">
            <text:p>0.475222137079</text:p>
          </table:table-cell>
          <table:table-cell office:value-type="float" office:value="1508167634.86325" calcext:value-type="float">
            <text:p>1508167634.8632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9" calcext:value-type="float">
            <text:p>499</text:p>
          </table:table-cell>
          <table:table-cell office:value-type="float" office:value="0.473815234853" calcext:value-type="float">
            <text:p>0.473815234853</text:p>
          </table:table-cell>
          <table:table-cell office:value-type="float" office:value="0.473814072397" calcext:value-type="float">
            <text:p>0.473814072397</text:p>
          </table:table-cell>
          <table:table-cell office:value-type="float" office:value="0.473815002362" calcext:value-type="float">
            <text:p>0.473815002362</text:p>
          </table:table-cell>
          <table:table-cell office:value-type="float" office:value="0.473815234853" calcext:value-type="float">
            <text:p>0.473815234853</text:p>
          </table:table-cell>
          <table:table-cell office:value-type="float" office:value="1508175691.42748" calcext:value-type="float">
            <text:p>1508175691.4274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999" calcext:value-type="float">
            <text:p>2999</text:p>
          </table:table-cell>
          <table:table-cell office:value-type="float" office:value="0.473619538135" calcext:value-type="float">
            <text:p>0.473619538135</text:p>
          </table:table-cell>
          <table:table-cell office:value-type="float" office:value="0.473545834272" calcext:value-type="float">
            <text:p>0.473545834272</text:p>
          </table:table-cell>
          <table:table-cell office:value-type="float" office:value="0.473604797363" calcext:value-type="float">
            <text:p>0.473604797363</text:p>
          </table:table-cell>
          <table:table-cell office:value-type="float" office:value="0.473619538135" calcext:value-type="float">
            <text:p>0.473619538135</text:p>
          </table:table-cell>
          <table:table-cell office:value-type="float" office:value="1508168671.2729" calcext:value-type="float">
            <text:p>1508168671.272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72633031669" calcext:value-type="float">
            <text:p>0.472633031669</text:p>
          </table:table-cell>
          <table:table-cell office:value-type="float" office:value="1508173456.43023" calcext:value-type="float">
            <text:p>1508173456.4302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46896335304" calcext:value-type="float">
            <text:p>0.46896335304</text:p>
          </table:table-cell>
          <table:table-cell office:value-type="float" office:value="1508167153.91748" calcext:value-type="float">
            <text:p>1508167153.9174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999" calcext:value-type="float">
            <text:p>3999</text:p>
          </table:table-cell>
          <table:table-cell office:value-type="float" office:value="0.467625499197" calcext:value-type="float">
            <text:p>0.467625499197</text:p>
          </table:table-cell>
          <table:table-cell office:value-type="float" office:value="0.467609720701" calcext:value-type="float">
            <text:p>0.467609720701</text:p>
          </table:table-cell>
          <table:table-cell office:value-type="float" office:value="0.467622343498" calcext:value-type="float">
            <text:p>0.467622343498</text:p>
          </table:table-cell>
          <table:table-cell office:value-type="float" office:value="0.467625499197" calcext:value-type="float">
            <text:p>0.467625499197</text:p>
          </table:table-cell>
          <table:table-cell office:value-type="float" office:value="1508166631.70817" calcext:value-type="float">
            <text:p>1508166631.7081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67534286491" calcext:value-type="float">
            <text:p>0.467534286491</text:p>
          </table:table-cell>
          <table:table-cell office:value-type="float" office:value="1508180544.25441" calcext:value-type="float">
            <text:p>1508180544.2544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999" calcext:value-type="float">
            <text:p>4999</text:p>
          </table:table-cell>
          <table:table-cell office:value-type="float" office:value="0.464645333596" calcext:value-type="float">
            <text:p>0.464645333596</text:p>
          </table:table-cell>
          <table:table-cell office:value-type="float" office:value="0.464577945324" calcext:value-type="float">
            <text:p>0.464577945324</text:p>
          </table:table-cell>
          <table:table-cell office:value-type="float" office:value="0.464591422979" calcext:value-type="float">
            <text:p>0.464591422979</text:p>
          </table:table-cell>
          <table:table-cell office:value-type="float" office:value="0.464577945324" calcext:value-type="float">
            <text:p>0.464577945324</text:p>
          </table:table-cell>
          <table:table-cell office:value-type="float" office:value="1508166817.54222" calcext:value-type="float">
            <text:p>1508166817.5422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59972117482" calcext:value-type="float">
            <text:p>0.459972117482</text:p>
          </table:table-cell>
          <table:table-cell office:value-type="float" office:value="1508182108.26622" calcext:value-type="float">
            <text:p>1508182108.2662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59886612905" calcext:value-type="float">
            <text:p>0.459886612905</text:p>
          </table:table-cell>
          <table:table-cell office:value-type="float" office:value="1508175213.43307" calcext:value-type="float">
            <text:p>1508175213.4330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59695886596" calcext:value-type="float">
            <text:p>0.459695886596</text:p>
          </table:table-cell>
          <table:table-cell office:value-type="float" office:value="1508177018.87814" calcext:value-type="float">
            <text:p>1508177018.87814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45891533332" calcext:value-type="float">
            <text:p>0.45891533332</text:p>
          </table:table-cell>
          <table:table-cell office:value-type="float" office:value="1508166335.13303" calcext:value-type="float">
            <text:p>1508166335.13303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9" calcext:value-type="float">
            <text:p>2999</text:p>
          </table:table-cell>
          <table:table-cell table:number-columns-repeated="4" office:value-type="float" office:value="0.45475180132" calcext:value-type="float">
            <text:p>0.45475180132</text:p>
          </table:table-cell>
          <table:table-cell office:value-type="float" office:value="1508169302.19685" calcext:value-type="float">
            <text:p>1508169302.1968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453890523797" calcext:value-type="float">
            <text:p>0.453890523797</text:p>
          </table:table-cell>
          <table:table-cell office:value-type="float" office:value="1508166953.27182" calcext:value-type="float">
            <text:p>1508166953.2718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53403551731" calcext:value-type="float">
            <text:p>0.453403551731</text:p>
          </table:table-cell>
          <table:table-cell office:value-type="float" office:value="1508177206.45125" calcext:value-type="float">
            <text:p>1508177206.4512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9" calcext:value-type="float">
            <text:p>1999</text:p>
          </table:table-cell>
          <table:table-cell table:number-columns-repeated="4" office:value-type="float" office:value="0.452385978958" calcext:value-type="float">
            <text:p>0.452385978958</text:p>
          </table:table-cell>
          <table:table-cell office:value-type="float" office:value="1508168876.28567" calcext:value-type="float">
            <text:p>1508168876.2856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52335320837" calcext:value-type="float">
            <text:p>0.452335320837</text:p>
          </table:table-cell>
          <table:table-cell office:value-type="float" office:value="1508175348.93597" calcext:value-type="float">
            <text:p>1508175348.9359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51377742838" calcext:value-type="float">
            <text:p>0.451377742838</text:p>
          </table:table-cell>
          <table:table-cell office:value-type="float" office:value="1508181890.86206" calcext:value-type="float">
            <text:p>1508181890.86206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45252540463" calcext:value-type="float">
            <text:p>0.445252540463</text:p>
          </table:table-cell>
          <table:table-cell office:value-type="float" office:value="1508179029.29451" calcext:value-type="float">
            <text:p>1508179029.2945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4520796033" calcext:value-type="float">
            <text:p>0.44520796033</text:p>
          </table:table-cell>
          <table:table-cell office:value-type="float" office:value="1508180155.51218" calcext:value-type="float">
            <text:p>1508180155.5121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44459923045" calcext:value-type="float">
            <text:p>0.444459923045</text:p>
          </table:table-cell>
          <table:table-cell office:value-type="float" office:value="1508181736.37512" calcext:value-type="float">
            <text:p>1508181736.3751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9" calcext:value-type="float">
            <text:p>499</text:p>
          </table:table-cell>
          <table:table-cell table:number-columns-repeated="4" office:value-type="float" office:value="0.443741469183" calcext:value-type="float">
            <text:p>0.443741469183</text:p>
          </table:table-cell>
          <table:table-cell office:value-type="float" office:value="1508174963.94398" calcext:value-type="float">
            <text:p>1508174963.9439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9" calcext:value-type="float">
            <text:p>299</text:p>
          </table:table-cell>
          <table:table-cell table:number-columns-repeated="4" office:value-type="float" office:value="0.438460763271" calcext:value-type="float">
            <text:p>0.438460763271</text:p>
          </table:table-cell>
          <table:table-cell office:value-type="float" office:value="1508177494.32578" calcext:value-type="float">
            <text:p>1508177494.3257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499" calcext:value-type="float">
            <text:p>1499</text:p>
          </table:table-cell>
          <table:table-cell table:number-columns-repeated="4" office:value-type="float" office:value="0.435854310768" calcext:value-type="float">
            <text:p>0.435854310768</text:p>
          </table:table-cell>
          <table:table-cell office:value-type="float" office:value="1508171108.03121" calcext:value-type="float">
            <text:p>1508171108.0312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99" calcext:value-type="float">
            <text:p>3999</text:p>
          </table:table-cell>
          <table:table-cell table:number-columns-repeated="4" office:value-type="float" office:value="0.432013533252" calcext:value-type="float">
            <text:p>0.432013533252</text:p>
          </table:table-cell>
          <table:table-cell office:value-type="float" office:value="1508166615.39511" calcext:value-type="float">
            <text:p>1508166615.39511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9" calcext:value-type="float">
            <text:p>4999</text:p>
          </table:table-cell>
          <table:table-cell table:number-columns-repeated="4" office:value-type="float" office:value="0.431933335809" calcext:value-type="float">
            <text:p>0.431933335809</text:p>
          </table:table-cell>
          <table:table-cell office:value-type="float" office:value="1508166347.12525" calcext:value-type="float">
            <text:p>1508166347.1252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table:number-columns-repeated="4" office:value-type="float" office:value="0.430121929244" calcext:value-type="float">
            <text:p>0.430121929244</text:p>
          </table:table-cell>
          <table:table-cell office:value-type="float" office:value="1508173238.17708" calcext:value-type="float">
            <text:p>1508173238.17708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424811523136" calcext:value-type="float">
            <text:p>0.424811523136</text:p>
          </table:table-cell>
          <table:table-cell office:value-type="float" office:value="1508179225.78975" calcext:value-type="float">
            <text:p>1508179225.78975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418371933634" calcext:value-type="float">
            <text:p>0.418371933634</text:p>
          </table:table-cell>
          <table:table-cell office:value-type="float" office:value="1508182593.52479" calcext:value-type="float">
            <text:p>1508182593.52479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table:number-columns-repeated="4" office:value-type="float" office:value="0.344904371218" calcext:value-type="float">
            <text:p>0.344904371218</text:p>
          </table:table-cell>
          <table:table-cell office:value-type="float" office:value="1508181711.76002" calcext:value-type="float">
            <text:p>1508181711.76002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0.0271955495619" calcext:value-type="float">
            <text:p>0.0271955495619</text:p>
          </table:table-cell>
          <table:table-cell office:value-type="float" office:value="0.0271506601467" calcext:value-type="float">
            <text:p>0.0271506601467</text:p>
          </table:table-cell>
          <table:table-cell office:value-type="float" office:value="0.0271596380297" calcext:value-type="float">
            <text:p>0.0271596380297</text:p>
          </table:table-cell>
          <table:table-cell office:value-type="float" office:value="0.0271506601467" calcext:value-type="float">
            <text:p>0.0271506601467</text:p>
          </table:table-cell>
          <table:table-cell office:value-type="float" office:value="1508181399.42777" calcext:value-type="float">
            <text:p>1508181399.4277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4" office:value-type="float" office:value="0.0223949138344" calcext:value-type="float">
            <text:p>0.0223949138344</text:p>
          </table:table-cell>
          <table:table-cell office:value-type="float" office:value="1508179404.06737" calcext:value-type="float">
            <text:p>1508179404.06737</text:p>
          </table:table-cell>
          <table:table-cell office:value-type="float" office:value="25010" calcext:value-type="float">
            <text:p>25010</text:p>
          </table:table-cell>
          <table:table-cell office:value-type="float" office:value="4" calcext:value-type="float">
            <text:p>4</text:p>
          </table:table-cell>
          <table:table-cell office:value-type="float" office:value="25010" calcext:value-type="float">
            <text:p>25010</text:p>
          </table:table-cell>
          <table:table-cell office:value-type="string" calcext:value-type="string">
            <text:p>./proteins/nup116_dense/</text:p>
          </table:table-cell>
          <table:table-cell office:value-type="string" calcext:value-type="string">
            <text:p>ECOS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1" table:target-range-address="nup_2.A1:nup_2.N16">
          <table:sort>
            <table:sort-by table:field-number="2" table:order="descending" table:data-type="automatic"/>
          </table:sort>
        </table:database-range>
        <table:database-range table:name="__Anonymous_Sheet_DB__2" table:target-range-address="nup_en_1.A1:nup_en_1.N94">
          <table:sort>
            <table:sort-by table:field-number="2" table:order="descending" table:data-type="automatic"/>
          </table:sort>
        </table:database-range>
        <table:database-range table:name="__Anonymous_Sheet_DB__3" table:target-range-address="nup_en_3.A1:nup_en_3.N93">
          <table:sort>
            <table:sort-by table:field-number="2" table:order="descending" table:data-type="automatic"/>
          </table:sort>
        </table:database-range>
        <table:database-range table:name="__Anonymous_Sheet_DB__4" table:target-range-address="nup_en_4.A1:nup_en_4.N93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6">00/00/0000</text:date>, <text:time style:data-style-name="N2" text:time-value="06:21:02.83935417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Syzonenko</meta:initial-creator>
    <meta:creation-date>2017-10-17T00:13:10.726147624</meta:creation-date>
    <dc:date>2018-02-26T06:21:10.607917439</dc:date>
    <dc:creator>Ivan Syzonenko</dc:creator>
    <meta:editing-duration>PT11M12S</meta:editing-duration>
    <meta:editing-cycles>4</meta:editing-cycles>
    <meta:generator>LibreOffice/6.0.1.1$Linux_X86_64 LibreOffice_project/00m0$Build-1</meta:generator>
    <meta:document-statistic meta:table-count="5" meta:cell-count="8246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75cm" xlink:href=".." xlink:type="simple" chart:class="chart:scatter" chart:style-name="ch1">
        <chart:legend chart:legend-position="end" svg:x="13.142cm" svg:y="4.184cm" style:legend-expansion="high" chart:style-name="ch2"/>
        <chart:plot-area chart:style-name="ch3" table:cell-range-address="nup_2.A2:nup_2.A16 nup_2.C1:nup_2.C16" chart:data-source-has-labels="row" svg:x="0.319cm" svg:y="0.179cm" svg:width="12.504cm" svg:height="8.617cm">
          <chartooo:coordinate-region svg:x="1.246cm" svg:y="0.383cm" svg:width="11.102cm" svg:height="7.7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up_2.C2:nup_2.C16" chart:label-cell-address="nup_2.C1:nup_2.C1" chart:class="chart:scatter">
            <chart:domain table:cell-range-address="nup_2.A2:nup_2.A16"/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NMI_max</text:p>
                <draw:g>
                  <svg:desc>nup_2.C1:nup_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0">
                <text:p>9000</text:p>
                <draw:g>
                  <svg:desc>nup_2.A2:nup_2.A16</svg:desc>
                </draw:g>
              </table:table-cell>
              <table:table-cell office:value-type="float" office:value="0.415803746024">
                <text:p>0.415803746024</text:p>
                <draw:g>
                  <svg:desc>nup_2.C2:nup_2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0.397297361621">
                <text:p>0.3972973616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00">
                <text:p>7000</text:p>
              </table:table-cell>
              <table:table-cell office:value-type="float" office:value="0.393077180869">
                <text:p>0.3930771808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0">
                <text:p>6000</text:p>
              </table:table-cell>
              <table:table-cell office:value-type="float" office:value="0.382367546389">
                <text:p>0.382367546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">
                <text:p>6000</text:p>
              </table:table-cell>
              <table:table-cell office:value-type="float" office:value="0.382345551425">
                <text:p>0.3823455514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0.382234290002">
                <text:p>0.382234290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0.358009862833">
                <text:p>0.3580098628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0">
                <text:p>1500</text:p>
              </table:table-cell>
              <table:table-cell office:value-type="float" office:value="0.35659282028">
                <text:p>0.35659282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0.355739392564">
                <text:p>0.3557393925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">
                <text:p>2000</text:p>
              </table:table-cell>
              <table:table-cell office:value-type="float" office:value="0.354926685554">
                <text:p>0.3549266855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">
                <text:p>5000</text:p>
              </table:table-cell>
              <table:table-cell office:value-type="float" office:value="0.354811622697">
                <text:p>0.3548116226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">
                <text:p>50</text:p>
              </table:table-cell>
              <table:table-cell office:value-type="float" office:value="0.352898480562">
                <text:p>0.3528984805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0.352871680723">
                <text:p>0.3528716807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">
                <text:p>100</text:p>
              </table:table-cell>
              <table:table-cell office:value-type="float" office:value="0.341377820997">
                <text:p>0.3413778209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00">
                <text:p>3000</text:p>
              </table:table-cell>
              <table:table-cell office:value-type="float" office:value="0.328419055749">
                <text:p>0.3284190557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76cm" xlink:href=".." xlink:type="simple" chart:class="chart:scatter" chart:style-name="ch1">
        <chart:legend chart:legend-position="end" svg:x="13.73cm" svg:y="4.185cm" style:legend-expansion="high" chart:style-name="ch2"/>
        <chart:plot-area chart:style-name="ch3" table:cell-range-address="nup_en_1.A2:nup_en_1.A94 nup_en_1.C1:nup_en_1.C94" chart:data-source-has-labels="row" svg:x="0.319cm" svg:y="0.179cm" svg:width="13.092cm" svg:height="8.618cm">
          <chartooo:coordinate-region svg:x="1.056cm" svg:y="0.382cm" svg:width="11.88cm" svg:height="7.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up_en_1.C2:nup_en_1.C94" chart:label-cell-address="nup_en_1.C1:nup_en_1.C1" chart:class="chart:scatter">
            <chart:domain table:cell-range-address="nup_en_1.A2:nup_en_1.A94"/>
            <chart:data-point chart:repeated="9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NMI_max</text:p>
                <draw:g>
                  <svg:desc>nup_en_1.C1:nup_en_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0">
                <text:p>9000</text:p>
                <draw:g>
                  <svg:desc>nup_en_1.A2:nup_en_1.A94</svg:desc>
                </draw:g>
              </table:table-cell>
              <table:table-cell office:value-type="float" office:value="0.744741944459">
                <text:p>0.744741944459</text:p>
                <draw:g>
                  <svg:desc>nup_en_1.C2:nup_en_1.C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0.744360911652">
                <text:p>0.744360911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000">
                <text:p>7000</text:p>
              </table:table-cell>
              <table:table-cell office:value-type="float" office:value="0.743065130438">
                <text:p>0.7430651304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0">
                <text:p>6000</text:p>
              </table:table-cell>
              <table:table-cell office:value-type="float" office:value="0.742407448809">
                <text:p>0.742407448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0.742194066704">
                <text:p>0.742194066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736879740442">
                <text:p>0.7368797404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733954454696">
                <text:p>0.7339544546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00">
                <text:p>2000</text:p>
              </table:table-cell>
              <table:table-cell office:value-type="float" office:value="0.73154297475">
                <text:p>0.73154297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.730842097838">
                <text:p>0.7308420978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">
                <text:p>500</text:p>
              </table:table-cell>
              <table:table-cell office:value-type="float" office:value="0.730300594645">
                <text:p>0.7303005946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0">
                <text:p>4000</text:p>
              </table:table-cell>
              <table:table-cell office:value-type="float" office:value="0.730254056311">
                <text:p>0.730254056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">
                <text:p>1000</text:p>
              </table:table-cell>
              <table:table-cell office:value-type="float" office:value="0.729853590518">
                <text:p>0.7298535905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0">
                <text:p>1500</text:p>
              </table:table-cell>
              <table:table-cell office:value-type="float" office:value="0.729601858516">
                <text:p>0.7296018585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0">
                <text:p>1500</text:p>
              </table:table-cell>
              <table:table-cell office:value-type="float" office:value="0.729564823434">
                <text:p>0.7295648234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">
                <text:p>6000</text:p>
              </table:table-cell>
              <table:table-cell office:value-type="float" office:value="0.728601307437">
                <text:p>0.7286013074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">
                <text:p>5000</text:p>
              </table:table-cell>
              <table:table-cell office:value-type="float" office:value="0.728518656592">
                <text:p>0.7285186565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0">
                <text:p>6000</text:p>
              </table:table-cell>
              <table:table-cell office:value-type="float" office:value="0.728501297093">
                <text:p>0.7285012970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0">
                <text:p>8000</text:p>
              </table:table-cell>
              <table:table-cell office:value-type="float" office:value="0.728218961087">
                <text:p>0.7282189610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000">
                <text:p>7000</text:p>
              </table:table-cell>
              <table:table-cell office:value-type="float" office:value="0.728186797437">
                <text:p>0.7281867974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">
                <text:p>9000</text:p>
              </table:table-cell>
              <table:table-cell office:value-type="float" office:value="0.728144712078">
                <text:p>0.7281447120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0">
                <text:p>2000</text:p>
              </table:table-cell>
              <table:table-cell office:value-type="float" office:value="0.727834898742">
                <text:p>0.7278348987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00">
                <text:p>3000</text:p>
              </table:table-cell>
              <table:table-cell office:value-type="float" office:value="0.726801787477">
                <text:p>0.7268017874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00">
                <text:p>4000</text:p>
              </table:table-cell>
              <table:table-cell office:value-type="float" office:value="0.726168427462">
                <text:p>0.7261684274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">
                <text:p>5000</text:p>
              </table:table-cell>
              <table:table-cell office:value-type="float" office:value="0.72577013749">
                <text:p>0.725770137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00">
                <text:p>9000</text:p>
              </table:table-cell>
              <table:table-cell office:value-type="float" office:value="0.725607356031">
                <text:p>0.7256073560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0">
                <text:p>8000</text:p>
              </table:table-cell>
              <table:table-cell office:value-type="float" office:value="0.725604861662">
                <text:p>0.7256048616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00">
                <text:p>7000</text:p>
              </table:table-cell>
              <table:table-cell office:value-type="float" office:value="0.725451368469">
                <text:p>0.7254513684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000">
                <text:p>6000</text:p>
              </table:table-cell>
              <table:table-cell office:value-type="float" office:value="0.725431558095">
                <text:p>0.7254315580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0">
                <text:p>4000</text:p>
              </table:table-cell>
              <table:table-cell office:value-type="float" office:value="0.723731220576">
                <text:p>0.7237312205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00">
                <text:p>7000</text:p>
              </table:table-cell>
              <table:table-cell office:value-type="float" office:value="0.723729284009">
                <text:p>0.7237292840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00">
                <text:p>9000</text:p>
              </table:table-cell>
              <table:table-cell office:value-type="float" office:value="0.723712584503">
                <text:p>0.7237125845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000">
                <text:p>8000</text:p>
              </table:table-cell>
              <table:table-cell office:value-type="float" office:value="0.72370232624">
                <text:p>0.723702326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00">
                <text:p>6000</text:p>
              </table:table-cell>
              <table:table-cell office:value-type="float" office:value="0.722921997941">
                <text:p>0.7229219979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00">
                <text:p>5000</text:p>
              </table:table-cell>
              <table:table-cell office:value-type="float" office:value="0.721862974229">
                <text:p>0.7218629742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00">
                <text:p>5000</text:p>
              </table:table-cell>
              <table:table-cell office:value-type="float" office:value="0.720449273211">
                <text:p>0.7204492732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0">
                <text:p>500</text:p>
              </table:table-cell>
              <table:table-cell office:value-type="float" office:value="0.716534839243">
                <text:p>0.716534839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00">
                <text:p>4000</text:p>
              </table:table-cell>
              <table:table-cell office:value-type="float" office:value="0.71611000291">
                <text:p>0.716110002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00">
                <text:p>3000</text:p>
              </table:table-cell>
              <table:table-cell office:value-type="float" office:value="0.715917059231">
                <text:p>0.7159170592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00">
                <text:p>1500</text:p>
              </table:table-cell>
              <table:table-cell office:value-type="float" office:value="0.71454524738">
                <text:p>0.71454524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00">
                <text:p>1000</text:p>
              </table:table-cell>
              <table:table-cell office:value-type="float" office:value="0.714328349251">
                <text:p>0.7143283492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000">
                <text:p>7000</text:p>
              </table:table-cell>
              <table:table-cell office:value-type="float" office:value="0.71119210438">
                <text:p>0.711192104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00">
                <text:p>9000</text:p>
              </table:table-cell>
              <table:table-cell office:value-type="float" office:value="0.710894692475">
                <text:p>0.7108946924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00">
                <text:p>1000</text:p>
              </table:table-cell>
              <table:table-cell office:value-type="float" office:value="0.710820652845">
                <text:p>0.7108206528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00">
                <text:p>8000</text:p>
              </table:table-cell>
              <table:table-cell office:value-type="float" office:value="0.71072362663">
                <text:p>0.710723626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000">
                <text:p>7000</text:p>
              </table:table-cell>
              <table:table-cell office:value-type="float" office:value="0.710654414219">
                <text:p>0.7106544142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00">
                <text:p>6000</text:p>
              </table:table-cell>
              <table:table-cell office:value-type="float" office:value="0.710037461575">
                <text:p>0.7100374615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00">
                <text:p>5000</text:p>
              </table:table-cell>
              <table:table-cell office:value-type="float" office:value="0.709128694435">
                <text:p>0.7091286944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00">
                <text:p>4000</text:p>
              </table:table-cell>
              <table:table-cell office:value-type="float" office:value="0.708744962847">
                <text:p>0.7087449628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00">
                <text:p>3000</text:p>
              </table:table-cell>
              <table:table-cell office:value-type="float" office:value="0.704795944639">
                <text:p>0.7047959446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00">
                <text:p>2000</text:p>
              </table:table-cell>
              <table:table-cell office:value-type="float" office:value="0.702931939657">
                <text:p>0.7029319396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">
                <text:p>100</text:p>
              </table:table-cell>
              <table:table-cell office:value-type="float" office:value="0.702257845543">
                <text:p>0.7022578455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00">
                <text:p>3000</text:p>
              </table:table-cell>
              <table:table-cell office:value-type="float" office:value="0.700596856023">
                <text:p>0.7005968560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00">
                <text:p>2000</text:p>
              </table:table-cell>
              <table:table-cell office:value-type="float" office:value="0.699883850238">
                <text:p>0.6998838502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00">
                <text:p>1500</text:p>
              </table:table-cell>
              <table:table-cell office:value-type="float" office:value="0.688205798137">
                <text:p>0.6882057981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000">
                <text:p>6000</text:p>
              </table:table-cell>
              <table:table-cell office:value-type="float" office:value="0.681700018857">
                <text:p>0.6817000188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00">
                <text:p>5000</text:p>
              </table:table-cell>
              <table:table-cell office:value-type="float" office:value="0.679869978622">
                <text:p>0.6798699786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000">
                <text:p>4000</text:p>
              </table:table-cell>
              <table:table-cell office:value-type="float" office:value="0.676872686443">
                <text:p>0.6768726864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00">
                <text:p>2000</text:p>
              </table:table-cell>
              <table:table-cell office:value-type="float" office:value="0.675358465317">
                <text:p>0.6753584653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00">
                <text:p>1500</text:p>
              </table:table-cell>
              <table:table-cell office:value-type="float" office:value="0.67463348261">
                <text:p>0.674633482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0">
                <text:p>1000</text:p>
              </table:table-cell>
              <table:table-cell office:value-type="float" office:value="0.673955061929">
                <text:p>0.6739550619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0">
                <text:p>1000</text:p>
              </table:table-cell>
              <table:table-cell office:value-type="float" office:value="0.669414357298">
                <text:p>0.6694143572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00">
                <text:p>8000</text:p>
              </table:table-cell>
              <table:table-cell office:value-type="float" office:value="0.66790311178">
                <text:p>0.667903111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0">
                <text:p>500</text:p>
              </table:table-cell>
              <table:table-cell office:value-type="float" office:value="0.66762256913">
                <text:p>0.667622569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00">
                <text:p>1500</text:p>
              </table:table-cell>
              <table:table-cell office:value-type="float" office:value="0.666489829734">
                <text:p>0.6664898297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000">
                <text:p>9000</text:p>
              </table:table-cell>
              <table:table-cell office:value-type="float" office:value="0.663983132129">
                <text:p>0.6639831321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0.663124656546">
                <text:p>0.6631246565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00">
                <text:p>500</text:p>
              </table:table-cell>
              <table:table-cell office:value-type="float" office:value="0.654563483236">
                <text:p>0.6545634832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000">
                <text:p>9000</text:p>
              </table:table-cell>
              <table:table-cell office:value-type="float" office:value="0.653255383007">
                <text:p>0.6532553830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000">
                <text:p>8000</text:p>
              </table:table-cell>
              <table:table-cell office:value-type="float" office:value="0.651525209444">
                <text:p>0.6515252094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0">
                <text:p>7000</text:p>
              </table:table-cell>
              <table:table-cell office:value-type="float" office:value="0.649070452405">
                <text:p>0.6490704524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000">
                <text:p>6000</text:p>
              </table:table-cell>
              <table:table-cell office:value-type="float" office:value="0.648757499172">
                <text:p>0.6487574991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000">
                <text:p>4000</text:p>
              </table:table-cell>
              <table:table-cell office:value-type="float" office:value="0.641155908242">
                <text:p>0.6411559082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00">
                <text:p>4000</text:p>
              </table:table-cell>
              <table:table-cell office:value-type="float" office:value="0.640115630816">
                <text:p>0.6401156308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00">
                <text:p>3000</text:p>
              </table:table-cell>
              <table:table-cell office:value-type="float" office:value="0.639246057163">
                <text:p>0.6392460571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00">
                <text:p>5000</text:p>
              </table:table-cell>
              <table:table-cell office:value-type="float" office:value="0.637638572356">
                <text:p>0.6376385723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00">
                <text:p>9000</text:p>
              </table:table-cell>
              <table:table-cell office:value-type="float" office:value="0.635540189981">
                <text:p>0.6355401899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0">
                <text:p>2000</text:p>
              </table:table-cell>
              <table:table-cell office:value-type="float" office:value="0.634276760669">
                <text:p>0.6342767606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000">
                <text:p>4000</text:p>
              </table:table-cell>
              <table:table-cell office:value-type="float" office:value="0.626070686834">
                <text:p>0.6260706868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000">
                <text:p>7000</text:p>
              </table:table-cell>
              <table:table-cell office:value-type="float" office:value="0.625563799697">
                <text:p>0.6255637996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00">
                <text:p>6000</text:p>
              </table:table-cell>
              <table:table-cell office:value-type="float" office:value="0.624745579081">
                <text:p>0.6247455790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000">
                <text:p>9000</text:p>
              </table:table-cell>
              <table:table-cell office:value-type="float" office:value="0.624137963393">
                <text:p>0.6241379633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000">
                <text:p>8000</text:p>
              </table:table-cell>
              <table:table-cell office:value-type="float" office:value="0.623502888515">
                <text:p>0.6235028885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00">
                <text:p>5000</text:p>
              </table:table-cell>
              <table:table-cell office:value-type="float" office:value="0.620944703131">
                <text:p>0.6209447031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000">
                <text:p>8000</text:p>
              </table:table-cell>
              <table:table-cell office:value-type="float" office:value="0.61287860497">
                <text:p>0.612878604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000">
                <text:p>7000</text:p>
              </table:table-cell>
              <table:table-cell office:value-type="float" office:value="0.612295177919">
                <text:p>0.6122951779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00">
                <text:p>3000</text:p>
              </table:table-cell>
              <table:table-cell office:value-type="float" office:value="0.610354747678">
                <text:p>0.6103547476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000">
                <text:p>5000</text:p>
              </table:table-cell>
              <table:table-cell office:value-type="float" office:value="0.609972295715">
                <text:p>0.6099722957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000">
                <text:p>8000</text:p>
              </table:table-cell>
              <table:table-cell office:value-type="float" office:value="0.607913679589">
                <text:p>0.6079136795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00">
                <text:p>7000</text:p>
              </table:table-cell>
              <table:table-cell office:value-type="float" office:value="0.604538570191">
                <text:p>0.6045385701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0">
                <text:p>9000</text:p>
              </table:table-cell>
              <table:table-cell office:value-type="float" office:value="0.604444009313">
                <text:p>0.6044440093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000">
                <text:p>6000</text:p>
              </table:table-cell>
              <table:table-cell office:value-type="float" office:value="0.598844700747">
                <text:p>0.5988447007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000">
                <text:p>6000</text:p>
              </table:table-cell>
              <table:table-cell office:value-type="float" office:value="0.590345337084">
                <text:p>0.5903453370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000">
                <text:p>5000</text:p>
              </table:table-cell>
              <table:table-cell office:value-type="float" office:value="0.57913859778">
                <text:p>0.579138597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76cm" xlink:href=".." xlink:type="simple" chart:class="chart:scatter" chart:style-name="ch1">
        <chart:legend chart:legend-position="end" svg:x="13.73cm" svg:y="4.185cm" style:legend-expansion="high" chart:style-name="ch2"/>
        <chart:plot-area chart:style-name="ch3" table:cell-range-address="nup_en_1.B2:nup_en_1.C94 nup_en_1.C1:nup_en_1.C1" chart:data-source-has-labels="row" svg:x="0.319cm" svg:y="0.179cm" svg:width="13.092cm" svg:height="8.618cm">
          <chartooo:coordinate-region svg:x="1.056cm" svg:y="0.382cm" svg:width="11.975cm" svg:height="7.7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up_en_1.C2:nup_en_1.C94" chart:label-cell-address="nup_en_1.C1:nup_en_1.C1" chart:class="chart:scatter">
            <chart:domain table:cell-range-address="nup_en_1.B2:nup_en_1.B94"/>
            <chart:data-point chart:repeated="9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NMI_max</text:p>
                <draw:g>
                  <svg:desc>nup_en_1.C1:nup_en_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9">
                <text:p>999</text:p>
                <draw:g>
                  <svg:desc>nup_en_1.B2:nup_en_1.B94</svg:desc>
                </draw:g>
              </table:table-cell>
              <table:table-cell office:value-type="float" office:value="0.744741944459">
                <text:p>0.744741944459</text:p>
                <draw:g>
                  <svg:desc>nup_en_1.C2:nup_en_1.C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9">
                <text:p>999</text:p>
              </table:table-cell>
              <table:table-cell office:value-type="float" office:value="0.744360911652">
                <text:p>0.744360911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9">
                <text:p>999</text:p>
              </table:table-cell>
              <table:table-cell office:value-type="float" office:value="0.743065130438">
                <text:p>0.7430651304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9">
                <text:p>999</text:p>
              </table:table-cell>
              <table:table-cell office:value-type="float" office:value="0.742407448809">
                <text:p>0.7424074488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9">
                <text:p>999</text:p>
              </table:table-cell>
              <table:table-cell office:value-type="float" office:value="0.742194066704">
                <text:p>0.7421940667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9">
                <text:p>999</text:p>
              </table:table-cell>
              <table:table-cell office:value-type="float" office:value="0.736879740442">
                <text:p>0.7368797404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0.733954454696">
                <text:p>0.7339544546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">
                <text:p>99</text:p>
              </table:table-cell>
              <table:table-cell office:value-type="float" office:value="0.73154297475">
                <text:p>0.731542974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0.730842097838">
                <text:p>0.7308420978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">
                <text:p>99</text:p>
              </table:table-cell>
              <table:table-cell office:value-type="float" office:value="0.730300594645">
                <text:p>0.7303005946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">
                <text:p>99</text:p>
              </table:table-cell>
              <table:table-cell office:value-type="float" office:value="0.730254056311">
                <text:p>0.730254056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0.729853590518">
                <text:p>0.7298535905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9">
                <text:p>999</text:p>
              </table:table-cell>
              <table:table-cell office:value-type="float" office:value="0.729601858516">
                <text:p>0.7296018585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">
                <text:p>99</text:p>
              </table:table-cell>
              <table:table-cell office:value-type="float" office:value="0.729564823434">
                <text:p>0.72956482343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0.728601307437">
                <text:p>0.7286013074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0.728518656592">
                <text:p>0.7285186565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">
                <text:p>99</text:p>
              </table:table-cell>
              <table:table-cell office:value-type="float" office:value="0.728501297093">
                <text:p>0.7285012970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">
                <text:p>99</text:p>
              </table:table-cell>
              <table:table-cell office:value-type="float" office:value="0.728218961087">
                <text:p>0.7282189610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">
                <text:p>99</text:p>
              </table:table-cell>
              <table:table-cell office:value-type="float" office:value="0.728186797437">
                <text:p>0.72818679743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0.728144712078">
                <text:p>0.72814471207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0.727834898742">
                <text:p>0.7278348987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0.726801787477">
                <text:p>0.7268017874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">
                <text:p>49</text:p>
              </table:table-cell>
              <table:table-cell office:value-type="float" office:value="0.726168427462">
                <text:p>0.7261684274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">
                <text:p>49</text:p>
              </table:table-cell>
              <table:table-cell office:value-type="float" office:value="0.72577013749">
                <text:p>0.7257701374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0.725607356031">
                <text:p>0.7256073560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0.725604861662">
                <text:p>0.7256048616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">
                <text:p>49</text:p>
              </table:table-cell>
              <table:table-cell office:value-type="float" office:value="0.725451368469">
                <text:p>0.7254513684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">
                <text:p>49</text:p>
              </table:table-cell>
              <table:table-cell office:value-type="float" office:value="0.725431558095">
                <text:p>0.7254315580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9">
                <text:p>999</text:p>
              </table:table-cell>
              <table:table-cell office:value-type="float" office:value="0.723731220576">
                <text:p>0.7237312205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99">
                <text:p>499</text:p>
              </table:table-cell>
              <table:table-cell office:value-type="float" office:value="0.723729284009">
                <text:p>0.72372928400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99">
                <text:p>499</text:p>
              </table:table-cell>
              <table:table-cell office:value-type="float" office:value="0.723712584503">
                <text:p>0.7237125845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9">
                <text:p>499</text:p>
              </table:table-cell>
              <table:table-cell office:value-type="float" office:value="0.72370232624">
                <text:p>0.723702326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99">
                <text:p>499</text:p>
              </table:table-cell>
              <table:table-cell office:value-type="float" office:value="0.722921997941">
                <text:p>0.7229219979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9">
                <text:p>999</text:p>
              </table:table-cell>
              <table:table-cell office:value-type="float" office:value="0.721862974229">
                <text:p>0.7218629742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9">
                <text:p>499</text:p>
              </table:table-cell>
              <table:table-cell office:value-type="float" office:value="0.720449273211">
                <text:p>0.7204492732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0.716534839243">
                <text:p>0.7165348392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9">
                <text:p>499</text:p>
              </table:table-cell>
              <table:table-cell office:value-type="float" office:value="0.71611000291">
                <text:p>0.716110002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99">
                <text:p>499</text:p>
              </table:table-cell>
              <table:table-cell office:value-type="float" office:value="0.715917059231">
                <text:p>0.7159170592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">
                <text:p>49</text:p>
              </table:table-cell>
              <table:table-cell office:value-type="float" office:value="0.71454524738">
                <text:p>0.714545247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0.714328349251">
                <text:p>0.71432834925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99">
                <text:p>1499</text:p>
              </table:table-cell>
              <table:table-cell office:value-type="float" office:value="0.71119210438">
                <text:p>0.711192104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9">
                <text:p>299</text:p>
              </table:table-cell>
              <table:table-cell office:value-type="float" office:value="0.710894692475">
                <text:p>0.7108946924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9">
                <text:p>999</text:p>
              </table:table-cell>
              <table:table-cell office:value-type="float" office:value="0.710820652845">
                <text:p>0.71082065284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9">
                <text:p>299</text:p>
              </table:table-cell>
              <table:table-cell office:value-type="float" office:value="0.71072362663">
                <text:p>0.7107236266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99">
                <text:p>299</text:p>
              </table:table-cell>
              <table:table-cell office:value-type="float" office:value="0.710654414219">
                <text:p>0.71065441421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9">
                <text:p>299</text:p>
              </table:table-cell>
              <table:table-cell office:value-type="float" office:value="0.710037461575">
                <text:p>0.7100374615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9">
                <text:p>299</text:p>
              </table:table-cell>
              <table:table-cell office:value-type="float" office:value="0.709128694435">
                <text:p>0.7091286944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9">
                <text:p>299</text:p>
              </table:table-cell>
              <table:table-cell office:value-type="float" office:value="0.708744962847">
                <text:p>0.7087449628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9">
                <text:p>299</text:p>
              </table:table-cell>
              <table:table-cell office:value-type="float" office:value="0.704795944639">
                <text:p>0.7047959446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9">
                <text:p>299</text:p>
              </table:table-cell>
              <table:table-cell office:value-type="float" office:value="0.702931939657">
                <text:p>0.7029319396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">
                <text:p>99</text:p>
              </table:table-cell>
              <table:table-cell office:value-type="float" office:value="0.702257845543">
                <text:p>0.7022578455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99">
                <text:p>1499</text:p>
              </table:table-cell>
              <table:table-cell office:value-type="float" office:value="0.700596856023">
                <text:p>0.7005968560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99">
                <text:p>1499</text:p>
              </table:table-cell>
              <table:table-cell office:value-type="float" office:value="0.699883850238">
                <text:p>0.6998838502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9">
                <text:p>299</text:p>
              </table:table-cell>
              <table:table-cell office:value-type="float" office:value="0.688205798137">
                <text:p>0.68820579813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99">
                <text:p>1499</text:p>
              </table:table-cell>
              <table:table-cell office:value-type="float" office:value="0.681700018857">
                <text:p>0.68170001885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99">
                <text:p>1499</text:p>
              </table:table-cell>
              <table:table-cell office:value-type="float" office:value="0.679869978622">
                <text:p>0.6798699786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9">
                <text:p>1499</text:p>
              </table:table-cell>
              <table:table-cell office:value-type="float" office:value="0.676872686443">
                <text:p>0.6768726864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9">
                <text:p>499</text:p>
              </table:table-cell>
              <table:table-cell office:value-type="float" office:value="0.675358465317">
                <text:p>0.6753584653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99">
                <text:p>499</text:p>
              </table:table-cell>
              <table:table-cell office:value-type="float" office:value="0.67463348261">
                <text:p>0.674633482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9">
                <text:p>499</text:p>
              </table:table-cell>
              <table:table-cell office:value-type="float" office:value="0.673955061929">
                <text:p>0.6739550619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9">
                <text:p>299</text:p>
              </table:table-cell>
              <table:table-cell office:value-type="float" office:value="0.669414357298">
                <text:p>0.6694143572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99">
                <text:p>1499</text:p>
              </table:table-cell>
              <table:table-cell office:value-type="float" office:value="0.66790311178">
                <text:p>0.6679031117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9">
                <text:p>299</text:p>
              </table:table-cell>
              <table:table-cell office:value-type="float" office:value="0.66762256913">
                <text:p>0.667622569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99">
                <text:p>1499</text:p>
              </table:table-cell>
              <table:table-cell office:value-type="float" office:value="0.666489829734">
                <text:p>0.6664898297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99">
                <text:p>1499</text:p>
              </table:table-cell>
              <table:table-cell office:value-type="float" office:value="0.663983132129">
                <text:p>0.6639831321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9">
                <text:p>49</text:p>
              </table:table-cell>
              <table:table-cell office:value-type="float" office:value="0.663124656546">
                <text:p>0.6631246565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9">
                <text:p>499</text:p>
              </table:table-cell>
              <table:table-cell office:value-type="float" office:value="0.654563483236">
                <text:p>0.6545634832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99">
                <text:p>1999</text:p>
              </table:table-cell>
              <table:table-cell office:value-type="float" office:value="0.653255383007">
                <text:p>0.6532553830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99">
                <text:p>1999</text:p>
              </table:table-cell>
              <table:table-cell office:value-type="float" office:value="0.651525209444">
                <text:p>0.65152520944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999">
                <text:p>1999</text:p>
              </table:table-cell>
              <table:table-cell office:value-type="float" office:value="0.649070452405">
                <text:p>0.6490704524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999">
                <text:p>1999</text:p>
              </table:table-cell>
              <table:table-cell office:value-type="float" office:value="0.648757499172">
                <text:p>0.6487574991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999">
                <text:p>1999</text:p>
              </table:table-cell>
              <table:table-cell office:value-type="float" office:value="0.641155908242">
                <text:p>0.6411559082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99">
                <text:p>2999</text:p>
              </table:table-cell>
              <table:table-cell office:value-type="float" office:value="0.640115630816">
                <text:p>0.6401156308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99">
                <text:p>1999</text:p>
              </table:table-cell>
              <table:table-cell office:value-type="float" office:value="0.639246057163">
                <text:p>0.6392460571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99">
                <text:p>1999</text:p>
              </table:table-cell>
              <table:table-cell office:value-type="float" office:value="0.637638572356">
                <text:p>0.6376385723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999">
                <text:p>3999</text:p>
              </table:table-cell>
              <table:table-cell office:value-type="float" office:value="0.635540189981">
                <text:p>0.6355401899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99">
                <text:p>1999</text:p>
              </table:table-cell>
              <table:table-cell office:value-type="float" office:value="0.634276760669">
                <text:p>0.6342767606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99">
                <text:p>3999</text:p>
              </table:table-cell>
              <table:table-cell office:value-type="float" office:value="0.626070686834">
                <text:p>0.6260706868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99">
                <text:p>2999</text:p>
              </table:table-cell>
              <table:table-cell office:value-type="float" office:value="0.625563799697">
                <text:p>0.6255637996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99">
                <text:p>2999</text:p>
              </table:table-cell>
              <table:table-cell office:value-type="float" office:value="0.624745579081">
                <text:p>0.6247455790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99">
                <text:p>2999</text:p>
              </table:table-cell>
              <table:table-cell office:value-type="float" office:value="0.624137963393">
                <text:p>0.62413796339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99">
                <text:p>2999</text:p>
              </table:table-cell>
              <table:table-cell office:value-type="float" office:value="0.623502888515">
                <text:p>0.6235028885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99">
                <text:p>2999</text:p>
              </table:table-cell>
              <table:table-cell office:value-type="float" office:value="0.620944703131">
                <text:p>0.6209447031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99">
                <text:p>3999</text:p>
              </table:table-cell>
              <table:table-cell office:value-type="float" office:value="0.61287860497">
                <text:p>0.612878604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99">
                <text:p>3999</text:p>
              </table:table-cell>
              <table:table-cell office:value-type="float" office:value="0.612295177919">
                <text:p>0.6122951779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99">
                <text:p>2999</text:p>
              </table:table-cell>
              <table:table-cell office:value-type="float" office:value="0.610354747678">
                <text:p>0.6103547476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99">
                <text:p>3999</text:p>
              </table:table-cell>
              <table:table-cell office:value-type="float" office:value="0.609972295715">
                <text:p>0.6099722957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999">
                <text:p>4999</text:p>
              </table:table-cell>
              <table:table-cell office:value-type="float" office:value="0.607913679589">
                <text:p>0.60791367958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99">
                <text:p>4999</text:p>
              </table:table-cell>
              <table:table-cell office:value-type="float" office:value="0.604538570191">
                <text:p>0.6045385701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99">
                <text:p>4999</text:p>
              </table:table-cell>
              <table:table-cell office:value-type="float" office:value="0.604444009313">
                <text:p>0.6044440093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99">
                <text:p>3999</text:p>
              </table:table-cell>
              <table:table-cell office:value-type="float" office:value="0.598844700747">
                <text:p>0.5988447007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99">
                <text:p>4999</text:p>
              </table:table-cell>
              <table:table-cell office:value-type="float" office:value="0.590345337084">
                <text:p>0.5903453370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999">
                <text:p>4999</text:p>
              </table:table-cell>
              <table:table-cell office:value-type="float" office:value="0.57913859778">
                <text:p>0.579138597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legend chart:legend-position="end" svg:x="13.761cm" svg:y="4.188cm" style:legend-expansion="high" chart:style-name="ch2"/>
        <chart:plot-area chart:style-name="ch3" table:cell-range-address="nup_en_3.A2:nup_en_3.A93 nup_en_3.C1:nup_en_3.C93" chart:data-source-has-labels="row" svg:x="0.319cm" svg:y="0.179cm" svg:width="13.123cm" svg:height="8.617cm">
          <chartooo:coordinate-region svg:x="1.046cm" svg:y="0.379cm" svg:width="11.931cm" svg:height="7.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up_en_3.C2:nup_en_3.C93" chart:label-cell-address="nup_en_3.C1:nup_en_3.C1" chart:class="chart:scatter">
            <chart:domain table:cell-range-address="nup_en_3.A2:nup_en_3.A93"/>
            <chart:data-point chart:repeated="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MI_max</text:p>
                <draw:g>
                  <svg:desc>nup_en_3.C1:nup_en_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nup_en_3.A2:nup_en_3.A93</svg:desc>
                </draw:g>
              </table:table-cell>
              <table:table-cell office:value-type="float" office:value="0.586932830295">
                <text:p>0.586932830295</text:p>
                <draw:g>
                  <svg:desc>nup_en_3.C2:nup_en_3.C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0.563794260914">
                <text:p>0.5637942609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561938095471">
                <text:p>0.561938095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0.554334289734">
                <text:p>0.5543342897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0.550146025714">
                <text:p>0.55014602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547935616096">
                <text:p>0.547935616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0.542184969276">
                <text:p>0.5421849692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">
                <text:p>3000</text:p>
              </table:table-cell>
              <table:table-cell office:value-type="float" office:value="0.533822976818">
                <text:p>0.5338229768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">
                <text:p>4000</text:p>
              </table:table-cell>
              <table:table-cell office:value-type="float" office:value="0.527137454275">
                <text:p>0.527137454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0.52680966835">
                <text:p>0.52680966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">
                <text:p>9000</text:p>
              </table:table-cell>
              <table:table-cell office:value-type="float" office:value="0.526488717422">
                <text:p>0.5264887174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">
                <text:p>2000</text:p>
              </table:table-cell>
              <table:table-cell office:value-type="float" office:value="0.526316446498">
                <text:p>0.526316446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00">
                <text:p>9000</text:p>
              </table:table-cell>
              <table:table-cell office:value-type="float" office:value="0.525651082031">
                <text:p>0.525651082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00">
                <text:p>3000</text:p>
              </table:table-cell>
              <table:table-cell office:value-type="float" office:value="0.524590854757">
                <text:p>0.5245908547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00">
                <text:p>9000</text:p>
              </table:table-cell>
              <table:table-cell office:value-type="float" office:value="0.524121672677">
                <text:p>0.5241216726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00">
                <text:p>9000</text:p>
              </table:table-cell>
              <table:table-cell office:value-type="float" office:value="0.523382211719">
                <text:p>0.5233822117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0">
                <text:p>9000</text:p>
              </table:table-cell>
              <table:table-cell office:value-type="float" office:value="0.522397000195">
                <text:p>0.5223970001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0">
                <text:p>8000</text:p>
              </table:table-cell>
              <table:table-cell office:value-type="float" office:value="0.52024443988">
                <text:p>0.520244439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00">
                <text:p>8000</text:p>
              </table:table-cell>
              <table:table-cell office:value-type="float" office:value="0.520126336053">
                <text:p>0.520126336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">
                <text:p>8000</text:p>
              </table:table-cell>
              <table:table-cell office:value-type="float" office:value="0.518515234054">
                <text:p>0.5185152340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">
                <text:p>8000</text:p>
              </table:table-cell>
              <table:table-cell office:value-type="float" office:value="0.518163036629">
                <text:p>0.5181630366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00">
                <text:p>9000</text:p>
              </table:table-cell>
              <table:table-cell office:value-type="float" office:value="0.517913098377">
                <text:p>0.517913098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">
                <text:p>500</text:p>
              </table:table-cell>
              <table:table-cell office:value-type="float" office:value="0.516182788996">
                <text:p>0.5161827889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000">
                <text:p>8000</text:p>
              </table:table-cell>
              <table:table-cell office:value-type="float" office:value="0.515992967302">
                <text:p>0.5159929673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00">
                <text:p>3000</text:p>
              </table:table-cell>
              <table:table-cell office:value-type="float" office:value="0.515740572746">
                <text:p>0.515740572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0">
                <text:p>8000</text:p>
              </table:table-cell>
              <table:table-cell office:value-type="float" office:value="0.515298701733">
                <text:p>0.5152987017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0">
                <text:p>9000</text:p>
              </table:table-cell>
              <table:table-cell office:value-type="float" office:value="0.513629956948">
                <text:p>0.513629956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00">
                <text:p>5000</text:p>
              </table:table-cell>
              <table:table-cell office:value-type="float" office:value="0.510853882576">
                <text:p>0.5108538825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00">
                <text:p>5000</text:p>
              </table:table-cell>
              <table:table-cell office:value-type="float" office:value="0.51069802141">
                <text:p>0.51069802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00">
                <text:p>7000</text:p>
              </table:table-cell>
              <table:table-cell office:value-type="float" office:value="0.509702135101">
                <text:p>0.5097021351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">
                <text:p>7000</text:p>
              </table:table-cell>
              <table:table-cell office:value-type="float" office:value="0.509413824917">
                <text:p>0.5094138249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00">
                <text:p>7000</text:p>
              </table:table-cell>
              <table:table-cell office:value-type="float" office:value="0.508481606639">
                <text:p>0.5084816066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">
                <text:p>5000</text:p>
              </table:table-cell>
              <table:table-cell office:value-type="float" office:value="0.508079031828">
                <text:p>0.5080790318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00">
                <text:p>1000</text:p>
              </table:table-cell>
              <table:table-cell office:value-type="float" office:value="0.508002664935">
                <text:p>0.5080026649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000">
                <text:p>7000</text:p>
              </table:table-cell>
              <table:table-cell office:value-type="float" office:value="0.507925352488">
                <text:p>0.507925352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00">
                <text:p>6000</text:p>
              </table:table-cell>
              <table:table-cell office:value-type="float" office:value="0.507707746134">
                <text:p>0.5077077461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000">
                <text:p>7000</text:p>
              </table:table-cell>
              <table:table-cell office:value-type="float" office:value="0.507528263999">
                <text:p>0.507528263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00">
                <text:p>6000</text:p>
              </table:table-cell>
              <table:table-cell office:value-type="float" office:value="0.506931221668">
                <text:p>0.5069312216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00">
                <text:p>9000</text:p>
              </table:table-cell>
              <table:table-cell office:value-type="float" office:value="0.506308753427">
                <text:p>0.5063087534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00">
                <text:p>6000</text:p>
              </table:table-cell>
              <table:table-cell office:value-type="float" office:value="0.505956957575">
                <text:p>0.5059569575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0.505653792454">
                <text:p>0.5056537924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00">
                <text:p>3000</text:p>
              </table:table-cell>
              <table:table-cell office:value-type="float" office:value="0.505450445986">
                <text:p>0.5054504459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00">
                <text:p>5000</text:p>
              </table:table-cell>
              <table:table-cell office:value-type="float" office:value="0.50492778894">
                <text:p>0.504927788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000">
                <text:p>8000</text:p>
              </table:table-cell>
              <table:table-cell office:value-type="float" office:value="0.504198721327">
                <text:p>0.5041987213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00">
                <text:p>6000</text:p>
              </table:table-cell>
              <table:table-cell office:value-type="float" office:value="0.503493369147">
                <text:p>0.5034933691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00">
                <text:p>5000</text:p>
              </table:table-cell>
              <table:table-cell office:value-type="float" office:value="0.50292565673">
                <text:p>0.502925656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000">
                <text:p>7000</text:p>
              </table:table-cell>
              <table:table-cell office:value-type="float" office:value="0.502905860079">
                <text:p>0.5029058600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0">
                <text:p>500</text:p>
              </table:table-cell>
              <table:table-cell office:value-type="float" office:value="0.502542054424">
                <text:p>0.5025420544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00">
                <text:p>6000</text:p>
              </table:table-cell>
              <table:table-cell office:value-type="float" office:value="0.50241993939">
                <text:p>0.502419939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000">
                <text:p>9000</text:p>
              </table:table-cell>
              <table:table-cell office:value-type="float" office:value="0.502002873863">
                <text:p>0.5020028738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000">
                <text:p>8000</text:p>
              </table:table-cell>
              <table:table-cell office:value-type="float" office:value="0.500155850766">
                <text:p>0.5001558507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00">
                <text:p>1000</text:p>
              </table:table-cell>
              <table:table-cell office:value-type="float" office:value="0.499663471406">
                <text:p>0.4996634714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00">
                <text:p>3000</text:p>
              </table:table-cell>
              <table:table-cell office:value-type="float" office:value="0.498156265181">
                <text:p>0.4981562651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00">
                <text:p>6000</text:p>
              </table:table-cell>
              <table:table-cell office:value-type="float" office:value="0.497397689927">
                <text:p>0.4973976899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00">
                <text:p>7000</text:p>
              </table:table-cell>
              <table:table-cell office:value-type="float" office:value="0.495853909856">
                <text:p>0.4958539098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000">
                <text:p>8000</text:p>
              </table:table-cell>
              <table:table-cell office:value-type="float" office:value="0.491795159085">
                <text:p>0.4917951590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000">
                <text:p>7000</text:p>
              </table:table-cell>
              <table:table-cell office:value-type="float" office:value="0.491279777823">
                <text:p>0.4912797778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00">
                <text:p>1500</text:p>
              </table:table-cell>
              <table:table-cell office:value-type="float" office:value="0.490488473626">
                <text:p>0.4904884736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00">
                <text:p>6000</text:p>
              </table:table-cell>
              <table:table-cell office:value-type="float" office:value="0.489431856981">
                <text:p>0.4894318569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0">
                <text:p>6000</text:p>
              </table:table-cell>
              <table:table-cell office:value-type="float" office:value="0.488102801434">
                <text:p>0.4881028014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000">
                <text:p>8000</text:p>
              </table:table-cell>
              <table:table-cell office:value-type="float" office:value="0.486317316322">
                <text:p>0.4863173163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0">
                <text:p>1000</text:p>
              </table:table-cell>
              <table:table-cell office:value-type="float" office:value="0.484895468223">
                <text:p>0.4848954682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00">
                <text:p>500</text:p>
              </table:table-cell>
              <table:table-cell office:value-type="float" office:value="0.482709786369">
                <text:p>0.4827097863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00">
                <text:p>7000</text:p>
              </table:table-cell>
              <table:table-cell office:value-type="float" office:value="0.481592454987">
                <text:p>0.4815924549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00">
                <text:p>1500</text:p>
              </table:table-cell>
              <table:table-cell office:value-type="float" office:value="0.480761380711">
                <text:p>0.4807613807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00">
                <text:p>6000</text:p>
              </table:table-cell>
              <table:table-cell office:value-type="float" office:value="0.477796365584">
                <text:p>0.4777963655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00">
                <text:p>7000</text:p>
              </table:table-cell>
              <table:table-cell office:value-type="float" office:value="0.475859750625">
                <text:p>0.475859750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0">
                <text:p>1000</text:p>
              </table:table-cell>
              <table:table-cell office:value-type="float" office:value="0.473738151231">
                <text:p>0.4737381512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00">
                <text:p>500</text:p>
              </table:table-cell>
              <table:table-cell office:value-type="float" office:value="0.471694227549">
                <text:p>0.4716942275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000">
                <text:p>6000</text:p>
              </table:table-cell>
              <table:table-cell office:value-type="float" office:value="0.469506716572">
                <text:p>0.4695067165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">
                <text:p>100</text:p>
              </table:table-cell>
              <table:table-cell office:value-type="float" office:value="0.468687246384">
                <text:p>0.4686872463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00">
                <text:p>2000</text:p>
              </table:table-cell>
              <table:table-cell office:value-type="float" office:value="0.467692098724">
                <text:p>0.4676920987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00">
                <text:p>4000</text:p>
              </table:table-cell>
              <table:table-cell office:value-type="float" office:value="0.462702883028">
                <text:p>0.4627028830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000">
                <text:p>4000</text:p>
              </table:table-cell>
              <table:table-cell office:value-type="float" office:value="0.460913341967">
                <text:p>0.4609133419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00">
                <text:p>5000</text:p>
              </table:table-cell>
              <table:table-cell office:value-type="float" office:value="0.459303734663">
                <text:p>0.4593037346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0">
                <text:p>50</text:p>
              </table:table-cell>
              <table:table-cell office:value-type="float" office:value="0.458551064108">
                <text:p>0.4585510641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000">
                <text:p>4000</text:p>
              </table:table-cell>
              <table:table-cell office:value-type="float" office:value="0.454143256075">
                <text:p>0.4541432560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">
                <text:p>100</text:p>
              </table:table-cell>
              <table:table-cell office:value-type="float" office:value="0.452288913611">
                <text:p>0.4522889136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00">
                <text:p>1500</text:p>
              </table:table-cell>
              <table:table-cell office:value-type="float" office:value="0.448991385856">
                <text:p>0.4489913858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00">
                <text:p>2000</text:p>
              </table:table-cell>
              <table:table-cell office:value-type="float" office:value="0.447350593855">
                <text:p>0.4473505938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000">
                <text:p>5000</text:p>
              </table:table-cell>
              <table:table-cell office:value-type="float" office:value="0.446748715461">
                <text:p>0.4467487154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00">
                <text:p>4000</text:p>
              </table:table-cell>
              <table:table-cell office:value-type="float" office:value="0.443967391936">
                <text:p>0.4439673919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00">
                <text:p>1500</text:p>
              </table:table-cell>
              <table:table-cell office:value-type="float" office:value="0.443662999891">
                <text:p>0.4436629998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000">
                <text:p>5000</text:p>
              </table:table-cell>
              <table:table-cell office:value-type="float" office:value="0.441935761268">
                <text:p>0.4419357612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00">
                <text:p>4000</text:p>
              </table:table-cell>
              <table:table-cell office:value-type="float" office:value="0.438578580554">
                <text:p>0.4385785805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00">
                <text:p>5000</text:p>
              </table:table-cell>
              <table:table-cell office:value-type="float" office:value="0.432501572544">
                <text:p>0.4325015725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00">
                <text:p>2000</text:p>
              </table:table-cell>
              <table:table-cell office:value-type="float" office:value="0.431359117539">
                <text:p>0.4313591175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000">
                <text:p>4000</text:p>
              </table:table-cell>
              <table:table-cell office:value-type="float" office:value="0.429521110115">
                <text:p>0.4295211101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00">
                <text:p>3000</text:p>
              </table:table-cell>
              <table:table-cell office:value-type="float" office:value="0.426825592165">
                <text:p>0.4268255921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000">
                <text:p>5000</text:p>
              </table:table-cell>
              <table:table-cell office:value-type="float" office:value="0.426008761561">
                <text:p>0.4260087615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00">
                <text:p>4000</text:p>
              </table:table-cell>
              <table:table-cell office:value-type="float" office:value="0.421778552517">
                <text:p>0.4217785525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000">
                <text:p>3000</text:p>
              </table:table-cell>
              <table:table-cell office:value-type="float" office:value="0.419941581368">
                <text:p>0.4199415813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76cm" xlink:href=".." xlink:type="simple" chart:class="chart:scatter" chart:style-name="ch1">
        <chart:legend chart:legend-position="end" svg:x="13.761cm" svg:y="4.189cm" style:legend-expansion="high" chart:style-name="ch2"/>
        <chart:plot-area chart:style-name="ch3" table:cell-range-address="nup_en_3.B2:nup_en_3.C93 nup_en_3.C1:nup_en_3.C1" chart:data-source-has-labels="row" svg:x="0.319cm" svg:y="0.179cm" svg:width="13.123cm" svg:height="8.618cm">
          <chartooo:coordinate-region svg:x="1.046cm" svg:y="0.379cm" svg:width="12.024cm" svg:height="7.7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up_en_3.C2:nup_en_3.C93" chart:label-cell-address="nup_en_3.C1:nup_en_3.C1" chart:class="chart:scatter">
            <chart:domain table:cell-range-address="nup_en_3.B2:nup_en_3.B93"/>
            <chart:data-point chart:repeated="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MI_max</text:p>
                <draw:g>
                  <svg:desc>nup_en_3.C1:nup_en_3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99">
                <text:p>1499</text:p>
                <draw:g>
                  <svg:desc>nup_en_3.B2:nup_en_3.B93</svg:desc>
                </draw:g>
              </table:table-cell>
              <table:table-cell office:value-type="float" office:value="0.586932830295">
                <text:p>0.586932830295</text:p>
                <draw:g>
                  <svg:desc>nup_en_3.C2:nup_en_3.C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99">
                <text:p>1999</text:p>
              </table:table-cell>
              <table:table-cell office:value-type="float" office:value="0.563794260914">
                <text:p>0.5637942609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9">
                <text:p>999</text:p>
              </table:table-cell>
              <table:table-cell office:value-type="float" office:value="0.561938095471">
                <text:p>0.5619380954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99">
                <text:p>2999</text:p>
              </table:table-cell>
              <table:table-cell office:value-type="float" office:value="0.554334289734">
                <text:p>0.5543342897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99">
                <text:p>2999</text:p>
              </table:table-cell>
              <table:table-cell office:value-type="float" office:value="0.550146025714">
                <text:p>0.550146025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9">
                <text:p>999</text:p>
              </table:table-cell>
              <table:table-cell office:value-type="float" office:value="0.547935616096">
                <text:p>0.547935616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99">
                <text:p>1499</text:p>
              </table:table-cell>
              <table:table-cell office:value-type="float" office:value="0.542184969276">
                <text:p>0.5421849692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99">
                <text:p>1999</text:p>
              </table:table-cell>
              <table:table-cell office:value-type="float" office:value="0.533822976818">
                <text:p>0.5338229768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99">
                <text:p>1999</text:p>
              </table:table-cell>
              <table:table-cell office:value-type="float" office:value="0.527137454275">
                <text:p>0.527137454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99">
                <text:p>1999</text:p>
              </table:table-cell>
              <table:table-cell office:value-type="float" office:value="0.52680966835">
                <text:p>0.52680966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999">
                <text:p>2999</text:p>
              </table:table-cell>
              <table:table-cell office:value-type="float" office:value="0.526488717422">
                <text:p>0.5264887174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9">
                <text:p>999</text:p>
              </table:table-cell>
              <table:table-cell office:value-type="float" office:value="0.526316446498">
                <text:p>0.5263164464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99">
                <text:p>1499</text:p>
              </table:table-cell>
              <table:table-cell office:value-type="float" office:value="0.525651082031">
                <text:p>0.5256510820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99">
                <text:p>1499</text:p>
              </table:table-cell>
              <table:table-cell office:value-type="float" office:value="0.524590854757">
                <text:p>0.5245908547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99">
                <text:p>3999</text:p>
              </table:table-cell>
              <table:table-cell office:value-type="float" office:value="0.524121672677">
                <text:p>0.5241216726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9">
                <text:p>999</text:p>
              </table:table-cell>
              <table:table-cell office:value-type="float" office:value="0.523382211719">
                <text:p>0.5233822117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999">
                <text:p>4999</text:p>
              </table:table-cell>
              <table:table-cell office:value-type="float" office:value="0.522397000195">
                <text:p>0.5223970001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99">
                <text:p>1999</text:p>
              </table:table-cell>
              <table:table-cell office:value-type="float" office:value="0.52024443988">
                <text:p>0.520244439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99">
                <text:p>2999</text:p>
              </table:table-cell>
              <table:table-cell office:value-type="float" office:value="0.520126336053">
                <text:p>0.5201263360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99">
                <text:p>1499</text:p>
              </table:table-cell>
              <table:table-cell office:value-type="float" office:value="0.518515234054">
                <text:p>0.5185152340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99">
                <text:p>3999</text:p>
              </table:table-cell>
              <table:table-cell office:value-type="float" office:value="0.518163036629">
                <text:p>0.5181630366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9">
                <text:p>499</text:p>
              </table:table-cell>
              <table:table-cell office:value-type="float" office:value="0.517913098377">
                <text:p>0.5179130983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99">
                <text:p>499</text:p>
              </table:table-cell>
              <table:table-cell office:value-type="float" office:value="0.516182788996">
                <text:p>0.5161827889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99">
                <text:p>4999</text:p>
              </table:table-cell>
              <table:table-cell office:value-type="float" office:value="0.515992967302">
                <text:p>0.5159929673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9">
                <text:p>999</text:p>
              </table:table-cell>
              <table:table-cell office:value-type="float" office:value="0.515740572746">
                <text:p>0.5157405727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9">
                <text:p>999</text:p>
              </table:table-cell>
              <table:table-cell office:value-type="float" office:value="0.515298701733">
                <text:p>0.5152987017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99">
                <text:p>299</text:p>
              </table:table-cell>
              <table:table-cell office:value-type="float" office:value="0.513629956948">
                <text:p>0.5136299569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999">
                <text:p>1999</text:p>
              </table:table-cell>
              <table:table-cell office:value-type="float" office:value="0.510853882576">
                <text:p>0.5108538825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99">
                <text:p>2999</text:p>
              </table:table-cell>
              <table:table-cell office:value-type="float" office:value="0.51069802141">
                <text:p>0.510698021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99">
                <text:p>1999</text:p>
              </table:table-cell>
              <table:table-cell office:value-type="float" office:value="0.509702135101">
                <text:p>0.5097021351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99">
                <text:p>2999</text:p>
              </table:table-cell>
              <table:table-cell office:value-type="float" office:value="0.509413824917">
                <text:p>0.5094138249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99">
                <text:p>3999</text:p>
              </table:table-cell>
              <table:table-cell office:value-type="float" office:value="0.508481606639">
                <text:p>0.5084816066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9">
                <text:p>999</text:p>
              </table:table-cell>
              <table:table-cell office:value-type="float" office:value="0.508079031828">
                <text:p>0.5080790318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9">
                <text:p>499</text:p>
              </table:table-cell>
              <table:table-cell office:value-type="float" office:value="0.508002664935">
                <text:p>0.5080026649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99">
                <text:p>1499</text:p>
              </table:table-cell>
              <table:table-cell office:value-type="float" office:value="0.507925352488">
                <text:p>0.507925352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99">
                <text:p>2999</text:p>
              </table:table-cell>
              <table:table-cell office:value-type="float" office:value="0.507707746134">
                <text:p>0.5077077461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99">
                <text:p>4999</text:p>
              </table:table-cell>
              <table:table-cell office:value-type="float" office:value="0.507528263999">
                <text:p>0.5075282639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9">
                <text:p>1999</text:p>
              </table:table-cell>
              <table:table-cell office:value-type="float" office:value="0.506931221668">
                <text:p>0.5069312216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">
                <text:p>99</text:p>
              </table:table-cell>
              <table:table-cell office:value-type="float" office:value="0.506308753427">
                <text:p>0.5063087534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9">
                <text:p>3999</text:p>
              </table:table-cell>
              <table:table-cell office:value-type="float" office:value="0.505956957575">
                <text:p>0.5059569575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9">
                <text:p>499</text:p>
              </table:table-cell>
              <table:table-cell office:value-type="float" office:value="0.505653792454">
                <text:p>0.5056537924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99">
                <text:p>499</text:p>
              </table:table-cell>
              <table:table-cell office:value-type="float" office:value="0.505450445986">
                <text:p>0.50545044598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99">
                <text:p>1499</text:p>
              </table:table-cell>
              <table:table-cell office:value-type="float" office:value="0.50492778894">
                <text:p>0.504927788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9">
                <text:p>499</text:p>
              </table:table-cell>
              <table:table-cell office:value-type="float" office:value="0.504198721327">
                <text:p>0.5041987213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99">
                <text:p>4999</text:p>
              </table:table-cell>
              <table:table-cell office:value-type="float" office:value="0.503493369147">
                <text:p>0.5034933691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999">
                <text:p>3999</text:p>
              </table:table-cell>
              <table:table-cell office:value-type="float" office:value="0.50292565673">
                <text:p>0.5029256567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9">
                <text:p>999</text:p>
              </table:table-cell>
              <table:table-cell office:value-type="float" office:value="0.502905860079">
                <text:p>0.5029058600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99">
                <text:p>299</text:p>
              </table:table-cell>
              <table:table-cell office:value-type="float" office:value="0.502542054424">
                <text:p>0.5025420544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99">
                <text:p>1499</text:p>
              </table:table-cell>
              <table:table-cell office:value-type="float" office:value="0.50241993939">
                <text:p>0.502419939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502002873863">
                <text:p>0.5020028738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9">
                <text:p>299</text:p>
              </table:table-cell>
              <table:table-cell office:value-type="float" office:value="0.500155850766">
                <text:p>0.5001558507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9">
                <text:p>299</text:p>
              </table:table-cell>
              <table:table-cell office:value-type="float" office:value="0.499663471406">
                <text:p>0.49966347140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9">
                <text:p>299</text:p>
              </table:table-cell>
              <table:table-cell office:value-type="float" office:value="0.498156265181">
                <text:p>0.4981562651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99">
                <text:p>999</text:p>
              </table:table-cell>
              <table:table-cell office:value-type="float" office:value="0.497397689927">
                <text:p>0.49739768992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99">
                <text:p>499</text:p>
              </table:table-cell>
              <table:table-cell office:value-type="float" office:value="0.495853909856">
                <text:p>0.4958539098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">
                <text:p>99</text:p>
              </table:table-cell>
              <table:table-cell office:value-type="float" office:value="0.491795159085">
                <text:p>0.4917951590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9">
                <text:p>299</text:p>
              </table:table-cell>
              <table:table-cell office:value-type="float" office:value="0.491279777823">
                <text:p>0.4912797778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99">
                <text:p>499</text:p>
              </table:table-cell>
              <table:table-cell office:value-type="float" office:value="0.490488473626">
                <text:p>0.4904884736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9">
                <text:p>299</text:p>
              </table:table-cell>
              <table:table-cell office:value-type="float" office:value="0.489431856981">
                <text:p>0.4894318569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99">
                <text:p>499</text:p>
              </table:table-cell>
              <table:table-cell office:value-type="float" office:value="0.488102801434">
                <text:p>0.48810280143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">
                <text:p>49</text:p>
              </table:table-cell>
              <table:table-cell office:value-type="float" office:value="0.486317316322">
                <text:p>0.48631731632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9">
                <text:p>99</text:p>
              </table:table-cell>
              <table:table-cell office:value-type="float" office:value="0.484895468223">
                <text:p>0.4848954682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">
                <text:p>99</text:p>
              </table:table-cell>
              <table:table-cell office:value-type="float" office:value="0.482709786369">
                <text:p>0.4827097863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">
                <text:p>99</text:p>
              </table:table-cell>
              <table:table-cell office:value-type="float" office:value="0.481592454987">
                <text:p>0.48159245498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99">
                <text:p>299</text:p>
              </table:table-cell>
              <table:table-cell office:value-type="float" office:value="0.480761380711">
                <text:p>0.4807613807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9">
                <text:p>99</text:p>
              </table:table-cell>
              <table:table-cell office:value-type="float" office:value="0.477796365584">
                <text:p>0.4777963655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9">
                <text:p>49</text:p>
              </table:table-cell>
              <table:table-cell office:value-type="float" office:value="0.475859750625">
                <text:p>0.475859750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">
                <text:p>49</text:p>
              </table:table-cell>
              <table:table-cell office:value-type="float" office:value="0.473738151231">
                <text:p>0.4737381512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">
                <text:p>49</text:p>
              </table:table-cell>
              <table:table-cell office:value-type="float" office:value="0.471694227549">
                <text:p>0.4716942275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0.469506716572">
                <text:p>0.4695067165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9">
                <text:p>99</text:p>
              </table:table-cell>
              <table:table-cell office:value-type="float" office:value="0.468687246384">
                <text:p>0.4686872463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9">
                <text:p>299</text:p>
              </table:table-cell>
              <table:table-cell office:value-type="float" office:value="0.467692098724">
                <text:p>0.4676920987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99">
                <text:p>1499</text:p>
              </table:table-cell>
              <table:table-cell office:value-type="float" office:value="0.462702883028">
                <text:p>0.4627028830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99">
                <text:p>3999</text:p>
              </table:table-cell>
              <table:table-cell office:value-type="float" office:value="0.460913341967">
                <text:p>0.4609133419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99">
                <text:p>4999</text:p>
              </table:table-cell>
              <table:table-cell office:value-type="float" office:value="0.459303734663">
                <text:p>0.4593037346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">
                <text:p>49</text:p>
              </table:table-cell>
              <table:table-cell office:value-type="float" office:value="0.458551064108">
                <text:p>0.4585510641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9">
                <text:p>999</text:p>
              </table:table-cell>
              <table:table-cell office:value-type="float" office:value="0.454143256075">
                <text:p>0.4541432560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">
                <text:p>49</text:p>
              </table:table-cell>
              <table:table-cell office:value-type="float" office:value="0.452288913611">
                <text:p>0.45228891361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9">
                <text:p>99</text:p>
              </table:table-cell>
              <table:table-cell office:value-type="float" office:value="0.448991385856">
                <text:p>0.4489913858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">
                <text:p>99</text:p>
              </table:table-cell>
              <table:table-cell office:value-type="float" office:value="0.447350593855">
                <text:p>0.4473505938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9">
                <text:p>499</text:p>
              </table:table-cell>
              <table:table-cell office:value-type="float" office:value="0.446748715461">
                <text:p>0.44674871546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9">
                <text:p>499</text:p>
              </table:table-cell>
              <table:table-cell office:value-type="float" office:value="0.443967391936">
                <text:p>0.4439673919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">
                <text:p>49</text:p>
              </table:table-cell>
              <table:table-cell office:value-type="float" office:value="0.443662999891">
                <text:p>0.4436629998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9">
                <text:p>299</text:p>
              </table:table-cell>
              <table:table-cell office:value-type="float" office:value="0.441935761268">
                <text:p>0.4419357612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99">
                <text:p>299</text:p>
              </table:table-cell>
              <table:table-cell office:value-type="float" office:value="0.438578580554">
                <text:p>0.43857858055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9">
                <text:p>99</text:p>
              </table:table-cell>
              <table:table-cell office:value-type="float" office:value="0.432501572544">
                <text:p>0.4325015725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9">
                <text:p>49</text:p>
              </table:table-cell>
              <table:table-cell office:value-type="float" office:value="0.431359117539">
                <text:p>0.4313591175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">
                <text:p>99</text:p>
              </table:table-cell>
              <table:table-cell office:value-type="float" office:value="0.429521110115">
                <text:p>0.4295211101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9">
                <text:p>99</text:p>
              </table:table-cell>
              <table:table-cell office:value-type="float" office:value="0.426825592165">
                <text:p>0.4268255921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">
                <text:p>49</text:p>
              </table:table-cell>
              <table:table-cell office:value-type="float" office:value="0.426008761561">
                <text:p>0.4260087615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">
                <text:p>49</text:p>
              </table:table-cell>
              <table:table-cell office:value-type="float" office:value="0.421778552517">
                <text:p>0.4217785525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9">
                <text:p>49</text:p>
              </table:table-cell>
              <table:table-cell office:value-type="float" office:value="0.419941581368">
                <text:p>0.41994158136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1.1$Linux_X86_64 LibreOffice_project/0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2cm" svg:y="4.197cm" style:legend-expansion="high" chart:style-name="ch2"/>
        <chart:plot-area chart:style-name="ch3" table:cell-range-address="nup_en_4.A2:nup_en_4.A93 nup_en_4.C1:nup_en_4.C93" chart:data-source-has-labels="row" svg:x="0.32cm" svg:y="0.18cm" svg:width="13.092cm" svg:height="8.64cm">
          <chartooo:coordinate-region svg:x="1.057cm" svg:y="0.384cm" svg:width="11.88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up_en_4.C2:nup_en_4.C93" chart:label-cell-address="nup_en_4.C1:nup_en_4.C1" chart:class="chart:scatter">
            <chart:domain table:cell-range-address="nup_en_4.A2:nup_en_4.A93"/>
            <chart:data-point chart:repeated="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NMI_max</text:p>
                <draw:g>
                  <svg:desc>nup_en_4.C1:nup_en_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0">
                <text:p>9000</text:p>
                <draw:g>
                  <svg:desc>nup_en_4.A2:nup_en_4.A93</svg:desc>
                </draw:g>
              </table:table-cell>
              <table:table-cell office:value-type="float" office:value="0.579408219605">
                <text:p>0.579408219605</text:p>
                <draw:g>
                  <svg:desc>nup_en_4.C2:nup_en_4.C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">
                <text:p>9000</text:p>
              </table:table-cell>
              <table:table-cell office:value-type="float" office:value="0.576666818127">
                <text:p>0.576666818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">
                <text:p>8000</text:p>
              </table:table-cell>
              <table:table-cell office:value-type="float" office:value="0.570562168545">
                <text:p>0.570562168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000">
                <text:p>9000</text:p>
              </table:table-cell>
              <table:table-cell office:value-type="float" office:value="0.569045053441">
                <text:p>0.569045053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0">
                <text:p>8000</text:p>
              </table:table-cell>
              <table:table-cell office:value-type="float" office:value="0.568768527764">
                <text:p>0.568768527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0">
                <text:p>8000</text:p>
              </table:table-cell>
              <table:table-cell office:value-type="float" office:value="0.565366607669">
                <text:p>0.5653666076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0.562908862715">
                <text:p>0.562908862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0.562036410546">
                <text:p>0.5620364105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0.560014515">
                <text:p>0.560014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00">
                <text:p>7000</text:p>
              </table:table-cell>
              <table:table-cell office:value-type="float" office:value="0.559665383649">
                <text:p>0.5596653836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00">
                <text:p>8000</text:p>
              </table:table-cell>
              <table:table-cell office:value-type="float" office:value="0.556441983434">
                <text:p>0.5564419834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0.553194661127">
                <text:p>0.5531946611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">
                <text:p>6000</text:p>
              </table:table-cell>
              <table:table-cell office:value-type="float" office:value="0.552955279279">
                <text:p>0.5529552792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.552252331508">
                <text:p>0.552252331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">
                <text:p>6000</text:p>
              </table:table-cell>
              <table:table-cell office:value-type="float" office:value="0.552045504726">
                <text:p>0.5520455047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000">
                <text:p>5000</text:p>
              </table:table-cell>
              <table:table-cell office:value-type="float" office:value="0.551714492986">
                <text:p>0.5517144929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00">
                <text:p>6000</text:p>
              </table:table-cell>
              <table:table-cell office:value-type="float" office:value="0.548574268012">
                <text:p>0.5485742680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000">
                <text:p>5000</text:p>
              </table:table-cell>
              <table:table-cell office:value-type="float" office:value="0.547013668162">
                <text:p>0.547013668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000">
                <text:p>5000</text:p>
              </table:table-cell>
              <table:table-cell office:value-type="float" office:value="0.545755498575">
                <text:p>0.5457554985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00">
                <text:p>5000</text:p>
              </table:table-cell>
              <table:table-cell office:value-type="float" office:value="0.542329459263">
                <text:p>0.5423294592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0.53871834663">
                <text:p>0.538718346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00">
                <text:p>9000</text:p>
              </table:table-cell>
              <table:table-cell office:value-type="float" office:value="0.538343275971">
                <text:p>0.538343275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00">
                <text:p>7000</text:p>
              </table:table-cell>
              <table:table-cell office:value-type="float" office:value="0.535885998887">
                <text:p>0.5358859988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0">
                <text:p>6000</text:p>
              </table:table-cell>
              <table:table-cell office:value-type="float" office:value="0.534026888195">
                <text:p>0.5340268881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0.533038299337">
                <text:p>0.5330382993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00">
                <text:p>4000</text:p>
              </table:table-cell>
              <table:table-cell office:value-type="float" office:value="0.531741467091">
                <text:p>0.5317414670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00">
                <text:p>4000</text:p>
              </table:table-cell>
              <table:table-cell office:value-type="float" office:value="0.529111691394">
                <text:p>0.5291116913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00">
                <text:p>5000</text:p>
              </table:table-cell>
              <table:table-cell office:value-type="float" office:value="0.528451881785">
                <text:p>0.5284518817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00">
                <text:p>4000</text:p>
              </table:table-cell>
              <table:table-cell office:value-type="float" office:value="0.527758298341">
                <text:p>0.5277582983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00">
                <text:p>9000</text:p>
              </table:table-cell>
              <table:table-cell office:value-type="float" office:value="0.523055066967">
                <text:p>0.5230550669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">
                <text:p>7000</text:p>
              </table:table-cell>
              <table:table-cell office:value-type="float" office:value="0.519589878352">
                <text:p>0.5195898783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00">
                <text:p>4000</text:p>
              </table:table-cell>
              <table:table-cell office:value-type="float" office:value="0.518193681225">
                <text:p>0.5181936812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000">
                <text:p>8000</text:p>
              </table:table-cell>
              <table:table-cell office:value-type="float" office:value="0.517998839496">
                <text:p>0.5179988394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00">
                <text:p>3000</text:p>
              </table:table-cell>
              <table:table-cell office:value-type="float" office:value="0.517075135667">
                <text:p>0.517075135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000">
                <text:p>6000</text:p>
              </table:table-cell>
              <table:table-cell office:value-type="float" office:value="0.513789985502">
                <text:p>0.5137899855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00">
                <text:p>3000</text:p>
              </table:table-cell>
              <table:table-cell office:value-type="float" office:value="0.513789855473">
                <text:p>0.5137898554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00">
                <text:p>9000</text:p>
              </table:table-cell>
              <table:table-cell office:value-type="float" office:value="0.510444457118">
                <text:p>0.5104444571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00">
                <text:p>5000</text:p>
              </table:table-cell>
              <table:table-cell office:value-type="float" office:value="0.508433166298">
                <text:p>0.5084331662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00">
                <text:p>4000</text:p>
              </table:table-cell>
              <table:table-cell office:value-type="float" office:value="0.506225608632">
                <text:p>0.5062256086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000">
                <text:p>3000</text:p>
              </table:table-cell>
              <table:table-cell office:value-type="float" office:value="0.50615690371">
                <text:p>0.506156903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00">
                <text:p>3000</text:p>
              </table:table-cell>
              <table:table-cell office:value-type="float" office:value="0.505416582479">
                <text:p>0.5054165824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000">
                <text:p>7000</text:p>
              </table:table-cell>
              <table:table-cell office:value-type="float" office:value="0.505372683719">
                <text:p>0.5053726837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000">
                <text:p>8000</text:p>
              </table:table-cell>
              <table:table-cell office:value-type="float" office:value="0.505049977022">
                <text:p>0.5050499770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000">
                <text:p>9000</text:p>
              </table:table-cell>
              <table:table-cell office:value-type="float" office:value="0.504439120034">
                <text:p>0.5044391200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000">
                <text:p>6000</text:p>
              </table:table-cell>
              <table:table-cell office:value-type="float" office:value="0.50057418522">
                <text:p>0.500574185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00">
                <text:p>3000</text:p>
              </table:table-cell>
              <table:table-cell office:value-type="float" office:value="0.500322793205">
                <text:p>0.5003227932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00">
                <text:p>9000</text:p>
              </table:table-cell>
              <table:table-cell office:value-type="float" office:value="0.500032990869">
                <text:p>0.5000329908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000">
                <text:p>4000</text:p>
              </table:table-cell>
              <table:table-cell office:value-type="float" office:value="0.499557997015">
                <text:p>0.4995579970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00">
                <text:p>3000</text:p>
              </table:table-cell>
              <table:table-cell office:value-type="float" office:value="0.496441065983">
                <text:p>0.4964410659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0">
                <text:p>5000</text:p>
              </table:table-cell>
              <table:table-cell office:value-type="float" office:value="0.495726935982">
                <text:p>0.4957269359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00">
                <text:p>3000</text:p>
              </table:table-cell>
              <table:table-cell office:value-type="float" office:value="0.494785126716">
                <text:p>0.4947851267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00">
                <text:p>8000</text:p>
              </table:table-cell>
              <table:table-cell office:value-type="float" office:value="0.489678184629">
                <text:p>0.4896781846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000">
                <text:p>6000</text:p>
              </table:table-cell>
              <table:table-cell office:value-type="float" office:value="0.486176437688">
                <text:p>0.4861764376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00">
                <text:p>2000</text:p>
              </table:table-cell>
              <table:table-cell office:value-type="float" office:value="0.484518205717">
                <text:p>0.4845182057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000">
                <text:p>7000</text:p>
              </table:table-cell>
              <table:table-cell office:value-type="float" office:value="0.483676654599">
                <text:p>0.4836766545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00">
                <text:p>1500</text:p>
              </table:table-cell>
              <table:table-cell office:value-type="float" office:value="0.483606218913">
                <text:p>0.4836062189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00">
                <text:p>2000</text:p>
              </table:table-cell>
              <table:table-cell office:value-type="float" office:value="0.482857917911">
                <text:p>0.4828579179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00">
                <text:p>8000</text:p>
              </table:table-cell>
              <table:table-cell office:value-type="float" office:value="0.47872369981">
                <text:p>0.478723699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00">
                <text:p>5000</text:p>
              </table:table-cell>
              <table:table-cell office:value-type="float" office:value="0.478650705541">
                <text:p>0.4786507055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00">
                <text:p>7000</text:p>
              </table:table-cell>
              <table:table-cell office:value-type="float" office:value="0.475465872369">
                <text:p>0.4754658723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00">
                <text:p>9000</text:p>
              </table:table-cell>
              <table:table-cell office:value-type="float" office:value="0.475222137079">
                <text:p>0.4752221370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00">
                <text:p>2000</text:p>
              </table:table-cell>
              <table:table-cell office:value-type="float" office:value="0.473815234853">
                <text:p>0.4738152348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00">
                <text:p>4000</text:p>
              </table:table-cell>
              <table:table-cell office:value-type="float" office:value="0.473619538135">
                <text:p>0.4736195381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00">
                <text:p>2000</text:p>
              </table:table-cell>
              <table:table-cell office:value-type="float" office:value="0.472633031669">
                <text:p>0.4726330316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000">
                <text:p>8000</text:p>
              </table:table-cell>
              <table:table-cell office:value-type="float" office:value="0.46896335304">
                <text:p>0.468963353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00">
                <text:p>6000</text:p>
              </table:table-cell>
              <table:table-cell office:value-type="float" office:value="0.467625499197">
                <text:p>0.4676254991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0">
                <text:p>2000</text:p>
              </table:table-cell>
              <table:table-cell office:value-type="float" office:value="0.467534286491">
                <text:p>0.4675342864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000">
                <text:p>7000</text:p>
              </table:table-cell>
              <table:table-cell office:value-type="float" office:value="0.464645333596">
                <text:p>0.4646453335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000">
                <text:p>2000</text:p>
              </table:table-cell>
              <table:table-cell office:value-type="float" office:value="0.459972117482">
                <text:p>0.4599721174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500">
                <text:p>1500</text:p>
              </table:table-cell>
              <table:table-cell office:value-type="float" office:value="0.459886612905">
                <text:p>0.4598866129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500">
                <text:p>1500</text:p>
              </table:table-cell>
              <table:table-cell office:value-type="float" office:value="0.459695886596">
                <text:p>0.4596958865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00">
                <text:p>5000</text:p>
              </table:table-cell>
              <table:table-cell office:value-type="float" office:value="0.45891533332">
                <text:p>0.458915333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00">
                <text:p>3000</text:p>
              </table:table-cell>
              <table:table-cell office:value-type="float" office:value="0.45475180132">
                <text:p>0.454751801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000">
                <text:p>6000</text:p>
              </table:table-cell>
              <table:table-cell office:value-type="float" office:value="0.453890523797">
                <text:p>0.4538905237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0">
                <text:p>1000</text:p>
              </table:table-cell>
              <table:table-cell office:value-type="float" office:value="0.453403551731">
                <text:p>0.4534035517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00">
                <text:p>2000</text:p>
              </table:table-cell>
              <table:table-cell office:value-type="float" office:value="0.452385978958">
                <text:p>0.4523859789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0">
                <text:p>1000</text:p>
              </table:table-cell>
              <table:table-cell office:value-type="float" office:value="0.452335320837">
                <text:p>0.4523353208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00">
                <text:p>1500</text:p>
              </table:table-cell>
              <table:table-cell office:value-type="float" office:value="0.451377742838">
                <text:p>0.4513777428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00">
                <text:p>1500</text:p>
              </table:table-cell>
              <table:table-cell office:value-type="float" office:value="0.445252540463">
                <text:p>0.4452525404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0">
                <text:p>1000</text:p>
              </table:table-cell>
              <table:table-cell office:value-type="float" office:value="0.44520796033">
                <text:p>0.445207960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0">
                <text:p>1000</text:p>
              </table:table-cell>
              <table:table-cell office:value-type="float" office:value="0.444459923045">
                <text:p>0.4444599230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00">
                <text:p>500</text:p>
              </table:table-cell>
              <table:table-cell office:value-type="float" office:value="0.443741469183">
                <text:p>0.4437414691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0">
                <text:p>500</text:p>
              </table:table-cell>
              <table:table-cell office:value-type="float" office:value="0.438460763271">
                <text:p>0.4384607632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00">
                <text:p>1500</text:p>
              </table:table-cell>
              <table:table-cell office:value-type="float" office:value="0.435854310768">
                <text:p>0.4358543107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000">
                <text:p>4000</text:p>
              </table:table-cell>
              <table:table-cell office:value-type="float" office:value="0.432013533252">
                <text:p>0.4320135332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000">
                <text:p>5000</text:p>
              </table:table-cell>
              <table:table-cell office:value-type="float" office:value="0.431933335809">
                <text:p>0.4319333358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0">
                <text:p>1000</text:p>
              </table:table-cell>
              <table:table-cell office:value-type="float" office:value="0.430121929244">
                <text:p>0.4301219292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00">
                <text:p>500</text:p>
              </table:table-cell>
              <table:table-cell office:value-type="float" office:value="0.424811523136">
                <text:p>0.4248115231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0">
                <text:p>500</text:p>
              </table:table-cell>
              <table:table-cell office:value-type="float" office:value="0.418371933634">
                <text:p>0.4183719336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0.344904371218">
                <text:p>0.3449043712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0">
                <text:p>50</text:p>
              </table:table-cell>
              <table:table-cell office:value-type="float" office:value="0.0271955495619">
                <text:p>0.02719554956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0">
                <text:p>100</text:p>
              </table:table-cell>
              <table:table-cell office:value-type="float" office:value="0.0223949138344">
                <text:p>0.022394913834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75cm" xlink:href=".." xlink:type="simple" chart:class="chart:scatter" chart:style-name="ch1">
        <chart:legend chart:legend-position="end" svg:x="13.73cm" svg:y="4.184cm" style:legend-expansion="high" chart:style-name="ch2"/>
        <chart:plot-area chart:style-name="ch3" table:cell-range-address="nup_en_4.B2:nup_en_4.C93 nup_en_4.C1:nup_en_4.C1" chart:data-source-has-labels="row" svg:x="0.319cm" svg:y="0.179cm" svg:width="13.092cm" svg:height="8.617cm">
          <chartooo:coordinate-region svg:x="1.056cm" svg:y="0.383cm" svg:width="11.975cm" svg:height="7.7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up_en_4.C2:nup_en_4.C93" chart:label-cell-address="nup_en_4.C1:nup_en_4.C1" chart:class="chart:scatter">
            <chart:domain table:cell-range-address="nup_en_4.B2:nup_en_4.B93"/>
            <chart:data-point chart:repeated="9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  <table:table-cell office:value-type="string">
                <text:p>NMI_max</text:p>
                <draw:g>
                  <svg:desc>nup_en_4.C1:nup_en_4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">
                <text:p>49</text:p>
                <draw:g>
                  <svg:desc>nup_en_4.B2:nup_en_4.B93</svg:desc>
                </draw:g>
              </table:table-cell>
              <table:table-cell office:value-type="float" office:value="0.579408219605">
                <text:p>0.579408219605</text:p>
                <draw:g>
                  <svg:desc>nup_en_4.C2:nup_en_4.C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0.576666818127">
                <text:p>0.576666818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0.570562168545">
                <text:p>0.5705621685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9">
                <text:p>299</text:p>
              </table:table-cell>
              <table:table-cell office:value-type="float" office:value="0.569045053441">
                <text:p>0.5690450534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">
                <text:p>99</text:p>
              </table:table-cell>
              <table:table-cell office:value-type="float" office:value="0.568768527764">
                <text:p>0.568768527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9">
                <text:p>299</text:p>
              </table:table-cell>
              <table:table-cell office:value-type="float" office:value="0.565366607669">
                <text:p>0.5653666076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  <table:table-cell office:value-type="float" office:value="0.562908862715">
                <text:p>0.5629088627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0.562036410546">
                <text:p>0.5620364105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9">
                <text:p>499</text:p>
              </table:table-cell>
              <table:table-cell office:value-type="float" office:value="0.560014515">
                <text:p>0.560014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9">
                <text:p>299</text:p>
              </table:table-cell>
              <table:table-cell office:value-type="float" office:value="0.559665383649">
                <text:p>0.5596653836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99">
                <text:p>499</text:p>
              </table:table-cell>
              <table:table-cell office:value-type="float" office:value="0.556441983434">
                <text:p>0.5564419834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99">
                <text:p>499</text:p>
              </table:table-cell>
              <table:table-cell office:value-type="float" office:value="0.553194661127">
                <text:p>0.5531946611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">
                <text:p>99</text:p>
              </table:table-cell>
              <table:table-cell office:value-type="float" office:value="0.552955279279">
                <text:p>0.5529552792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99">
                <text:p>499</text:p>
              </table:table-cell>
              <table:table-cell office:value-type="float" office:value="0.552252331508">
                <text:p>0.552252331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9">
                <text:p>49</text:p>
              </table:table-cell>
              <table:table-cell office:value-type="float" office:value="0.552045504726">
                <text:p>0.5520455047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9">
                <text:p>299</text:p>
              </table:table-cell>
              <table:table-cell office:value-type="float" office:value="0.551714492986">
                <text:p>0.5517144929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9">
                <text:p>299</text:p>
              </table:table-cell>
              <table:table-cell office:value-type="float" office:value="0.548574268012">
                <text:p>0.5485742680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0.547013668162">
                <text:p>0.5470136681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9">
                <text:p>499</text:p>
              </table:table-cell>
              <table:table-cell office:value-type="float" office:value="0.545755498575">
                <text:p>0.5457554985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0.542329459263">
                <text:p>0.5423294592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9">
                <text:p>299</text:p>
              </table:table-cell>
              <table:table-cell office:value-type="float" office:value="0.53871834663">
                <text:p>0.538718346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9">
                <text:p>999</text:p>
              </table:table-cell>
              <table:table-cell office:value-type="float" office:value="0.538343275971">
                <text:p>0.538343275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9">
                <text:p>999</text:p>
              </table:table-cell>
              <table:table-cell office:value-type="float" office:value="0.535885998887">
                <text:p>0.5358859988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9">
                <text:p>999</text:p>
              </table:table-cell>
              <table:table-cell office:value-type="float" office:value="0.534026888195">
                <text:p>0.5340268881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9">
                <text:p>999</text:p>
              </table:table-cell>
              <table:table-cell office:value-type="float" office:value="0.533038299337">
                <text:p>0.5330382993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9">
                <text:p>499</text:p>
              </table:table-cell>
              <table:table-cell office:value-type="float" office:value="0.531741467091">
                <text:p>0.5317414670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">
                <text:p>49</text:p>
              </table:table-cell>
              <table:table-cell office:value-type="float" office:value="0.529111691394">
                <text:p>0.52911169139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9">
                <text:p>999</text:p>
              </table:table-cell>
              <table:table-cell office:value-type="float" office:value="0.528451881785">
                <text:p>0.5284518817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9">
                <text:p>99</text:p>
              </table:table-cell>
              <table:table-cell office:value-type="float" office:value="0.527758298341">
                <text:p>0.5277582983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99">
                <text:p>1499</text:p>
              </table:table-cell>
              <table:table-cell office:value-type="float" office:value="0.523055066967">
                <text:p>0.5230550669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99">
                <text:p>1499</text:p>
              </table:table-cell>
              <table:table-cell office:value-type="float" office:value="0.519589878352">
                <text:p>0.5195898783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99">
                <text:p>999</text:p>
              </table:table-cell>
              <table:table-cell office:value-type="float" office:value="0.518193681225">
                <text:p>0.5181936812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99">
                <text:p>1499</text:p>
              </table:table-cell>
              <table:table-cell office:value-type="float" office:value="0.517998839496">
                <text:p>0.5179988394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9">
                <text:p>299</text:p>
              </table:table-cell>
              <table:table-cell office:value-type="float" office:value="0.517075135667">
                <text:p>0.517075135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99">
                <text:p>1499</text:p>
              </table:table-cell>
              <table:table-cell office:value-type="float" office:value="0.513789985502">
                <text:p>0.5137899855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99">
                <text:p>499</text:p>
              </table:table-cell>
              <table:table-cell office:value-type="float" office:value="0.513789855473">
                <text:p>0.5137898554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9">
                <text:p>1999</text:p>
              </table:table-cell>
              <table:table-cell office:value-type="float" office:value="0.510444457118">
                <text:p>0.5104444571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99">
                <text:p>1499</text:p>
              </table:table-cell>
              <table:table-cell office:value-type="float" office:value="0.508433166298">
                <text:p>0.5084331662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499">
                <text:p>1499</text:p>
              </table:table-cell>
              <table:table-cell office:value-type="float" office:value="0.506225608632">
                <text:p>0.5062256086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0.50615690371">
                <text:p>0.506156903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">
                <text:p>99</text:p>
              </table:table-cell>
              <table:table-cell office:value-type="float" office:value="0.505416582479">
                <text:p>0.5054165824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99">
                <text:p>1999</text:p>
              </table:table-cell>
              <table:table-cell office:value-type="float" office:value="0.505372683719">
                <text:p>0.5053726837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99">
                <text:p>1999</text:p>
              </table:table-cell>
              <table:table-cell office:value-type="float" office:value="0.505049977022">
                <text:p>0.5050499770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99">
                <text:p>2999</text:p>
              </table:table-cell>
              <table:table-cell office:value-type="float" office:value="0.504439120034">
                <text:p>0.5044391200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99">
                <text:p>1999</text:p>
              </table:table-cell>
              <table:table-cell office:value-type="float" office:value="0.50057418522">
                <text:p>0.500574185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9">
                <text:p>999</text:p>
              </table:table-cell>
              <table:table-cell office:value-type="float" office:value="0.500322793205">
                <text:p>0.5003227932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999">
                <text:p>3999</text:p>
              </table:table-cell>
              <table:table-cell office:value-type="float" office:value="0.500032990869">
                <text:p>0.5000329908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99">
                <text:p>1999</text:p>
              </table:table-cell>
              <table:table-cell office:value-type="float" office:value="0.499557997015">
                <text:p>0.4995579970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99">
                <text:p>1499</text:p>
              </table:table-cell>
              <table:table-cell office:value-type="float" office:value="0.496441065983">
                <text:p>0.49644106598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99">
                <text:p>1999</text:p>
              </table:table-cell>
              <table:table-cell office:value-type="float" office:value="0.495726935982">
                <text:p>0.49572693598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99">
                <text:p>1999</text:p>
              </table:table-cell>
              <table:table-cell office:value-type="float" office:value="0.494785126716">
                <text:p>0.4947851267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99">
                <text:p>2999</text:p>
              </table:table-cell>
              <table:table-cell office:value-type="float" office:value="0.489678184629">
                <text:p>0.4896781846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99">
                <text:p>2999</text:p>
              </table:table-cell>
              <table:table-cell office:value-type="float" office:value="0.486176437688">
                <text:p>0.4861764376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99">
                <text:p>1499</text:p>
              </table:table-cell>
              <table:table-cell office:value-type="float" office:value="0.484518205717">
                <text:p>0.4845182057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99">
                <text:p>2999</text:p>
              </table:table-cell>
              <table:table-cell office:value-type="float" office:value="0.483676654599">
                <text:p>0.4836766545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9">
                <text:p>999</text:p>
              </table:table-cell>
              <table:table-cell office:value-type="float" office:value="0.483606218913">
                <text:p>0.4836062189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9">
                <text:p>299</text:p>
              </table:table-cell>
              <table:table-cell office:value-type="float" office:value="0.482857917911">
                <text:p>0.4828579179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99">
                <text:p>3999</text:p>
              </table:table-cell>
              <table:table-cell office:value-type="float" office:value="0.47872369981">
                <text:p>0.478723699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99">
                <text:p>2999</text:p>
              </table:table-cell>
              <table:table-cell office:value-type="float" office:value="0.478650705541">
                <text:p>0.4786507055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999">
                <text:p>3999</text:p>
              </table:table-cell>
              <table:table-cell office:value-type="float" office:value="0.475465872369">
                <text:p>0.47546587236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999">
                <text:p>4999</text:p>
              </table:table-cell>
              <table:table-cell office:value-type="float" office:value="0.475222137079">
                <text:p>0.4752221370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99">
                <text:p>499</text:p>
              </table:table-cell>
              <table:table-cell office:value-type="float" office:value="0.473815234853">
                <text:p>0.4738152348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999">
                <text:p>2999</text:p>
              </table:table-cell>
              <table:table-cell office:value-type="float" office:value="0.473619538135">
                <text:p>0.4736195381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9">
                <text:p>999</text:p>
              </table:table-cell>
              <table:table-cell office:value-type="float" office:value="0.472633031669">
                <text:p>0.4726330316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999">
                <text:p>4999</text:p>
              </table:table-cell>
              <table:table-cell office:value-type="float" office:value="0.46896335304">
                <text:p>0.468963353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999">
                <text:p>3999</text:p>
              </table:table-cell>
              <table:table-cell office:value-type="float" office:value="0.467625499197">
                <text:p>0.4676254991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9">
                <text:p>99</text:p>
              </table:table-cell>
              <table:table-cell office:value-type="float" office:value="0.467534286491">
                <text:p>0.4675342864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999">
                <text:p>4999</text:p>
              </table:table-cell>
              <table:table-cell office:value-type="float" office:value="0.464645333596">
                <text:p>0.46464533359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9">
                <text:p>49</text:p>
              </table:table-cell>
              <table:table-cell office:value-type="float" office:value="0.459972117482">
                <text:p>0.4599721174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9">
                <text:p>499</text:p>
              </table:table-cell>
              <table:table-cell office:value-type="float" office:value="0.459886612905">
                <text:p>0.4598866129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9">
                <text:p>299</text:p>
              </table:table-cell>
              <table:table-cell office:value-type="float" office:value="0.459695886596">
                <text:p>0.45969588659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999">
                <text:p>3999</text:p>
              </table:table-cell>
              <table:table-cell office:value-type="float" office:value="0.45891533332">
                <text:p>0.4589153333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99">
                <text:p>2999</text:p>
              </table:table-cell>
              <table:table-cell office:value-type="float" office:value="0.45475180132">
                <text:p>0.454751801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999">
                <text:p>4999</text:p>
              </table:table-cell>
              <table:table-cell office:value-type="float" office:value="0.453890523797">
                <text:p>0.4538905237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9">
                <text:p>299</text:p>
              </table:table-cell>
              <table:table-cell office:value-type="float" office:value="0.453403551731">
                <text:p>0.4534035517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99">
                <text:p>1999</text:p>
              </table:table-cell>
              <table:table-cell office:value-type="float" office:value="0.452385978958">
                <text:p>0.4523859789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9">
                <text:p>499</text:p>
              </table:table-cell>
              <table:table-cell office:value-type="float" office:value="0.452335320837">
                <text:p>0.4523353208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">
                <text:p>49</text:p>
              </table:table-cell>
              <table:table-cell office:value-type="float" office:value="0.451377742838">
                <text:p>0.45137774283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9">
                <text:p>99</text:p>
              </table:table-cell>
              <table:table-cell office:value-type="float" office:value="0.445252540463">
                <text:p>0.44525254046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9">
                <text:p>99</text:p>
              </table:table-cell>
              <table:table-cell office:value-type="float" office:value="0.44520796033">
                <text:p>0.4452079603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9">
                <text:p>49</text:p>
              </table:table-cell>
              <table:table-cell office:value-type="float" office:value="0.444459923045">
                <text:p>0.4444599230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9">
                <text:p>499</text:p>
              </table:table-cell>
              <table:table-cell office:value-type="float" office:value="0.443741469183">
                <text:p>0.4437414691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9">
                <text:p>299</text:p>
              </table:table-cell>
              <table:table-cell office:value-type="float" office:value="0.438460763271">
                <text:p>0.4384607632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499">
                <text:p>1499</text:p>
              </table:table-cell>
              <table:table-cell office:value-type="float" office:value="0.435854310768">
                <text:p>0.4358543107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99">
                <text:p>3999</text:p>
              </table:table-cell>
              <table:table-cell office:value-type="float" office:value="0.432013533252">
                <text:p>0.43201353325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999">
                <text:p>4999</text:p>
              </table:table-cell>
              <table:table-cell office:value-type="float" office:value="0.431933335809">
                <text:p>0.43193333580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99">
                <text:p>999</text:p>
              </table:table-cell>
              <table:table-cell office:value-type="float" office:value="0.430121929244">
                <text:p>0.43012192924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">
                <text:p>99</text:p>
              </table:table-cell>
              <table:table-cell office:value-type="float" office:value="0.424811523136">
                <text:p>0.42481152313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">
                <text:p>49</text:p>
              </table:table-cell>
              <table:table-cell office:value-type="float" office:value="0.418371933634">
                <text:p>0.4183719336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9">
                <text:p>49</text:p>
              </table:table-cell>
              <table:table-cell office:value-type="float" office:value="0.344904371218">
                <text:p>0.3449043712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9">
                <text:p>49</text:p>
              </table:table-cell>
              <table:table-cell office:value-type="float" office:value="0.0271955495619">
                <text:p>0.02719554956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">
                <text:p>99</text:p>
              </table:table-cell>
              <table:table-cell office:value-type="float" office:value="0.0223949138344">
                <text:p>0.022394913834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.0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